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Лист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Город</text:p>
          </table:table-cell>
          <table:table-cell office:value-type="string">
            <text:p>Население</text:p>
          </table:table-cell>
          <table:table-cell office:value-type="string">
            <text:p>Аккаунтов</text:p>
          </table:table-cell>
          <table:table-cell office:value-type="string">
            <text:p>На 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attle</text:p>
          </table:table-cell>
          <table:table-cell office:value-type="float" office:value="569369">
            <text:p>569369</text:p>
          </table:table-cell>
          <table:table-cell office:value-type="float" office:value="13456">
            <text:p>13456</text:p>
          </table:table-cell>
          <table:table-cell table:style-name="ce1" office:value-type="float" office:value="23.6331">
            <text:p>23,633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stin</text:p>
          </table:table-cell>
          <table:table-cell office:value-type="float" office:value="678368">
            <text:p>678368</text:p>
          </table:table-cell>
          <table:table-cell office:value-type="float" office:value="9110">
            <text:p>9110</text:p>
          </table:table-cell>
          <table:table-cell table:style-name="ce1" office:value-type="float" office:value="13.4292">
            <text:p>13,429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shington</text:p>
          </table:table-cell>
          <table:table-cell office:value-type="float" office:value="552433">
            <text:p>552433</text:p>
          </table:table-cell>
          <table:table-cell office:value-type="float" office:value="7114">
            <text:p>7114</text:p>
          </table:table-cell>
          <table:table-cell table:style-name="ce1" office:value-type="float" office:value="12.8775">
            <text:p>12,877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rtland</text:p>
          </table:table-cell>
          <table:table-cell office:value-type="float" office:value="540513">
            <text:p>540513</text:p>
          </table:table-cell>
          <table:table-cell office:value-type="float" office:value="6718">
            <text:p>6718</text:p>
          </table:table-cell>
          <table:table-cell table:style-name="ce1" office:value-type="float" office:value="12.4289">
            <text:p>12,428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nver</text:p>
          </table:table-cell>
          <table:table-cell office:value-type="float" office:value="555981">
            <text:p>555981</text:p>
          </table:table-cell>
          <table:table-cell office:value-type="float" office:value="4359">
            <text:p>4359</text:p>
          </table:table-cell>
          <table:table-cell table:style-name="ce1" office:value-type="float" office:value="7.84019">
            <text:p>7,840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msterdam</text:p>
          </table:table-cell>
          <table:table-cell office:value-type="float" office:value="745811">
            <text:p>745811</text:p>
          </table:table-cell>
          <table:table-cell office:value-type="float" office:value="4859">
            <text:p>4859</text:p>
          </table:table-cell>
          <table:table-cell table:style-name="ce1" office:value-type="float" office:value="6.51505">
            <text:p>6,515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is</text:p>
          </table:table-cell>
          <table:table-cell office:value-type="float" office:value="2110694">
            <text:p>2110694</text:p>
          </table:table-cell>
          <table:table-cell office:value-type="float" office:value="13214">
            <text:p>13214</text:p>
          </table:table-cell>
          <table:table-cell table:style-name="ce1" office:value-type="float" office:value="6.2605">
            <text:p>6,260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ockholm</text:p>
          </table:table-cell>
          <table:table-cell office:value-type="float" office:value="1253309">
            <text:p>1253309</text:p>
          </table:table-cell>
          <table:table-cell office:value-type="float" office:value="5796">
            <text:p>5796</text:p>
          </table:table-cell>
          <table:table-cell table:style-name="ce1" office:value-type="float" office:value="4.62455">
            <text:p>4,624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elsinki</text:p>
          </table:table-cell>
          <table:table-cell office:value-type="float" office:value="558457">
            <text:p>558457</text:p>
          </table:table-cell>
          <table:table-cell office:value-type="float" office:value="2210">
            <text:p>2210</text:p>
          </table:table-cell>
          <table:table-cell table:style-name="ce1" office:value-type="float" office:value="3.95733">
            <text:p>3,957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dinburgh</text:p>
          </table:table-cell>
          <table:table-cell office:value-type="float" office:value="435794">
            <text:p>435794</text:p>
          </table:table-cell>
          <table:table-cell office:value-type="float" office:value="1710">
            <text:p>1710</text:p>
          </table:table-cell>
          <table:table-cell table:style-name="ce1" office:value-type="float" office:value="3.92387">
            <text:p>3,923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yon</text:p>
          </table:table-cell>
          <table:table-cell office:value-type="float" office:value="463700">
            <text:p>463700</text:p>
          </table:table-cell>
          <table:table-cell office:value-type="float" office:value="1819">
            <text:p>1819</text:p>
          </table:table-cell>
          <table:table-cell table:style-name="ce1" office:value-type="float" office:value="3.92279">
            <text:p>3,9227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icago</text:p>
          </table:table-cell>
          <table:table-cell office:value-type="float" office:value="2841952">
            <text:p>2841952</text:p>
          </table:table-cell>
          <table:table-cell office:value-type="float" office:value="10936">
            <text:p>10936</text:p>
          </table:table-cell>
          <table:table-cell table:style-name="ce1" office:value-type="float" office:value="3.84805">
            <text:p>3,848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ondon</text:p>
          </table:table-cell>
          <table:table-cell office:value-type="float" office:value="7421228">
            <text:p>7421228</text:p>
          </table:table-cell>
          <table:table-cell office:value-type="float" office:value="28036">
            <text:p>28036</text:p>
          </table:table-cell>
          <table:table-cell table:style-name="ce1" office:value-type="float" office:value="3.77781">
            <text:p>3,777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slo</text:p>
          </table:table-cell>
          <table:table-cell office:value-type="float" office:value="808690">
            <text:p>808690</text:p>
          </table:table-cell>
          <table:table-cell office:value-type="float" office:value="3055">
            <text:p>3055</text:p>
          </table:table-cell>
          <table:table-cell table:style-name="ce1" office:value-type="float" office:value="3.77771">
            <text:p>3,777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shville</text:p>
          </table:table-cell>
          <table:table-cell office:value-type="float" office:value="530852">
            <text:p>530852</text:p>
          </table:table-cell>
          <table:table-cell office:value-type="float" office:value="1942">
            <text:p>1942</text:p>
          </table:table-cell>
          <table:table-cell table:style-name="ce1" office:value-type="float" office:value="3.65827">
            <text:p>3,658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henzhen</text:p>
          </table:table-cell>
          <table:table-cell office:value-type="float" office:value="1002592">
            <text:p>1002592</text:p>
          </table:table-cell>
          <table:table-cell office:value-type="float" office:value="3644">
            <text:p>3644</text:p>
          </table:table-cell>
          <table:table-cell table:style-name="ce1" office:value-type="float" office:value="3.63457">
            <text:p>3,634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ristol</text:p>
          </table:table-cell>
          <table:table-cell office:value-type="float" office:value="430714">
            <text:p>430714</text:p>
          </table:table-cell>
          <table:table-cell office:value-type="float" office:value="1517">
            <text:p>1517</text:p>
          </table:table-cell>
          <table:table-cell table:style-name="ce1" office:value-type="float" office:value="3.52205">
            <text:p>3,522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rlin</text:p>
          </table:table-cell>
          <table:table-cell office:value-type="float" office:value="3398362">
            <text:p>3398362</text:p>
          </table:table-cell>
          <table:table-cell office:value-type="float" office:value="11403">
            <text:p>11403</text:p>
          </table:table-cell>
          <table:table-cell table:style-name="ce1" office:value-type="float" office:value="3.35544">
            <text:p>3,355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ancouver</text:p>
          </table:table-cell>
          <table:table-cell office:value-type="float" office:value="1837970">
            <text:p>1837970</text:p>
          </table:table-cell>
          <table:table-cell office:value-type="float" office:value="6112">
            <text:p>6112</text:p>
          </table:table-cell>
          <table:table-cell table:style-name="ce1" office:value-type="float" office:value="3.3254">
            <text:p>3,325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blin</text:p>
          </table:table-cell>
          <table:table-cell office:value-type="float" office:value="1024027">
            <text:p>1024027</text:p>
          </table:table-cell>
          <table:table-cell office:value-type="float" office:value="3404">
            <text:p>3404</text:p>
          </table:table-cell>
          <table:table-cell table:style-name="ce1" office:value-type="float" office:value="3.32413">
            <text:p>3,3241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angalore</text:p>
          </table:table-cell>
          <table:table-cell office:value-type="float" office:value="4931603">
            <text:p>4931603</text:p>
          </table:table-cell>
          <table:table-cell office:value-type="float" office:value="15952">
            <text:p>15952</text:p>
          </table:table-cell>
          <table:table-cell table:style-name="ce1" office:value-type="float" office:value="3.23464">
            <text:p>3,2346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arcelona</text:p>
          </table:table-cell>
          <table:table-cell office:value-type="float" office:value="1570378">
            <text:p>1570378</text:p>
          </table:table-cell>
          <table:table-cell office:value-type="float" office:value="4953">
            <text:p>4953</text:p>
          </table:table-cell>
          <table:table-cell table:style-name="ce1" office:value-type="float" office:value="3.15401">
            <text:p>3,154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ttawa</text:p>
          </table:table-cell>
          <table:table-cell office:value-type="float" office:value="874433">
            <text:p>874433</text:p>
          </table:table-cell>
          <table:table-cell office:value-type="float" office:value="2721">
            <text:p>2721</text:p>
          </table:table-cell>
          <table:table-cell table:style-name="ce1" office:value-type="float" office:value="3.11173">
            <text:p>3,111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unich</text:p>
          </table:table-cell>
          <table:table-cell office:value-type="float" office:value="1246133">
            <text:p>1246133</text:p>
          </table:table-cell>
          <table:table-cell office:value-type="float" office:value="3754">
            <text:p>3754</text:p>
          </table:table-cell>
          <table:table-cell table:style-name="ce1" office:value-type="float" office:value="3.01251">
            <text:p>3,012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altimore</text:p>
          </table:table-cell>
          <table:table-cell office:value-type="float" office:value="610892">
            <text:p>610892</text:p>
          </table:table-cell>
          <table:table-cell office:value-type="float" office:value="1796">
            <text:p>1796</text:p>
          </table:table-cell>
          <table:table-cell table:style-name="ce1" office:value-type="float" office:value="2.93996">
            <text:p>2,9399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allas</text:p>
          </table:table-cell>
          <table:table-cell office:value-type="float" office:value="1211704">
            <text:p>1211704</text:p>
          </table:table-cell>
          <table:table-cell office:value-type="float" office:value="3542">
            <text:p>3542</text:p>
          </table:table-cell>
          <table:table-cell table:style-name="ce1" office:value-type="float" office:value="2.92315">
            <text:p>2,923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thens</text:p>
          </table:table-cell>
          <table:table-cell office:value-type="float" office:value="729139">
            <text:p>729139</text:p>
          </table:table-cell>
          <table:table-cell office:value-type="float" office:value="2129">
            <text:p>2129</text:p>
          </table:table-cell>
          <table:table-cell table:style-name="ce1" office:value-type="float" office:value="2.91988">
            <text:p>2,9198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penhagen</text:p>
          </table:table-cell>
          <table:table-cell office:value-type="float" office:value="1089958">
            <text:p>1089958</text:p>
          </table:table-cell>
          <table:table-cell office:value-type="float" office:value="2764">
            <text:p>2764</text:p>
          </table:table-cell>
          <table:table-cell table:style-name="ce1" office:value-type="float" office:value="2.53587">
            <text:p>2,5358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hiladelphia</text:p>
          </table:table-cell>
          <table:table-cell office:value-type="float" office:value="1453268">
            <text:p>1453268</text:p>
          </table:table-cell>
          <table:table-cell office:value-type="float" office:value="3610">
            <text:p>3610</text:p>
          </table:table-cell>
          <table:table-cell table:style-name="ce1" office:value-type="float" office:value="2.48405">
            <text:p>2,484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rlotte</text:p>
          </table:table-cell>
          <table:table-cell office:value-type="float" office:value="598351">
            <text:p>598351</text:p>
          </table:table-cell>
          <table:table-cell office:value-type="float" office:value="1434">
            <text:p>1434</text:p>
          </table:table-cell>
          <table:table-cell table:style-name="ce1" office:value-type="float" office:value="2.39658">
            <text:p>2,3965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lumbus</text:p>
          </table:table-cell>
          <table:table-cell office:value-type="float" office:value="736836">
            <text:p>736836</text:p>
          </table:table-cell>
          <table:table-cell office:value-type="float" office:value="1701">
            <text:p>1701</text:p>
          </table:table-cell>
          <table:table-cell table:style-name="ce1" office:value-type="float" office:value="2.30851">
            <text:p>2,308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leveland</text:p>
          </table:table-cell>
          <table:table-cell office:value-type="float" office:value="449514">
            <text:p>449514</text:p>
          </table:table-cell>
          <table:table-cell office:value-type="float" office:value="1025">
            <text:p>1025</text:p>
          </table:table-cell>
          <table:table-cell table:style-name="ce1" office:value-type="float" office:value="2.28024">
            <text:p>2,2802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une</text:p>
          </table:table-cell>
          <table:table-cell office:value-type="float" office:value="2935968">
            <text:p>2935968</text:p>
          </table:table-cell>
          <table:table-cell office:value-type="float" office:value="6363">
            <text:p>6363</text:p>
          </table:table-cell>
          <table:table-cell table:style-name="ce1" office:value-type="float" office:value="2.16725">
            <text:p>2,167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ofia</text:p>
          </table:table-cell>
          <table:table-cell office:value-type="float" office:value="1062065">
            <text:p>1062065</text:p>
          </table:table-cell>
          <table:table-cell office:value-type="float" office:value="2279">
            <text:p>2279</text:p>
          </table:table-cell>
          <table:table-cell table:style-name="ce1" office:value-type="float" office:value="2.14581">
            <text:p>2,145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ronto</text:p>
          </table:table-cell>
          <table:table-cell office:value-type="float" office:value="4612187">
            <text:p>4612187</text:p>
          </table:table-cell>
          <table:table-cell office:value-type="float" office:value="9699">
            <text:p>9699</text:p>
          </table:table-cell>
          <table:table-cell table:style-name="ce1" office:value-type="float" office:value="2.1029">
            <text:p>2,1029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amburg</text:p>
          </table:table-cell>
          <table:table-cell office:value-type="float" office:value="1733846">
            <text:p>1733846</text:p>
          </table:table-cell>
          <table:table-cell office:value-type="float" office:value="3645">
            <text:p>3645</text:p>
          </table:table-cell>
          <table:table-cell table:style-name="ce1" office:value-type="float" office:value="2.10226">
            <text:p>2,1022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eeds</text:p>
          </table:table-cell>
          <table:table-cell office:value-type="float" office:value="455124">
            <text:p>455124</text:p>
          </table:table-cell>
          <table:table-cell office:value-type="float" office:value="923">
            <text:p>923</text:p>
          </table:table-cell>
          <table:table-cell table:style-name="ce1" office:value-type="float" office:value="2.02801">
            <text:p>2,028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ewcastle</text:p>
          </table:table-cell>
          <table:table-cell office:value-type="float" office:value="497961">
            <text:p>497961</text:p>
          </table:table-cell>
          <table:table-cell office:value-type="float" office:value="949">
            <text:p>949</text:p>
          </table:table-cell>
          <table:table-cell table:style-name="ce1" office:value-type="float" office:value="1.90577">
            <text:p>1,9057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tuttgart</text:p>
          </table:table-cell>
          <table:table-cell office:value-type="float" office:value="591688">
            <text:p>591688</text:p>
          </table:table-cell>
          <table:table-cell office:value-type="float" office:value="1125">
            <text:p>1125</text:p>
          </table:table-cell>
          <table:table-cell table:style-name="ce1" office:value-type="float" office:value="1.90133">
            <text:p>1,9013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resden</text:p>
          </table:table-cell>
          <table:table-cell office:value-type="float" office:value="480801">
            <text:p>480801</text:p>
          </table:table-cell>
          <table:table-cell office:value-type="float" office:value="910">
            <text:p>910</text:p>
          </table:table-cell>
          <table:table-cell table:style-name="ce1" office:value-type="float" office:value="1.89267">
            <text:p>1,892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Glasgow</text:p>
          </table:table-cell>
          <table:table-cell office:value-type="float" office:value="610271">
            <text:p>610271</text:p>
          </table:table-cell>
          <table:table-cell office:value-type="float" office:value="1134">
            <text:p>1134</text:p>
          </table:table-cell>
          <table:table-cell table:style-name="ce1" office:value-type="float" office:value="1.85819">
            <text:p>1,8581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angzhou</text:p>
          </table:table-cell>
          <table:table-cell office:value-type="float" office:value="1878129">
            <text:p>1878129</text:p>
          </table:table-cell>
          <table:table-cell office:value-type="float" office:value="3476">
            <text:p>3476</text:p>
          </table:table-cell>
          <table:table-cell table:style-name="ce1" office:value-type="float" office:value="1.85077">
            <text:p>1,8507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Quebec</text:p>
          </table:table-cell>
          <table:table-cell office:value-type="float" office:value="645623">
            <text:p>645623</text:p>
          </table:table-cell>
          <table:table-cell office:value-type="float" office:value="1152">
            <text:p>1152</text:p>
          </table:table-cell>
          <table:table-cell table:style-name="ce1" office:value-type="float" office:value="1.78432">
            <text:p>1,7843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elbourne</text:p>
          </table:table-cell>
          <table:table-cell office:value-type="float" office:value="3730212">
            <text:p>3730212</text:p>
          </table:table-cell>
          <table:table-cell office:value-type="float" office:value="6629">
            <text:p>6629</text:p>
          </table:table-cell>
          <table:table-cell table:style-name="ce1" office:value-type="float" office:value="1.77711">
            <text:p>1,777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ndianapolis</text:p>
          </table:table-cell>
          <table:table-cell office:value-type="float" office:value="773283">
            <text:p>773283</text:p>
          </table:table-cell>
          <table:table-cell office:value-type="float" office:value="1357">
            <text:p>1357</text:p>
          </table:table-cell>
          <table:table-cell table:style-name="ce1" office:value-type="float" office:value="1.75485">
            <text:p>1,7548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acramento</text:p>
          </table:table-cell>
          <table:table-cell office:value-type="float" office:value="467898">
            <text:p>467898</text:p>
          </table:table-cell>
          <table:table-cell office:value-type="float" office:value="816">
            <text:p>816</text:p>
          </table:table-cell>
          <table:table-cell table:style-name="ce1" office:value-type="float" office:value="1.74396">
            <text:p>1,743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drid</text:p>
          </table:table-cell>
          <table:table-cell office:value-type="float" office:value="3102644">
            <text:p>3102644</text:p>
          </table:table-cell>
          <table:table-cell office:value-type="float" office:value="5386">
            <text:p>5386</text:p>
          </table:table-cell>
          <table:table-cell table:style-name="ce1" office:value-type="float" office:value="1.73593">
            <text:p>1,7359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insk</text:p>
          </table:table-cell>
          <table:table-cell office:value-type="float" office:value="1742123">
            <text:p>1742123</text:p>
          </table:table-cell>
          <table:table-cell office:value-type="float" office:value="3010">
            <text:p>3010</text:p>
          </table:table-cell>
          <table:table-cell table:style-name="ce1" office:value-type="float" office:value="1.72777">
            <text:p>1,7277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rooklyn</text:p>
          </table:table-cell>
          <table:table-cell office:value-type="float" office:value="2300664">
            <text:p>2300664</text:p>
          </table:table-cell>
          <table:table-cell office:value-type="float" office:value="3974">
            <text:p>3974</text:p>
          </table:table-cell>
          <table:table-cell table:style-name="ce1" office:value-type="float" office:value="1.72732">
            <text:p>1,727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ydney</text:p>
          </table:table-cell>
          <table:table-cell office:value-type="float" office:value="4394585">
            <text:p>4394585</text:p>
          </table:table-cell>
          <table:table-cell office:value-type="float" office:value="7242">
            <text:p>7242</text:p>
          </table:table-cell>
          <table:table-cell table:style-name="ce1" office:value-type="float" office:value="1.64793">
            <text:p>1,6479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table:style-name="ce1" office:value-type="float" office:value="1.60358">
            <text:p>1,6035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table:style-name="ce1" office:value-type="float" office:value="1.60358">
            <text:p>1,6035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Rotterdam</text:p>
          </table:table-cell>
          <table:table-cell office:value-type="float" office:value="603851">
            <text:p>603851</text:p>
          </table:table-cell>
          <table:table-cell office:value-type="float" office:value="964">
            <text:p>964</text:p>
          </table:table-cell>
          <table:table-cell table:style-name="ce1" office:value-type="float" office:value="1.59642">
            <text:p>1,5964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ngapore</text:p>
          </table:table-cell>
          <table:table-cell office:value-type="float" office:value="3547809">
            <text:p>3547809</text:p>
          </table:table-cell>
          <table:table-cell office:value-type="float" office:value="5656">
            <text:p>5656</text:p>
          </table:table-cell>
          <table:table-cell table:style-name="ce1" office:value-type="float" office:value="1.59422">
            <text:p>1,5942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rankfurt Am Main</text:p>
          </table:table-cell>
          <table:table-cell office:value-type="float" office:value="650000">
            <text:p>650000</text:p>
          </table:table-cell>
          <table:table-cell office:value-type="float" office:value="1025">
            <text:p>1025</text:p>
          </table:table-cell>
          <table:table-cell table:style-name="ce1" office:value-type="float" office:value="1.57692">
            <text:p>1,5769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ouston</text:p>
          </table:table-cell>
          <table:table-cell office:value-type="float" office:value="2027712">
            <text:p>2027712</text:p>
          </table:table-cell>
          <table:table-cell office:value-type="float" office:value="3119">
            <text:p>3119</text:p>
          </table:table-cell>
          <table:table-cell table:style-name="ce1" office:value-type="float" office:value="1.53818">
            <text:p>1,5381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ilnius</text:p>
          </table:table-cell>
          <table:table-cell office:value-type="float" office:value="542381">
            <text:p>542381</text:p>
          </table:table-cell>
          <table:table-cell office:value-type="float" office:value="834">
            <text:p>834</text:p>
          </table:table-cell>
          <table:table-cell table:style-name="ce1" office:value-type="float" office:value="1.53766">
            <text:p>1,537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arsaw</text:p>
          </table:table-cell>
          <table:table-cell office:value-type="float" office:value="1651676">
            <text:p>1651676</text:p>
          </table:table-cell>
          <table:table-cell office:value-type="float" office:value="2523">
            <text:p>2523</text:p>
          </table:table-cell>
          <table:table-cell table:style-name="ce1" office:value-type="float" office:value="1.52753">
            <text:p>1,5275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ucson</text:p>
          </table:table-cell>
          <table:table-cell office:value-type="float" office:value="518907">
            <text:p>518907</text:p>
          </table:table-cell>
          <table:table-cell office:value-type="float" office:value="774">
            <text:p>774</text:p>
          </table:table-cell>
          <table:table-cell table:style-name="ce1" office:value-type="float" office:value="1.49159">
            <text:p>1,491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Leipzig</text:p>
          </table:table-cell>
          <table:table-cell office:value-type="float" office:value="492637">
            <text:p>492637</text:p>
          </table:table-cell>
          <table:table-cell office:value-type="float" office:value="734">
            <text:p>734</text:p>
          </table:table-cell>
          <table:table-cell table:style-name="ce1" office:value-type="float" office:value="1.48994">
            <text:p>1,4899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ilwaukee</text:p>
          </table:table-cell>
          <table:table-cell office:value-type="float" office:value="579180">
            <text:p>579180</text:p>
          </table:table-cell>
          <table:table-cell office:value-type="float" office:value="848">
            <text:p>848</text:p>
          </table:table-cell>
          <table:table-cell table:style-name="ce1" office:value-type="float" office:value="1.46413">
            <text:p>1,4641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ologne</text:p>
          </table:table-cell>
          <table:table-cell office:value-type="float" office:value="968823">
            <text:p>968823</text:p>
          </table:table-cell>
          <table:table-cell office:value-type="float" office:value="1409">
            <text:p>1409</text:p>
          </table:table-cell>
          <table:table-cell table:style-name="ce1" office:value-type="float" office:value="1.45434">
            <text:p>1,4543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algary</text:p>
          </table:table-cell>
          <table:table-cell office:value-type="float" office:value="968475">
            <text:p>968475</text:p>
          </table:table-cell>
          <table:table-cell office:value-type="float" office:value="1393">
            <text:p>1393</text:p>
          </table:table-cell>
          <table:table-cell table:style-name="ce1" office:value-type="float" office:value="1.43834">
            <text:p>1,4383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heffield</text:p>
          </table:table-cell>
          <table:table-cell office:value-type="float" office:value="447048">
            <text:p>447048</text:p>
          </table:table-cell>
          <table:table-cell office:value-type="float" office:value="642">
            <text:p>642</text:p>
          </table:table-cell>
          <table:table-cell table:style-name="ce1" office:value-type="float" office:value="1.43608">
            <text:p>1,4360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ontreal</text:p>
          </table:table-cell>
          <table:table-cell office:value-type="float" office:value="3268513">
            <text:p>3268513</text:p>
          </table:table-cell>
          <table:table-cell office:value-type="float" office:value="4639">
            <text:p>4639</text:p>
          </table:table-cell>
          <table:table-cell table:style-name="ce1" office:value-type="float" office:value="1.41929">
            <text:p>1,4192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risbane</text:p>
          </table:table-cell>
          <table:table-cell office:value-type="float" office:value="1843459">
            <text:p>1843459</text:p>
          </table:table-cell>
          <table:table-cell office:value-type="float" office:value="2481">
            <text:p>2481</text:p>
          </table:table-cell>
          <table:table-cell table:style-name="ce1" office:value-type="float" office:value="1.34583">
            <text:p>1,3458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Kiev</text:p>
          </table:table-cell>
          <table:table-cell office:value-type="float" office:value="2514227">
            <text:p>2514227</text:p>
          </table:table-cell>
          <table:table-cell office:value-type="float" office:value="3270">
            <text:p>3270</text:p>
          </table:table-cell>
          <table:table-cell table:style-name="ce1" office:value-type="float" office:value="1.30059">
            <text:p>1,3005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Zagreb</text:p>
          </table:table-cell>
          <table:table-cell office:value-type="float" office:value="698967">
            <text:p>698967</text:p>
          </table:table-cell>
          <table:table-cell office:value-type="float" office:value="902">
            <text:p>902</text:p>
          </table:table-cell>
          <table:table-cell table:style-name="ce1" office:value-type="float" office:value="1.29047">
            <text:p>1,2904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aipei</text:p>
          </table:table-cell>
          <table:table-cell office:value-type="float" office:value="2514794">
            <text:p>2514794</text:p>
          </table:table-cell>
          <table:table-cell office:value-type="float" office:value="3240">
            <text:p>3240</text:p>
          </table:table-cell>
          <table:table-cell table:style-name="ce1" office:value-type="float" office:value="1.28837">
            <text:p>1,288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Budapest</text:p>
          </table:table-cell>
          <table:table-cell office:value-type="float" office:value="1708088">
            <text:p>1708088</text:p>
          </table:table-cell>
          <table:table-cell office:value-type="float" office:value="2184">
            <text:p>2184</text:p>
          </table:table-cell>
          <table:table-cell table:style-name="ce1" office:value-type="float" office:value="1.27862">
            <text:p>1,2786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olombo</text:p>
          </table:table-cell>
          <table:table-cell office:value-type="float" office:value="648119">
            <text:p>648119</text:p>
          </table:table-cell>
          <table:table-cell office:value-type="float" office:value="828">
            <text:p>828</text:p>
          </table:table-cell>
          <table:table-cell table:style-name="ce1" office:value-type="float" office:value="1.27754">
            <text:p>1,2775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irmingham</text:p>
          </table:table-cell>
          <table:table-cell office:value-type="float" office:value="984336">
            <text:p>984336</text:p>
          </table:table-cell>
          <table:table-cell office:value-type="float" office:value="1243">
            <text:p>1243</text:p>
          </table:table-cell>
          <table:table-cell table:style-name="ce1" office:value-type="float" office:value="1.26278">
            <text:p>1,2627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lbuquerque</text:p>
          </table:table-cell>
          <table:table-cell office:value-type="float" office:value="487378">
            <text:p>487378</text:p>
          </table:table-cell>
          <table:table-cell office:value-type="float" office:value="606">
            <text:p>606</text:p>
          </table:table-cell>
          <table:table-cell table:style-name="ce1" office:value-type="float" office:value="1.24338">
            <text:p>1,2433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luj</text:p>
          </table:table-cell>
          <table:table-cell office:value-type="float" office:value="692149">
            <text:p>692149</text:p>
          </table:table-cell>
          <table:table-cell office:value-type="float" office:value="855">
            <text:p>855</text:p>
          </table:table-cell>
          <table:table-cell table:style-name="ce1" office:value-type="float" office:value="1.23528">
            <text:p>1,235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Kathmandu</text:p>
          </table:table-cell>
          <table:table-cell office:value-type="float" office:value="790612">
            <text:p>790612</text:p>
          </table:table-cell>
          <table:table-cell office:value-type="float" office:value="965">
            <text:p>965</text:p>
          </table:table-cell>
          <table:table-cell table:style-name="ce1" office:value-type="float" office:value="1.22057">
            <text:p>1,2205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hoenix</text:p>
          </table:table-cell>
          <table:table-cell office:value-type="float" office:value="1428509">
            <text:p>1428509</text:p>
          </table:table-cell>
          <table:table-cell office:value-type="float" office:value="1726">
            <text:p>1726</text:p>
          </table:table-cell>
          <table:table-cell table:style-name="ce1" office:value-type="float" office:value="1.20825">
            <text:p>1,2082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elfast</text:p>
          </table:table-cell>
          <table:table-cell office:value-type="float" office:value="585994">
            <text:p>585994</text:p>
          </table:table-cell>
          <table:table-cell office:value-type="float" office:value="700">
            <text:p>700</text:p>
          </table:table-cell>
          <table:table-cell table:style-name="ce1" office:value-type="float" office:value="1.19455">
            <text:p>1,1945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russels</text:p>
          </table:table-cell>
          <table:table-cell office:value-type="float" office:value="1019022">
            <text:p>1019022</text:p>
          </table:table-cell>
          <table:table-cell office:value-type="float" office:value="1215">
            <text:p>1215</text:p>
          </table:table-cell>
          <table:table-cell table:style-name="ce1" office:value-type="float" office:value="1.19231">
            <text:p>1,1923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Edmonton</text:p>
          </table:table-cell>
          <table:table-cell office:value-type="float" office:value="822319">
            <text:p>822319</text:p>
          </table:table-cell>
          <table:table-cell office:value-type="float" office:value="977">
            <text:p>977</text:p>
          </table:table-cell>
          <table:table-cell table:style-name="ce1" office:value-type="float" office:value="1.1881">
            <text:p>1,1881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Islamabad</text:p>
          </table:table-cell>
          <table:table-cell office:value-type="float" office:value="601600">
            <text:p>601600</text:p>
          </table:table-cell>
          <table:table-cell office:value-type="float" office:value="705">
            <text:p>705</text:p>
          </table:table-cell>
          <table:table-cell table:style-name="ce1" office:value-type="float" office:value="1.17187">
            <text:p>1,1718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etroit</text:p>
          </table:table-cell>
          <table:table-cell office:value-type="float" office:value="884941">
            <text:p>884941</text:p>
          </table:table-cell>
          <table:table-cell office:value-type="float" office:value="1016">
            <text:p>1016</text:p>
          </table:table-cell>
          <table:table-cell table:style-name="ce1" office:value-type="float" office:value="1.14809">
            <text:p>1,1480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Yogyakarta</text:p>
          </table:table-cell>
          <table:table-cell office:value-type="float" office:value="636711">
            <text:p>636711</text:p>
          </table:table-cell>
          <table:table-cell office:value-type="float" office:value="723">
            <text:p>723</text:p>
          </table:table-cell>
          <table:table-cell table:style-name="ce1" office:value-type="float" office:value="1.13552">
            <text:p>1,1355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ilan</text:p>
          </table:table-cell>
          <table:table-cell office:value-type="float" office:value="1156903">
            <text:p>1156903</text:p>
          </table:table-cell>
          <table:table-cell office:value-type="float" office:value="1234">
            <text:p>1234</text:p>
          </table:table-cell>
          <table:table-cell table:style-name="ce1" office:value-type="float" office:value="1.06664">
            <text:p>1,066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ntwerp</text:p>
          </table:table-cell>
          <table:table-cell office:value-type="float" office:value="459805">
            <text:p>459805</text:p>
          </table:table-cell>
          <table:table-cell office:value-type="float" office:value="485">
            <text:p>485</text:p>
          </table:table-cell>
          <table:table-cell table:style-name="ce1" office:value-type="float" office:value="1.05479">
            <text:p>1,0547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andung</text:p>
          </table:table-cell>
          <table:table-cell office:value-type="float" office:value="1699822">
            <text:p>1699822</text:p>
          </table:table-cell>
          <table:table-cell office:value-type="float" office:value="1761">
            <text:p>1761</text:p>
          </table:table-cell>
          <table:table-cell table:style-name="ce1" office:value-type="float" office:value="1.03599">
            <text:p>1,0359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remen</text:p>
          </table:table-cell>
          <table:table-cell office:value-type="float" office:value="546429">
            <text:p>546429</text:p>
          </table:table-cell>
          <table:table-cell office:value-type="float" office:value="562">
            <text:p>562</text:p>
          </table:table-cell>
          <table:table-cell table:style-name="ce1" office:value-type="float" office:value="1.02849">
            <text:p>1,0284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Liverpool</text:p>
          </table:table-cell>
          <table:table-cell office:value-type="float" office:value="468946">
            <text:p>468946</text:p>
          </table:table-cell>
          <table:table-cell office:value-type="float" office:value="468">
            <text:p>468</text:p>
          </table:table-cell>
          <table:table-cell table:style-name="ce1" office:value-type="float" office:value="0.99798">
            <text:p>0,9979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ampinas</text:p>
          </table:table-cell>
          <table:table-cell office:value-type="float" office:value="1031573">
            <text:p>1031573</text:p>
          </table:table-cell>
          <table:table-cell office:value-type="float" office:value="1028">
            <text:p>1028</text:p>
          </table:table-cell>
          <table:table-cell table:style-name="ce1" office:value-type="float" office:value="0.99653">
            <text:p>0,9965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iga</text:p>
          </table:table-cell>
          <table:table-cell office:value-type="float" office:value="742570">
            <text:p>742570</text:p>
          </table:table-cell>
          <table:table-cell office:value-type="float" office:value="735">
            <text:p>735</text:p>
          </table:table-cell>
          <table:table-cell table:style-name="ce1" office:value-type="float" office:value="0.9898">
            <text:p>0,9898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oscow</text:p>
          </table:table-cell>
          <table:table-cell office:value-type="float" office:value="10381288">
            <text:p>10381288</text:p>
          </table:table-cell>
          <table:table-cell office:value-type="float" office:value="10179">
            <text:p>10179</text:p>
          </table:table-cell>
          <table:table-cell table:style-name="ce1" office:value-type="float" office:value="0.98051">
            <text:p>0,980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Belgrade</text:p>
          </table:table-cell>
          <table:table-cell office:value-type="float" office:value="1115200">
            <text:p>1115200</text:p>
          </table:table-cell>
          <table:table-cell office:value-type="float" office:value="1051">
            <text:p>1051</text:p>
          </table:table-cell>
          <table:table-cell table:style-name="ce1" office:value-type="float" office:value="0.94243">
            <text:p>0,9424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Dubai</text:p>
          </table:table-cell>
          <table:table-cell office:value-type="float" office:value="1137376">
            <text:p>1137376</text:p>
          </table:table-cell>
          <table:table-cell office:value-type="float" office:value="1057">
            <text:p>1057</text:p>
          </table:table-cell>
          <table:table-cell table:style-name="ce1" office:value-type="float" office:value="0.92933">
            <text:p>0,9293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Xiamen</text:p>
          </table:table-cell>
          <table:table-cell office:value-type="float" office:value="578337">
            <text:p>578337</text:p>
          </table:table-cell>
          <table:table-cell office:value-type="float" office:value="510">
            <text:p>510</text:p>
          </table:table-cell>
          <table:table-cell table:style-name="ce1" office:value-type="float" office:value="0.88183">
            <text:p>0,8818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erth</text:p>
          </table:table-cell>
          <table:table-cell office:value-type="float" office:value="1446715">
            <text:p>1446715</text:p>
          </table:table-cell>
          <table:table-cell office:value-type="float" office:value="1271">
            <text:p>1271</text:p>
          </table:table-cell>
          <table:table-cell table:style-name="ce1" office:value-type="float" office:value="0.87854">
            <text:p>0,8785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handigarh</text:p>
          </table:table-cell>
          <table:table-cell office:value-type="float" office:value="914374">
            <text:p>914374</text:p>
          </table:table-cell>
          <table:table-cell office:value-type="float" office:value="796">
            <text:p>796</text:p>
          </table:table-cell>
          <table:table-cell table:style-name="ce1" office:value-type="float" office:value="0.87054">
            <text:p>0,8705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nnipeg</text:p>
          </table:table-cell>
          <table:table-cell office:value-type="float" office:value="632069">
            <text:p>632069</text:p>
          </table:table-cell>
          <table:table-cell office:value-type="float" office:value="537">
            <text:p>537</text:p>
          </table:table-cell>
          <table:table-cell table:style-name="ce1" office:value-type="float" office:value="0.84959">
            <text:p>0,849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uangzhou</text:p>
          </table:table-cell>
          <table:table-cell office:value-type="float" office:value="3152825">
            <text:p>3152825</text:p>
          </table:table-cell>
          <table:table-cell office:value-type="float" office:value="2603">
            <text:p>2603</text:p>
          </table:table-cell>
          <table:table-cell table:style-name="ce1" office:value-type="float" office:value="0.8256">
            <text:p>0,825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Guatemala</text:p>
          </table:table-cell>
          <table:table-cell office:value-type="float" office:value="973208">
            <text:p>973208</text:p>
          </table:table-cell>
          <table:table-cell office:value-type="float" office:value="767">
            <text:p>767</text:p>
          </table:table-cell>
          <table:table-cell table:style-name="ce1" office:value-type="float" office:value="0.78811">
            <text:p>0,7881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sa</text:p>
          </table:table-cell>
          <table:table-cell office:value-type="float" office:value="449878">
            <text:p>449878</text:p>
          </table:table-cell>
          <table:table-cell office:value-type="float" office:value="354">
            <text:p>354</text:p>
          </table:table-cell>
          <table:table-cell table:style-name="ce1" office:value-type="float" office:value="0.78687">
            <text:p>0,7868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Hamilton</text:p>
          </table:table-cell>
          <table:table-cell office:value-type="float" office:value="653637">
            <text:p>653637</text:p>
          </table:table-cell>
          <table:table-cell office:value-type="float" office:value="511">
            <text:p>511</text:p>
          </table:table-cell>
          <table:table-cell table:style-name="ce1" office:value-type="float" office:value="0.78177">
            <text:p>0,7817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delaide</text:p>
          </table:table-cell>
          <table:table-cell office:value-type="float" office:value="1074168">
            <text:p>1074168</text:p>
          </table:table-cell>
          <table:table-cell office:value-type="float" office:value="822">
            <text:p>822</text:p>
          </table:table-cell>
          <table:table-cell table:style-name="ce1" office:value-type="float" office:value="0.76524">
            <text:p>0,7652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table:style-name="ce1" office:value-type="float" office:value="0.75151">
            <text:p>0,7515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table:style-name="ce1" office:value-type="float" office:value="0.75151">
            <text:p>0,7515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hanghai</text:p>
          </table:table-cell>
          <table:table-cell office:value-type="float" office:value="14608512">
            <text:p>14608512</text:p>
          </table:table-cell>
          <table:table-cell office:value-type="float" office:value="10933">
            <text:p>10933</text:p>
          </table:table-cell>
          <table:table-cell table:style-name="ce1" office:value-type="float" office:value="0.74839">
            <text:p>0,7483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evilla</text:p>
          </table:table-cell>
          <table:table-cell office:value-type="float" office:value="686647">
            <text:p>686647</text:p>
          </table:table-cell>
          <table:table-cell office:value-type="float" office:value="511">
            <text:p>511</text:p>
          </table:table-cell>
          <table:table-cell table:style-name="ce1" office:value-type="float" office:value="0.74419">
            <text:p>0,744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ebu City</text:p>
          </table:table-cell>
          <table:table-cell office:value-type="float" office:value="799768">
            <text:p>799768</text:p>
          </table:table-cell>
          <table:table-cell office:value-type="float" office:value="592">
            <text:p>592</text:p>
          </table:table-cell>
          <table:table-cell table:style-name="ce1" office:value-type="float" office:value="0.74021">
            <text:p>0,7402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Kochi</text:p>
          </table:table-cell>
          <table:table-cell office:value-type="float" office:value="604751">
            <text:p>604751</text:p>
          </table:table-cell>
          <table:table-cell office:value-type="float" office:value="447">
            <text:p>447</text:p>
          </table:table-cell>
          <table:table-cell table:style-name="ce1" office:value-type="float" office:value="0.73914">
            <text:p>0,7391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Jacksonville</text:p>
          </table:table-cell>
          <table:table-cell office:value-type="float" office:value="797557">
            <text:p>797557</text:p>
          </table:table-cell>
          <table:table-cell office:value-type="float" office:value="585">
            <text:p>585</text:p>
          </table:table-cell>
          <table:table-cell table:style-name="ce1" office:value-type="float" office:value="0.73348">
            <text:p>0,7334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imbatore</text:p>
          </table:table-cell>
          <table:table-cell office:value-type="float" office:value="959823">
            <text:p>959823</text:p>
          </table:table-cell>
          <table:table-cell office:value-type="float" office:value="669">
            <text:p>669</text:p>
          </table:table-cell>
          <table:table-cell table:style-name="ce1" office:value-type="float" office:value="0.697">
            <text:p>0,697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Novosibirsk</text:p>
          </table:table-cell>
          <table:table-cell office:value-type="float" office:value="1419016">
            <text:p>1419016</text:p>
          </table:table-cell>
          <table:table-cell office:value-type="float" office:value="978">
            <text:p>978</text:p>
          </table:table-cell>
          <table:table-cell table:style-name="ce1" office:value-type="float" office:value="0.6892">
            <text:p>0,689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table:style-name="ce1" office:value-type="float" office:value="0.67989">
            <text:p>0,6798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table:style-name="ce1" office:value-type="float" office:value="0.67989">
            <text:p>0,6798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alang</text:p>
          </table:table-cell>
          <table:table-cell office:value-type="float" office:value="746780">
            <text:p>746780</text:p>
          </table:table-cell>
          <table:table-cell office:value-type="float" office:value="507">
            <text:p>507</text:p>
          </table:table-cell>
          <table:table-cell table:style-name="ce1" office:value-type="float" office:value="0.67891">
            <text:p>0,6789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ontevideo</text:p>
          </table:table-cell>
          <table:table-cell office:value-type="float" office:value="1305865">
            <text:p>1305865</text:p>
          </table:table-cell>
          <table:table-cell office:value-type="float" office:value="875">
            <text:p>875</text:p>
          </table:table-cell>
          <table:table-cell table:style-name="ce1" office:value-type="float" office:value="0.67005">
            <text:p>0,6700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uritiba</text:p>
          </table:table-cell>
          <table:table-cell office:value-type="float" office:value="1718433">
            <text:p>1718433</text:p>
          </table:table-cell>
          <table:table-cell office:value-type="float" office:value="1140">
            <text:p>1140</text:p>
          </table:table-cell>
          <table:table-cell table:style-name="ce1" office:value-type="float" office:value="0.66339">
            <text:p>0,6633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Joinville</text:p>
          </table:table-cell>
          <table:table-cell office:value-type="float" office:value="461312">
            <text:p>461312</text:p>
          </table:table-cell>
          <table:table-cell office:value-type="float" office:value="305">
            <text:p>305</text:p>
          </table:table-cell>
          <table:table-cell table:style-name="ce1" office:value-type="float" office:value="0.66115">
            <text:p>0,6611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Tomsk</text:p>
          </table:table-cell>
          <table:table-cell office:value-type="float" office:value="485523">
            <text:p>485523</text:p>
          </table:table-cell>
          <table:table-cell office:value-type="float" office:value="310">
            <text:p>310</text:p>
          </table:table-cell>
          <table:table-cell table:style-name="ce1" office:value-type="float" office:value="0.63848">
            <text:p>0,6384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Lisboa</text:p>
          </table:table-cell>
          <table:table-cell office:value-type="float" office:value="564477">
            <text:p>564477</text:p>
          </table:table-cell>
          <table:table-cell office:value-type="float" office:value="358">
            <text:p>358</text:p>
          </table:table-cell>
          <table:table-cell table:style-name="ce1" office:value-type="float" office:value="0.63421">
            <text:p>0,6342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Recife</text:p>
          </table:table-cell>
          <table:table-cell office:value-type="float" office:value="1478118">
            <text:p>1478118</text:p>
          </table:table-cell>
          <table:table-cell office:value-type="float" office:value="935">
            <text:p>935</text:p>
          </table:table-cell>
          <table:table-cell table:style-name="ce1" office:value-type="float" office:value="0.63256">
            <text:p>0,6325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kopje</text:p>
          </table:table-cell>
          <table:table-cell office:value-type="float" office:value="474887">
            <text:p>474887</text:p>
          </table:table-cell>
          <table:table-cell office:value-type="float" office:value="300">
            <text:p>300</text:p>
          </table:table-cell>
          <table:table-cell table:style-name="ce1" office:value-type="float" office:value="0.63172">
            <text:p>0,6317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Natal</text:p>
          </table:table-cell>
          <table:table-cell office:value-type="float" office:value="763057">
            <text:p>763057</text:p>
          </table:table-cell>
          <table:table-cell office:value-type="float" office:value="477">
            <text:p>477</text:p>
          </table:table-cell>
          <table:table-cell table:style-name="ce1" office:value-type="float" office:value="0.62511">
            <text:p>0,6251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Zhuhai</text:p>
          </table:table-cell>
          <table:table-cell office:value-type="float" office:value="501199">
            <text:p>501199</text:p>
          </table:table-cell>
          <table:table-cell office:value-type="float" office:value="308">
            <text:p>308</text:p>
          </table:table-cell>
          <table:table-cell table:style-name="ce1" office:value-type="float" office:value="0.61452">
            <text:p>0,6145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anjing</text:p>
          </table:table-cell>
          <table:table-cell office:value-type="float" office:value="3087010">
            <text:p>3087010</text:p>
          </table:table-cell>
          <table:table-cell office:value-type="float" office:value="1877">
            <text:p>1877</text:p>
          </table:table-cell>
          <table:table-cell table:style-name="ce1" office:value-type="float" office:value="0.60803">
            <text:p>0,6080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resno</text:p>
          </table:table-cell>
          <table:table-cell office:value-type="float" office:value="465183">
            <text:p>465183</text:p>
          </table:table-cell>
          <table:table-cell office:value-type="float" office:value="277">
            <text:p>277</text:p>
          </table:table-cell>
          <table:table-cell table:style-name="ce1" office:value-type="float" office:value="0.59546">
            <text:p>0,5954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Zaragoza</text:p>
          </table:table-cell>
          <table:table-cell office:value-type="float" office:value="635509">
            <text:p>635509</text:p>
          </table:table-cell>
          <table:table-cell office:value-type="float" office:value="366">
            <text:p>366</text:p>
          </table:table-cell>
          <table:table-cell table:style-name="ce1" office:value-type="float" office:value="0.57591">
            <text:p>0,5759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Kharkiv</text:p>
          </table:table-cell>
          <table:table-cell office:value-type="float" office:value="1430885">
            <text:p>1430885</text:p>
          </table:table-cell>
          <table:table-cell office:value-type="float" office:value="823">
            <text:p>823</text:p>
          </table:table-cell>
          <table:table-cell table:style-name="ce1" office:value-type="float" office:value="0.57516">
            <text:p>0,575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roclaw</text:p>
          </table:table-cell>
          <table:table-cell office:value-type="float" office:value="634893">
            <text:p>634893</text:p>
          </table:table-cell>
          <table:table-cell office:value-type="float" office:value="363">
            <text:p>363</text:p>
          </table:table-cell>
          <table:table-cell table:style-name="ce1" office:value-type="float" office:value="0.57174">
            <text:p>0,5717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onterrey</text:p>
          </table:table-cell>
          <table:table-cell office:value-type="float" office:value="1122912">
            <text:p>1122912</text:p>
          </table:table-cell>
          <table:table-cell office:value-type="float" office:value="637">
            <text:p>637</text:p>
          </table:table-cell>
          <table:table-cell table:style-name="ce1" office:value-type="float" office:value="0.56727">
            <text:p>0,5672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haka</text:p>
          </table:table-cell>
          <table:table-cell office:value-type="float" office:value="6493177">
            <text:p>6493177</text:p>
          </table:table-cell>
          <table:table-cell office:value-type="float" office:value="3624">
            <text:p>3624</text:p>
          </table:table-cell>
          <table:table-cell table:style-name="ce1" office:value-type="float" office:value="0.55812">
            <text:p>0,5581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airobi</text:p>
          </table:table-cell>
          <table:table-cell office:value-type="float" office:value="2750561">
            <text:p>2750561</text:p>
          </table:table-cell>
          <table:table-cell office:value-type="float" office:value="1535">
            <text:p>1535</text:p>
          </table:table-cell>
          <table:table-cell table:style-name="ce1" office:value-type="float" office:value="0.55806">
            <text:p>0,5580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arseille</text:p>
          </table:table-cell>
          <table:table-cell office:value-type="float" office:value="792823">
            <text:p>792823</text:p>
          </table:table-cell>
          <table:table-cell office:value-type="float" office:value="438">
            <text:p>438</text:p>
          </table:table-cell>
          <table:table-cell table:style-name="ce1" office:value-type="float" office:value="0.55245">
            <text:p>0,5524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Kingston</text:p>
          </table:table-cell>
          <table:table-cell office:value-type="float" office:value="583999">
            <text:p>583999</text:p>
          </table:table-cell>
          <table:table-cell office:value-type="float" office:value="319">
            <text:p>319</text:p>
          </table:table-cell>
          <table:table-cell table:style-name="ce1" office:value-type="float" office:value="0.54623">
            <text:p>0,5462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ortmund</text:p>
          </table:table-cell>
          <table:table-cell office:value-type="float" office:value="594255">
            <text:p>594255</text:p>
          </table:table-cell>
          <table:table-cell office:value-type="float" office:value="320">
            <text:p>320</text:p>
          </table:table-cell>
          <table:table-cell table:style-name="ce1" office:value-type="float" office:value="0.53848">
            <text:p>0,5384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Delhi</text:p>
          </table:table-cell>
          <table:table-cell office:value-type="float" office:value="10928270">
            <text:p>10928270</text:p>
          </table:table-cell>
          <table:table-cell office:value-type="float" office:value="5729">
            <text:p>5729</text:p>
          </table:table-cell>
          <table:table-cell table:style-name="ce1" office:value-type="float" office:value="0.52423">
            <text:p>0,5242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eoul</text:p>
          </table:table-cell>
          <table:table-cell office:value-type="float" office:value="10323448">
            <text:p>10323448</text:p>
          </table:table-cell>
          <table:table-cell office:value-type="float" office:value="5383">
            <text:p>5383</text:p>
          </table:table-cell>
          <table:table-cell table:style-name="ce1" office:value-type="float" office:value="0.52143">
            <text:p>0,5214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Rome</text:p>
          </table:table-cell>
          <table:table-cell office:value-type="float" office:value="2643736">
            <text:p>2643736</text:p>
          </table:table-cell>
          <table:table-cell office:value-type="float" office:value="1351">
            <text:p>1351</text:p>
          </table:table-cell>
          <table:table-cell table:style-name="ce1" office:value-type="float" office:value="0.51101">
            <text:p>0,5110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oznan</text:p>
          </table:table-cell>
          <table:table-cell office:value-type="float" office:value="570352">
            <text:p>570352</text:p>
          </table:table-cell>
          <table:table-cell office:value-type="float" office:value="285">
            <text:p>285</text:p>
          </table:table-cell>
          <table:table-cell table:style-name="ce1" office:value-type="float" office:value="0.49969">
            <text:p>0,4996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exico <text:s/></text:p>
          </table:table-cell>
          <table:table-cell office:value-type="float" office:value="11285654">
            <text:p>11285654</text:p>
          </table:table-cell>
          <table:table-cell office:value-type="float" office:value="5614">
            <text:p>5614</text:p>
          </table:table-cell>
          <table:table-cell table:style-name="ce1" office:value-type="float" office:value="0.49744">
            <text:p>0,4974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float" office:value="1934">
            <text:p>1934</text:p>
          </table:table-cell>
          <table:table-cell table:style-name="ce1" office:value-type="float" office:value="0.48956">
            <text:p>0,4895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string">
            <text:p><text:s/>du 1934 </text:p>
          </table:table-cell>
          <table:table-cell table:style-name="ce1" office:value-type="float" office:value="0.48956">
            <text:p>0,4895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table:style-name="ce1" office:value-type="float" office:value="0.47917">
            <text:p>0,4791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table:style-name="ce1" office:value-type="float" office:value="0.47917">
            <text:p>0,4791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Istanbul</text:p>
          </table:table-cell>
          <table:table-cell office:value-type="float" office:value="9797536">
            <text:p>9797536</text:p>
          </table:table-cell>
          <table:table-cell office:value-type="float" office:value="4643">
            <text:p>4643</text:p>
          </table:table-cell>
          <table:table-cell table:style-name="ce1" office:value-type="float" office:value="0.47389">
            <text:p>0,4738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table:style-name="ce1" office:value-type="float" office:value="0.47361">
            <text:p>0,4736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table:style-name="ce1" office:value-type="float" office:value="0.47361">
            <text:p>0,4736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uremberg</text:p>
          </table:table-cell>
          <table:table-cell office:value-type="float" office:value="497593">
            <text:p>497593</text:p>
          </table:table-cell>
          <table:table-cell office:value-type="float" office:value="235">
            <text:p>235</text:p>
          </table:table-cell>
          <table:table-cell table:style-name="ce1" office:value-type="float" office:value="0.47227">
            <text:p>0,4722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Johannesburg</text:p>
          </table:table-cell>
          <table:table-cell office:value-type="float" office:value="2026466">
            <text:p>2026466</text:p>
          </table:table-cell>
          <table:table-cell office:value-type="float" office:value="953">
            <text:p>953</text:p>
          </table:table-cell>
          <table:table-cell table:style-name="ce1" office:value-type="float" office:value="0.47027">
            <text:p>0,4702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uzhou</text:p>
          </table:table-cell>
          <table:table-cell office:value-type="float" office:value="1343091">
            <text:p>1343091</text:p>
          </table:table-cell>
          <table:table-cell office:value-type="float" office:value="611">
            <text:p>611</text:p>
          </table:table-cell>
          <table:table-cell table:style-name="ce1" office:value-type="float" office:value="0.45492">
            <text:p>0,4549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alicut</text:p>
          </table:table-cell>
          <table:table-cell office:value-type="float" office:value="439922">
            <text:p>439922</text:p>
          </table:table-cell>
          <table:table-cell office:value-type="float" office:value="199">
            <text:p>199</text:p>
          </table:table-cell>
          <table:table-cell table:style-name="ce1" office:value-type="float" office:value="0.45235">
            <text:p>0,4523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Turin</text:p>
          </table:table-cell>
          <table:table-cell office:value-type="float" office:value="846489">
            <text:p>846489</text:p>
          </table:table-cell>
          <table:table-cell office:value-type="float" office:value="372">
            <text:p>372</text:p>
          </table:table-cell>
          <table:table-cell table:style-name="ce1" office:value-type="float" office:value="0.43946">
            <text:p>0,4394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uadalajara</text:p>
          </table:table-cell>
          <table:table-cell office:value-type="float" office:value="1640649">
            <text:p>1640649</text:p>
          </table:table-cell>
          <table:table-cell office:value-type="float" office:value="720">
            <text:p>720</text:p>
          </table:table-cell>
          <table:table-cell table:style-name="ce1" office:value-type="float" office:value="0.43885">
            <text:p>0,4388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Kazan</text:p>
          </table:table-cell>
          <table:table-cell office:value-type="float" office:value="1104750">
            <text:p>1104750</text:p>
          </table:table-cell>
          <table:table-cell office:value-type="float" office:value="471">
            <text:p>471</text:p>
          </table:table-cell>
          <table:table-cell table:style-name="ce1" office:value-type="float" office:value="0.42634">
            <text:p>0,4263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Kyoto</text:p>
          </table:table-cell>
          <table:table-cell office:value-type="float" office:value="1459647">
            <text:p>1459647</text:p>
          </table:table-cell>
          <table:table-cell office:value-type="float" office:value="620">
            <text:p>620</text:p>
          </table:table-cell>
          <table:table-cell table:style-name="ce1" office:value-type="float" office:value="0.42476">
            <text:p>0,424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Hanover</text:p>
          </table:table-cell>
          <table:table-cell office:value-type="float" office:value="519144">
            <text:p>519144</text:p>
          </table:table-cell>
          <table:table-cell office:value-type="float" office:value="217">
            <text:p>217</text:p>
          </table:table-cell>
          <table:table-cell table:style-name="ce1" office:value-type="float" office:value="0.41799">
            <text:p>0,4179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Indore</text:p>
          </table:table-cell>
          <table:table-cell office:value-type="float" office:value="1837230">
            <text:p>1837230</text:p>
          </table:table-cell>
          <table:table-cell office:value-type="float" office:value="767">
            <text:p>767</text:p>
          </table:table-cell>
          <table:table-cell table:style-name="ce1" office:value-type="float" office:value="0.41747">
            <text:p>0,4174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ondrina</text:p>
          </table:table-cell>
          <table:table-cell office:value-type="float" office:value="471836">
            <text:p>471836</text:p>
          </table:table-cell>
          <table:table-cell office:value-type="float" office:value="195">
            <text:p>195</text:p>
          </table:table-cell>
          <table:table-cell table:style-name="ce1" office:value-type="float" office:value="0.41327">
            <text:p>0,4132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okyo</text:p>
          </table:table-cell>
          <table:table-cell office:value-type="float" office:value="31480498">
            <text:p>31480498</text:p>
          </table:table-cell>
          <table:table-cell office:value-type="float" office:value="12769">
            <text:p>12769</text:p>
          </table:table-cell>
          <table:table-cell table:style-name="ce1" office:value-type="float" office:value="0.40561">
            <text:p>0,4056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alvador</text:p>
          </table:table-cell>
          <table:table-cell office:value-type="float" office:value="2711903">
            <text:p>2711903</text:p>
          </table:table-cell>
          <table:table-cell office:value-type="float" office:value="1090">
            <text:p>1090</text:p>
          </table:table-cell>
          <table:table-cell table:style-name="ce1" office:value-type="float" office:value="0.40193">
            <text:p>0,4019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aracas</text:p>
          </table:table-cell>
          <table:table-cell office:value-type="float" office:value="1815681">
            <text:p>1815681</text:p>
          </table:table-cell>
          <table:table-cell office:value-type="float" office:value="717">
            <text:p>717</text:p>
          </table:table-cell>
          <table:table-cell table:style-name="ce1" office:value-type="float" office:value="0.39489">
            <text:p>0,3948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Kaliningrad</text:p>
          </table:table-cell>
          <table:table-cell office:value-type="float" office:value="434959">
            <text:p>434959</text:p>
          </table:table-cell>
          <table:table-cell office:value-type="float" office:value="171">
            <text:p>171</text:p>
          </table:table-cell>
          <table:table-cell table:style-name="ce1" office:value-type="float" office:value="0.39314">
            <text:p>0,3931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Krasnodar</text:p>
          </table:table-cell>
          <table:table-cell office:value-type="float" office:value="649860">
            <text:p>649860</text:p>
          </table:table-cell>
          <table:table-cell office:value-type="float" office:value="255">
            <text:p>255</text:p>
          </table:table-cell>
          <table:table-cell table:style-name="ce1" office:value-type="float" office:value="0.39239">
            <text:p>0,3923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Osaka</text:p>
          </table:table-cell>
          <table:table-cell office:value-type="float" office:value="2592433">
            <text:p>2592433</text:p>
          </table:table-cell>
          <table:table-cell office:value-type="float" office:value="1000">
            <text:p>1000</text:p>
          </table:table-cell>
          <table:table-cell table:style-name="ce1" office:value-type="float" office:value="0.38573">
            <text:p>0,3857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Omsk</text:p>
          </table:table-cell>
          <table:table-cell office:value-type="float" office:value="1129289">
            <text:p>1129289</text:p>
          </table:table-cell>
          <table:table-cell office:value-type="float" office:value="426">
            <text:p>426</text:p>
          </table:table-cell>
          <table:table-cell table:style-name="ce1" office:value-type="float" office:value="0.37722">
            <text:p>0,3772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Vladivostok</text:p>
          </table:table-cell>
          <table:table-cell office:value-type="float" office:value="587029">
            <text:p>587029</text:p>
          </table:table-cell>
          <table:table-cell office:value-type="float" office:value="221">
            <text:p>221</text:p>
          </table:table-cell>
          <table:table-cell table:style-name="ce1" office:value-type="float" office:value="0.37647">
            <text:p>0,3764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hisinau</text:p>
          </table:table-cell>
          <table:table-cell office:value-type="float" office:value="713805">
            <text:p>713805</text:p>
          </table:table-cell>
          <table:table-cell office:value-type="float" office:value="267">
            <text:p>267</text:p>
          </table:table-cell>
          <table:table-cell table:style-name="ce1" office:value-type="float" office:value="0.37405">
            <text:p>0,3740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aratov</text:p>
          </table:table-cell>
          <table:table-cell office:value-type="float" office:value="863734">
            <text:p>863734</text:p>
          </table:table-cell>
          <table:table-cell office:value-type="float" office:value="320">
            <text:p>320</text:p>
          </table:table-cell>
          <table:table-cell table:style-name="ce1" office:value-type="float" office:value="0.37048">
            <text:p>0,3704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Gdansk</text:p>
          </table:table-cell>
          <table:table-cell office:value-type="float" office:value="461865">
            <text:p>461865</text:p>
          </table:table-cell>
          <table:table-cell office:value-type="float" office:value="171">
            <text:p>171</text:p>
          </table:table-cell>
          <table:table-cell table:style-name="ce1" office:value-type="float" office:value="0.37023">
            <text:p>0,3702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ississauga</text:p>
          </table:table-cell>
          <table:table-cell office:value-type="float" office:value="668549">
            <text:p>668549</text:p>
          </table:table-cell>
          <table:table-cell office:value-type="float" office:value="243">
            <text:p>243</text:p>
          </table:table-cell>
          <table:table-cell table:style-name="ce1" office:value-type="float" office:value="0.36347">
            <text:p>0,3634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Bhubaneswar</text:p>
          </table:table-cell>
          <table:table-cell office:value-type="float" office:value="762307">
            <text:p>762307</text:p>
          </table:table-cell>
          <table:table-cell office:value-type="float" office:value="275">
            <text:p>275</text:p>
          </table:table-cell>
          <table:table-cell table:style-name="ce1" office:value-type="float" office:value="0.36074">
            <text:p>0,3607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Jaipur</text:p>
          </table:table-cell>
          <table:table-cell office:value-type="float" office:value="2711937">
            <text:p>2711937</text:p>
          </table:table-cell>
          <table:table-cell office:value-type="float" office:value="968">
            <text:p>968</text:p>
          </table:table-cell>
          <table:table-cell table:style-name="ce1" office:value-type="float" office:value="0.35694">
            <text:p>0,3569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orocaba</text:p>
          </table:table-cell>
          <table:table-cell office:value-type="float" office:value="558874">
            <text:p>558874</text:p>
          </table:table-cell>
          <table:table-cell office:value-type="float" office:value="199">
            <text:p>199</text:p>
          </table:table-cell>
          <table:table-cell table:style-name="ce1" office:value-type="float" office:value="0.35607">
            <text:p>0,3560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hiba</text:p>
          </table:table-cell>
          <table:table-cell office:value-type="float" office:value="919746">
            <text:p>919746</text:p>
          </table:table-cell>
          <table:table-cell office:value-type="float" office:value="319">
            <text:p>319</text:p>
          </table:table-cell>
          <table:table-cell table:style-name="ce1" office:value-type="float" office:value="0.34683">
            <text:p>0,3468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Yekaterinburg</text:p>
          </table:table-cell>
          <table:table-cell office:value-type="float" office:value="1287586">
            <text:p>1287586</text:p>
          </table:table-cell>
          <table:table-cell office:value-type="float" office:value="439">
            <text:p>439</text:p>
          </table:table-cell>
          <table:table-cell table:style-name="ce1" office:value-type="float" office:value="0.34094">
            <text:p>0,3409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Torino</text:p>
          </table:table-cell>
          <table:table-cell office:value-type="float" office:value="865263">
            <text:p>865263</text:p>
          </table:table-cell>
          <table:table-cell office:value-type="float" office:value="289">
            <text:p>289</text:p>
          </table:table-cell>
          <table:table-cell table:style-name="ce1" office:value-type="float" office:value="0.334">
            <text:p>0,334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Jakarta</text:p>
          </table:table-cell>
          <table:table-cell office:value-type="float" office:value="8540306">
            <text:p>8540306</text:p>
          </table:table-cell>
          <table:table-cell office:value-type="float" office:value="2845">
            <text:p>2845</text:p>
          </table:table-cell>
          <table:table-cell table:style-name="ce1" office:value-type="float" office:value="0.33312">
            <text:p>0,3331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Tbilisi</text:p>
          </table:table-cell>
          <table:table-cell office:value-type="float" office:value="1049516">
            <text:p>1049516</text:p>
          </table:table-cell>
          <table:table-cell office:value-type="float" office:value="347">
            <text:p>347</text:p>
          </table:table-cell>
          <table:table-cell table:style-name="ce1" office:value-type="float" office:value="0.33062">
            <text:p>0,3306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Hermosillo</text:p>
          </table:table-cell>
          <table:table-cell office:value-type="float" office:value="595833">
            <text:p>595833</text:p>
          </table:table-cell>
          <table:table-cell office:value-type="float" office:value="196">
            <text:p>196</text:p>
          </table:table-cell>
          <table:table-cell table:style-name="ce1" office:value-type="float" office:value="0.32895">
            <text:p>0,3289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Bangkok</text:p>
          </table:table-cell>
          <table:table-cell office:value-type="float" office:value="5104475">
            <text:p>5104475</text:p>
          </table:table-cell>
          <table:table-cell office:value-type="float" office:value="1679">
            <text:p>1679</text:p>
          </table:table-cell>
          <table:table-cell table:style-name="ce1" office:value-type="float" office:value="0.32892">
            <text:p>0,3289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Aracaju</text:p>
          </table:table-cell>
          <table:table-cell office:value-type="float" office:value="490184">
            <text:p>490184</text:p>
          </table:table-cell>
          <table:table-cell office:value-type="float" office:value="159">
            <text:p>159</text:p>
          </table:table-cell>
          <table:table-cell table:style-name="ce1" office:value-type="float" office:value="0.32436">
            <text:p>0,3243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amara</text:p>
          </table:table-cell>
          <table:table-cell office:value-type="float" office:value="1134742">
            <text:p>1134742</text:p>
          </table:table-cell>
          <table:table-cell office:value-type="float" office:value="368">
            <text:p>368</text:p>
          </table:table-cell>
          <table:table-cell table:style-name="ce1" office:value-type="float" office:value="0.3243">
            <text:p>0,3243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Essen</text:p>
          </table:table-cell>
          <table:table-cell office:value-type="float" office:value="576914">
            <text:p>576914</text:p>
          </table:table-cell>
          <table:table-cell office:value-type="float" office:value="186">
            <text:p>186</text:p>
          </table:table-cell>
          <table:table-cell table:style-name="ce1" office:value-type="float" office:value="0.3224">
            <text:p>0,3224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Bogor</text:p>
          </table:table-cell>
          <table:table-cell office:value-type="float" office:value="769328">
            <text:p>769328</text:p>
          </table:table-cell>
          <table:table-cell office:value-type="float" office:value="243">
            <text:p>243</text:p>
          </table:table-cell>
          <table:table-cell table:style-name="ce1" office:value-type="float" office:value="0.31586">
            <text:p>0,3158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Wuhan</text:p>
          </table:table-cell>
          <table:table-cell office:value-type="float" office:value="4184206">
            <text:p>4184206</text:p>
          </table:table-cell>
          <table:table-cell office:value-type="float" office:value="1298">
            <text:p>1298</text:p>
          </table:table-cell>
          <table:table-cell table:style-name="ce1" office:value-type="float" office:value="0.31021">
            <text:p>0,3102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Irkutsk</text:p>
          </table:table-cell>
          <table:table-cell office:value-type="float" office:value="586702">
            <text:p>586702</text:p>
          </table:table-cell>
          <table:table-cell office:value-type="float" office:value="180">
            <text:p>180</text:p>
          </table:table-cell>
          <table:table-cell table:style-name="ce1" office:value-type="float" office:value="0.30679">
            <text:p>0,3067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Rajkot</text:p>
          </table:table-cell>
          <table:table-cell office:value-type="float" office:value="1177434">
            <text:p>1177434</text:p>
          </table:table-cell>
          <table:table-cell office:value-type="float" office:value="351">
            <text:p>351</text:p>
          </table:table-cell>
          <table:table-cell table:style-name="ce1" office:value-type="float" office:value="0.2981">
            <text:p>0,2981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Fukuoka</text:p>
          </table:table-cell>
          <table:table-cell office:value-type="float" office:value="1392299">
            <text:p>1392299</text:p>
          </table:table-cell>
          <table:table-cell office:value-type="float" office:value="413">
            <text:p>413</text:p>
          </table:table-cell>
          <table:table-cell table:style-name="ce1" office:value-type="float" office:value="0.29663">
            <text:p>0,2966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nkara</text:p>
          </table:table-cell>
          <table:table-cell office:value-type="float" office:value="3519177">
            <text:p>3519177</text:p>
          </table:table-cell>
          <table:table-cell office:value-type="float" office:value="1042">
            <text:p>1042</text:p>
          </table:table-cell>
          <table:table-cell table:style-name="ce1" office:value-type="float" office:value="0.29609">
            <text:p>0,2960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Rosario</text:p>
          </table:table-cell>
          <table:table-cell office:value-type="float" office:value="1218497">
            <text:p>1218497</text:p>
          </table:table-cell>
          <table:table-cell office:value-type="float" office:value="354">
            <text:p>354</text:p>
          </table:table-cell>
          <table:table-cell table:style-name="ce1" office:value-type="float" office:value="0.29052">
            <text:p>0,2905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Krasnoyarsk</text:p>
          </table:table-cell>
          <table:table-cell office:value-type="float" office:value="907460">
            <text:p>907460</text:p>
          </table:table-cell>
          <table:table-cell office:value-type="float" office:value="259">
            <text:p>259</text:p>
          </table:table-cell>
          <table:table-cell table:style-name="ce1" office:value-type="float" office:value="0.28541">
            <text:p>0,2854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Voronezh</text:p>
          </table:table-cell>
          <table:table-cell office:value-type="float" office:value="840590">
            <text:p>840590</text:p>
          </table:table-cell>
          <table:table-cell office:value-type="float" office:value="238">
            <text:p>238</text:p>
          </table:table-cell>
          <table:table-cell table:style-name="ce1" office:value-type="float" office:value="0.28313">
            <text:p>0,283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Quito</text:p>
          </table:table-cell>
          <table:table-cell office:value-type="float" office:value="1399814">
            <text:p>1399814</text:p>
          </table:table-cell>
          <table:table-cell office:value-type="float" office:value="387">
            <text:p>387</text:p>
          </table:table-cell>
          <table:table-cell table:style-name="ce1" office:value-type="float" office:value="0.27646">
            <text:p>0,2764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Kampala</text:p>
          </table:table-cell>
          <table:table-cell office:value-type="float" office:value="1353236">
            <text:p>1353236</text:p>
          </table:table-cell>
          <table:table-cell office:value-type="float" office:value="374">
            <text:p>374</text:p>
          </table:table-cell>
          <table:table-cell table:style-name="ce1" office:value-type="float" office:value="0.27637">
            <text:p>0,2763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Hefei</text:p>
          </table:table-cell>
          <table:table-cell office:value-type="float" office:value="1388904">
            <text:p>1388904</text:p>
          </table:table-cell>
          <table:table-cell office:value-type="float" office:value="382">
            <text:p>382</text:p>
          </table:table-cell>
          <table:table-cell table:style-name="ce1" office:value-type="float" office:value="0.27503">
            <text:p>0,2750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Amman</text:p>
          </table:table-cell>
          <table:table-cell office:value-type="float" office:value="1275857">
            <text:p>1275857</text:p>
          </table:table-cell>
          <table:table-cell office:value-type="float" office:value="345">
            <text:p>345</text:p>
          </table:table-cell>
          <table:table-cell table:style-name="ce1" office:value-type="float" office:value="0.2704">
            <text:p>0,2704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Yerevan</text:p>
          </table:table-cell>
          <table:table-cell office:value-type="float" office:value="1093499">
            <text:p>1093499</text:p>
          </table:table-cell>
          <table:table-cell office:value-type="float" office:value="293">
            <text:p>293</text:p>
          </table:table-cell>
          <table:table-cell table:style-name="ce1" office:value-type="float" office:value="0.26794">
            <text:p>0,2679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retoria</text:p>
          </table:table-cell>
          <table:table-cell office:value-type="float" office:value="1619485">
            <text:p>1619485</text:p>
          </table:table-cell>
          <table:table-cell office:value-type="float" office:value="432">
            <text:p>432</text:p>
          </table:table-cell>
          <table:table-cell table:style-name="ce1" office:value-type="float" office:value="0.26675">
            <text:p>0,2667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erm</text:p>
          </table:table-cell>
          <table:table-cell office:value-type="float" office:value="982428">
            <text:p>982428</text:p>
          </table:table-cell>
          <table:table-cell office:value-type="float" office:value="253">
            <text:p>253</text:p>
          </table:table-cell>
          <table:table-cell table:style-name="ce1" office:value-type="float" office:value="0.25752">
            <text:p>0,2575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lmaty</text:p>
          </table:table-cell>
          <table:table-cell office:value-type="float" office:value="1204820">
            <text:p>1204820</text:p>
          </table:table-cell>
          <table:table-cell office:value-type="float" office:value="309">
            <text:p>309</text:p>
          </table:table-cell>
          <table:table-cell table:style-name="ce1" office:value-type="float" office:value="0.25646">
            <text:p>0,2564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Dalian</text:p>
          </table:table-cell>
          <table:table-cell office:value-type="float" office:value="2035307">
            <text:p>2035307</text:p>
          </table:table-cell>
          <table:table-cell office:value-type="float" office:value="518">
            <text:p>518</text:p>
          </table:table-cell>
          <table:table-cell table:style-name="ce1" office:value-type="float" office:value="0.2545">
            <text:p>0,2545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helyabinsk</text:p>
          </table:table-cell>
          <table:table-cell office:value-type="float" office:value="1062931">
            <text:p>1062931</text:p>
          </table:table-cell>
          <table:table-cell office:value-type="float" office:value="270">
            <text:p>270</text:p>
          </table:table-cell>
          <table:table-cell table:style-name="ce1" office:value-type="float" office:value="0.25401">
            <text:p>0,2540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Jerusalem</text:p>
          </table:table-cell>
          <table:table-cell office:value-type="float" office:value="714685">
            <text:p>714685</text:p>
          </table:table-cell>
          <table:table-cell office:value-type="float" office:value="179">
            <text:p>179</text:p>
          </table:table-cell>
          <table:table-cell table:style-name="ce1" office:value-type="float" office:value="0.25045">
            <text:p>0,2504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Naples</text:p>
          </table:table-cell>
          <table:table-cell office:value-type="float" office:value="981284">
            <text:p>981284</text:p>
          </table:table-cell>
          <table:table-cell office:value-type="float" office:value="242">
            <text:p>242</text:p>
          </table:table-cell>
          <table:table-cell table:style-name="ce1" office:value-type="float" office:value="0.24661">
            <text:p>0,2466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Tyumen</text:p>
          </table:table-cell>
          <table:table-cell office:value-type="float" office:value="519124">
            <text:p>519124</text:p>
          </table:table-cell>
          <table:table-cell office:value-type="float" office:value="127">
            <text:p>127</text:p>
          </table:table-cell>
          <table:table-cell table:style-name="ce1" office:value-type="float" office:value="0.24464">
            <text:p>0,2446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urabaya</text:p>
          </table:table-cell>
          <table:table-cell office:value-type="float" office:value="2374920">
            <text:p>2374920</text:p>
          </table:table-cell>
          <table:table-cell office:value-type="float" office:value="574">
            <text:p>574</text:p>
          </table:table-cell>
          <table:table-cell table:style-name="ce1" office:value-type="float" office:value="0.24169">
            <text:p>0,2416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Chihuahua</text:p>
          </table:table-cell>
          <table:table-cell office:value-type="float" office:value="708292">
            <text:p>708292</text:p>
          </table:table-cell>
          <table:table-cell office:value-type="float" office:value="169">
            <text:p>169</text:p>
          </table:table-cell>
          <table:table-cell table:style-name="ce1" office:value-type="float" office:value="0.2386">
            <text:p>0,2386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Lahore</text:p>
          </table:table-cell>
          <table:table-cell office:value-type="float" office:value="6312576">
            <text:p>6312576</text:p>
          </table:table-cell>
          <table:table-cell office:value-type="float" office:value="1502">
            <text:p>1502</text:p>
          </table:table-cell>
          <table:table-cell table:style-name="ce1" office:value-type="float" office:value="0.23793">
            <text:p>0,2379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Tula</text:p>
          </table:table-cell>
          <table:table-cell office:value-type="float" office:value="468830">
            <text:p>468830</text:p>
          </table:table-cell>
          <table:table-cell office:value-type="float" office:value="111">
            <text:p>111</text:p>
          </table:table-cell>
          <table:table-cell table:style-name="ce1" office:value-type="float" office:value="0.23675">
            <text:p>0,2367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Teresina</text:p>
          </table:table-cell>
          <table:table-cell office:value-type="float" office:value="744526">
            <text:p>744526</text:p>
          </table:table-cell>
          <table:table-cell office:value-type="float" office:value="172">
            <text:p>172</text:p>
          </table:table-cell>
          <table:table-cell table:style-name="ce1" office:value-type="float" office:value="0.23101">
            <text:p>0,2310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Gomel</text:p>
          </table:table-cell>
          <table:table-cell office:value-type="float" office:value="481000">
            <text:p>481000</text:p>
          </table:table-cell>
          <table:table-cell office:value-type="float" office:value="111">
            <text:p>111</text:p>
          </table:table-cell>
          <table:table-cell table:style-name="ce1" office:value-type="float" office:value="0.23076">
            <text:p>0,2307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Veracruz</text:p>
          </table:table-cell>
          <table:table-cell office:value-type="float" office:value="568336">
            <text:p>568336</text:p>
          </table:table-cell>
          <table:table-cell office:value-type="float" office:value="131">
            <text:p>131</text:p>
          </table:table-cell>
          <table:table-cell table:style-name="ce1" office:value-type="float" office:value="0.23049">
            <text:p>0,2304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endoza</text:p>
          </table:table-cell>
          <table:table-cell office:value-type="float" office:value="973047">
            <text:p>973047</text:p>
          </table:table-cell>
          <table:table-cell office:value-type="float" office:value="224">
            <text:p>224</text:p>
          </table:table-cell>
          <table:table-cell table:style-name="ce1" office:value-type="float" office:value="0.2302">
            <text:p>0,2302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Guwahati</text:p>
          </table:table-cell>
          <table:table-cell office:value-type="float" office:value="899132">
            <text:p>899132</text:p>
          </table:table-cell>
          <table:table-cell office:value-type="float" office:value="206">
            <text:p>206</text:p>
          </table:table-cell>
          <table:table-cell table:style-name="ce1" office:value-type="float" office:value="0.2291">
            <text:p>0,2291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Tainan</text:p>
          </table:table-cell>
          <table:table-cell office:value-type="float" office:value="734314">
            <text:p>734314</text:p>
          </table:table-cell>
          <table:table-cell office:value-type="float" office:value="166">
            <text:p>166</text:p>
          </table:table-cell>
          <table:table-cell table:style-name="ce1" office:value-type="float" office:value="0.22606">
            <text:p>0,2260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Lima</text:p>
          </table:table-cell>
          <table:table-cell office:value-type="float" office:value="7646786">
            <text:p>7646786</text:p>
          </table:table-cell>
          <table:table-cell office:value-type="float" office:value="1689">
            <text:p>1689</text:p>
          </table:table-cell>
          <table:table-cell table:style-name="ce1" office:value-type="float" office:value="0.22087">
            <text:p>0,2208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Ningbo</text:p>
          </table:table-cell>
          <table:table-cell office:value-type="float" office:value="719867">
            <text:p>719867</text:p>
          </table:table-cell>
          <table:table-cell office:value-type="float" office:value="158">
            <text:p>158</text:p>
          </table:table-cell>
          <table:table-cell table:style-name="ce1" office:value-type="float" office:value="0.21948">
            <text:p>0,2194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Tehran</text:p>
          </table:table-cell>
          <table:table-cell office:value-type="float" office:value="7157993">
            <text:p>7157993</text:p>
          </table:table-cell>
          <table:table-cell office:value-type="float" office:value="1549">
            <text:p>1549</text:p>
          </table:table-cell>
          <table:table-cell table:style-name="ce1" office:value-type="float" office:value="0.2164">
            <text:p>0,2164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hizuoka</text:p>
          </table:table-cell>
          <table:table-cell office:value-type="float" office:value="467327">
            <text:p>467327</text:p>
          </table:table-cell>
          <table:table-cell office:value-type="float" office:value="98">
            <text:p>98</text:p>
          </table:table-cell>
          <table:table-cell table:style-name="ce1" office:value-type="float" office:value="0.2097">
            <text:p>0,2097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enza</text:p>
          </table:table-cell>
          <table:table-cell office:value-type="float" office:value="512607">
            <text:p>512607</text:p>
          </table:table-cell>
          <table:table-cell office:value-type="float" office:value="107">
            <text:p>107</text:p>
          </table:table-cell>
          <table:table-cell table:style-name="ce1" office:value-type="float" office:value="0.20873">
            <text:p>0,2087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Yaroslavl</text:p>
          </table:table-cell>
          <table:table-cell office:value-type="float" office:value="606735">
            <text:p>606735</text:p>
          </table:table-cell>
          <table:table-cell office:value-type="float" office:value="126">
            <text:p>126</text:p>
          </table:table-cell>
          <table:table-cell table:style-name="ce1" office:value-type="float" office:value="0.20766">
            <text:p>0,2076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Ufa</text:p>
          </table:table-cell>
          <table:table-cell office:value-type="float" office:value="1033350">
            <text:p>1033350</text:p>
          </table:table-cell>
          <table:table-cell office:value-type="float" office:value="214">
            <text:p>214</text:p>
          </table:table-cell>
          <table:table-cell table:style-name="ce1" office:value-type="float" office:value="0.20709">
            <text:p>0,2070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anaus</text:p>
          </table:table-cell>
          <table:table-cell office:value-type="float" office:value="1598227">
            <text:p>1598227</text:p>
          </table:table-cell>
          <table:table-cell office:value-type="float" office:value="325">
            <text:p>325</text:p>
          </table:table-cell>
          <table:table-cell table:style-name="ce1" office:value-type="float" office:value="0.20335">
            <text:p>0,2033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Izhevsk</text:p>
          </table:table-cell>
          <table:table-cell office:value-type="float" office:value="631044">
            <text:p>631044</text:p>
          </table:table-cell>
          <table:table-cell office:value-type="float" office:value="128">
            <text:p>128</text:p>
          </table:table-cell>
          <table:table-cell table:style-name="ce1" office:value-type="float" office:value="0.20283">
            <text:p>0,2028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Izmir</text:p>
          </table:table-cell>
          <table:table-cell office:value-type="float" office:value="2501895">
            <text:p>2501895</text:p>
          </table:table-cell>
          <table:table-cell office:value-type="float" office:value="505">
            <text:p>505</text:p>
          </table:table-cell>
          <table:table-cell table:style-name="ce1" office:value-type="float" office:value="0.20184">
            <text:p>0,2018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Durango</text:p>
          </table:table-cell>
          <table:table-cell office:value-type="float" office:value="457154">
            <text:p>457154</text:p>
          </table:table-cell>
          <table:table-cell office:value-type="float" office:value="91">
            <text:p>91</text:p>
          </table:table-cell>
          <table:table-cell table:style-name="ce1" office:value-type="float" office:value="0.19905">
            <text:p>0,1990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Ulyanovsk</text:p>
          </table:table-cell>
          <table:table-cell office:value-type="float" office:value="640685">
            <text:p>640685</text:p>
          </table:table-cell>
          <table:table-cell office:value-type="float" office:value="127">
            <text:p>127</text:p>
          </table:table-cell>
          <table:table-cell table:style-name="ce1" office:value-type="float" office:value="0.19822">
            <text:p>0,1982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Duisburg</text:p>
          </table:table-cell>
          <table:table-cell office:value-type="float" office:value="505271">
            <text:p>505271</text:p>
          </table:table-cell>
          <table:table-cell office:value-type="float" office:value="98">
            <text:p>98</text:p>
          </table:table-cell>
          <table:table-cell table:style-name="ce1" office:value-type="float" office:value="0.19395">
            <text:p>0,1939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Brampton</text:p>
          </table:table-cell>
          <table:table-cell office:value-type="float" office:value="433806">
            <text:p>433806</text:p>
          </table:table-cell>
          <table:table-cell office:value-type="float" office:value="84">
            <text:p>84</text:p>
          </table:table-cell>
          <table:table-cell table:style-name="ce1" office:value-type="float" office:value="0.19363">
            <text:p>0,1936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odz</text:p>
          </table:table-cell>
          <table:table-cell office:value-type="float" office:value="768755">
            <text:p>768755</text:p>
          </table:table-cell>
          <table:table-cell office:value-type="float" office:value="148">
            <text:p>148</text:p>
          </table:table-cell>
          <table:table-cell table:style-name="ce1" office:value-type="float" office:value="0.19251">
            <text:p>0,1925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Vadodara</text:p>
          </table:table-cell>
          <table:table-cell office:value-type="float" office:value="1409565">
            <text:p>1409565</text:p>
          </table:table-cell>
          <table:table-cell office:value-type="float" office:value="271">
            <text:p>271</text:p>
          </table:table-cell>
          <table:table-cell table:style-name="ce1" office:value-type="float" office:value="0.19225">
            <text:p>0,1922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Bishkek</text:p>
          </table:table-cell>
          <table:table-cell office:value-type="float" office:value="896259">
            <text:p>896259</text:p>
          </table:table-cell>
          <table:table-cell office:value-type="float" office:value="166">
            <text:p>166</text:p>
          </table:table-cell>
          <table:table-cell table:style-name="ce1" office:value-type="float" office:value="0.18521">
            <text:p>0,1852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Ryazan</text:p>
          </table:table-cell>
          <table:table-cell office:value-type="float" office:value="520177">
            <text:p>520177</text:p>
          </table:table-cell>
          <table:table-cell office:value-type="float" office:value="96">
            <text:p>96</text:p>
          </table:table-cell>
          <table:table-cell table:style-name="ce1" office:value-type="float" office:value="0.18455">
            <text:p>0,1845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Alexandria</text:p>
          </table:table-cell>
          <table:table-cell office:value-type="float" office:value="3811512">
            <text:p>3811512</text:p>
          </table:table-cell>
          <table:table-cell office:value-type="float" office:value="702">
            <text:p>702</text:p>
          </table:table-cell>
          <table:table-cell table:style-name="ce1" office:value-type="float" office:value="0.18417">
            <text:p>0,184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Changsha</text:p>
          </table:table-cell>
          <table:table-cell office:value-type="float" office:value="2073938">
            <text:p>2073938</text:p>
          </table:table-cell>
          <table:table-cell office:value-type="float" office:value="377">
            <text:p>377</text:p>
          </table:table-cell>
          <table:table-cell table:style-name="ce1" office:value-type="float" office:value="0.18177">
            <text:p>0,1817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Tijuana</text:p>
          </table:table-cell>
          <table:table-cell office:value-type="float" office:value="1376494">
            <text:p>1376494</text:p>
          </table:table-cell>
          <table:table-cell office:value-type="float" office:value="250">
            <text:p>250</text:p>
          </table:table-cell>
          <table:table-cell table:style-name="ce1" office:value-type="float" office:value="0.18162">
            <text:p>0,1816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Barranquilla</text:p>
          </table:table-cell>
          <table:table-cell office:value-type="float" office:value="1380437">
            <text:p>1380437</text:p>
          </table:table-cell>
          <table:table-cell office:value-type="float" office:value="249">
            <text:p>249</text:p>
          </table:table-cell>
          <table:table-cell table:style-name="ce1" office:value-type="float" office:value="0.18037">
            <text:p>0,1803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Accra</text:p>
          </table:table-cell>
          <table:table-cell office:value-type="float" office:value="1963460">
            <text:p>1963460</text:p>
          </table:table-cell>
          <table:table-cell office:value-type="float" office:value="354">
            <text:p>354</text:p>
          </table:table-cell>
          <table:table-cell table:style-name="ce1" office:value-type="float" office:value="0.18029">
            <text:p>0,1802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ntalya</text:p>
          </table:table-cell>
          <table:table-cell office:value-type="float" office:value="758603">
            <text:p>758603</text:p>
          </table:table-cell>
          <table:table-cell office:value-type="float" office:value="135">
            <text:p>135</text:p>
          </table:table-cell>
          <table:table-cell table:style-name="ce1" office:value-type="float" office:value="0.17795">
            <text:p>0,1779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Yokohama</text:p>
          </table:table-cell>
          <table:table-cell office:value-type="float" office:value="3574478">
            <text:p>3574478</text:p>
          </table:table-cell>
          <table:table-cell office:value-type="float" office:value="634">
            <text:p>634</text:p>
          </table:table-cell>
          <table:table-cell table:style-name="ce1" office:value-type="float" office:value="0.17736">
            <text:p>0,1773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adurai</text:p>
          </table:table-cell>
          <table:table-cell office:value-type="float" office:value="909988">
            <text:p>909988</text:p>
          </table:table-cell>
          <table:table-cell office:value-type="float" office:value="159">
            <text:p>159</text:p>
          </table:table-cell>
          <table:table-cell table:style-name="ce1" office:value-type="float" office:value="0.17472">
            <text:p>0,1747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Fuzhou</text:p>
          </table:table-cell>
          <table:table-cell office:value-type="float" office:value="1179720">
            <text:p>1179720</text:p>
          </table:table-cell>
          <table:table-cell office:value-type="float" office:value="205">
            <text:p>205</text:p>
          </table:table-cell>
          <table:table-cell table:style-name="ce1" office:value-type="float" office:value="0.17377">
            <text:p>0,1737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emarang</text:p>
          </table:table-cell>
          <table:table-cell office:value-type="float" office:value="1288221">
            <text:p>1288221</text:p>
          </table:table-cell>
          <table:table-cell office:value-type="float" office:value="223">
            <text:p>223</text:p>
          </table:table-cell>
          <table:table-cell table:style-name="ce1" office:value-type="float" office:value="0.1731">
            <text:p>0,1731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Genova</text:p>
          </table:table-cell>
          <table:table-cell office:value-type="float" office:value="601951">
            <text:p>601951</text:p>
          </table:table-cell>
          <table:table-cell office:value-type="float" office:value="104">
            <text:p>104</text:p>
          </table:table-cell>
          <table:table-cell table:style-name="ce1" office:value-type="float" office:value="0.17277">
            <text:p>0,1727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Qingdao</text:p>
          </table:table-cell>
          <table:table-cell office:value-type="float" office:value="1642245">
            <text:p>1642245</text:p>
          </table:table-cell>
          <table:table-cell office:value-type="float" office:value="280">
            <text:p>280</text:p>
          </table:table-cell>
          <table:table-cell table:style-name="ce1" office:value-type="float" office:value="0.17049">
            <text:p>0,1704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alermo</text:p>
          </table:table-cell>
          <table:table-cell office:value-type="float" office:value="669582">
            <text:p>669582</text:p>
          </table:table-cell>
          <table:table-cell office:value-type="float" office:value="114">
            <text:p>114</text:p>
          </table:table-cell>
          <table:table-cell table:style-name="ce1" office:value-type="float" office:value="0.17025">
            <text:p>0,1702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Wuxi</text:p>
          </table:table-cell>
          <table:table-cell office:value-type="float" office:value="1108647">
            <text:p>1108647</text:p>
          </table:table-cell>
          <table:table-cell office:value-type="float" office:value="188">
            <text:p>188</text:p>
          </table:table-cell>
          <table:table-cell table:style-name="ce1" office:value-type="float" office:value="0.16957">
            <text:p>0,1695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Cali</text:p>
          </table:table-cell>
          <table:table-cell office:value-type="float" office:value="2392897">
            <text:p>2392897</text:p>
          </table:table-cell>
          <table:table-cell office:value-type="float" office:value="403">
            <text:p>403</text:p>
          </table:table-cell>
          <table:table-cell table:style-name="ce1" office:value-type="float" office:value="0.16841">
            <text:p>0,1684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uebla</text:p>
          </table:table-cell>
          <table:table-cell office:value-type="float" office:value="1392137">
            <text:p>1392137</text:p>
          </table:table-cell>
          <table:table-cell office:value-type="float" office:value="232">
            <text:p>232</text:p>
          </table:table-cell>
          <table:table-cell table:style-name="ce1" office:value-type="float" office:value="0.16665">
            <text:p>0,1666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Barnaul</text:p>
          </table:table-cell>
          <table:table-cell office:value-type="float" office:value="599586">
            <text:p>599586</text:p>
          </table:table-cell>
          <table:table-cell office:value-type="float" office:value="99">
            <text:p>99</text:p>
          </table:table-cell>
          <table:table-cell table:style-name="ce1" office:value-type="float" office:value="0.16511">
            <text:p>0,1651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Allahabad</text:p>
          </table:table-cell>
          <table:table-cell office:value-type="float" office:value="1073544">
            <text:p>1073544</text:p>
          </table:table-cell>
          <table:table-cell office:value-type="float" office:value="177">
            <text:p>177</text:p>
          </table:table-cell>
          <table:table-cell table:style-name="ce1" office:value-type="float" office:value="0.16487">
            <text:p>0,1648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epok</text:p>
          </table:table-cell>
          <table:table-cell office:value-type="float" office:value="1198195">
            <text:p>1198195</text:p>
          </table:table-cell>
          <table:table-cell office:value-type="float" office:value="197">
            <text:p>197</text:p>
          </table:table-cell>
          <table:table-cell table:style-name="ce1" office:value-type="float" office:value="0.16441">
            <text:p>0,1644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Aguascalientes</text:p>
          </table:table-cell>
          <table:table-cell office:value-type="float" office:value="658193">
            <text:p>658193</text:p>
          </table:table-cell>
          <table:table-cell office:value-type="float" office:value="107">
            <text:p>107</text:p>
          </table:table-cell>
          <table:table-cell table:style-name="ce1" office:value-type="float" office:value="0.16256">
            <text:p>0,1625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raha</text:p>
          </table:table-cell>
          <table:table-cell office:value-type="float" office:value="1165581">
            <text:p>1165581</text:p>
          </table:table-cell>
          <table:table-cell office:value-type="float" office:value="187">
            <text:p>187</text:p>
          </table:table-cell>
          <table:table-cell table:style-name="ce1" office:value-type="float" office:value="0.16043">
            <text:p>0,1604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Kota</text:p>
          </table:table-cell>
          <table:table-cell office:value-type="float" office:value="763141">
            <text:p>763141</text:p>
          </table:table-cell>
          <table:table-cell office:value-type="float" office:value="120">
            <text:p>120</text:p>
          </table:table-cell>
          <table:table-cell table:style-name="ce1" office:value-type="float" office:value="0.15724">
            <text:p>0,1572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ereira</text:p>
          </table:table-cell>
          <table:table-cell office:value-type="float" office:value="440123">
            <text:p>440123</text:p>
          </table:table-cell>
          <table:table-cell office:value-type="float" office:value="69">
            <text:p>69</text:p>
          </table:table-cell>
          <table:table-cell table:style-name="ce1" office:value-type="float" office:value="0.15677">
            <text:p>0,1567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Baku</text:p>
          </table:table-cell>
          <table:table-cell office:value-type="float" office:value="1116513">
            <text:p>1116513</text:p>
          </table:table-cell>
          <table:table-cell office:value-type="float" office:value="175">
            <text:p>175</text:p>
          </table:table-cell>
          <table:table-cell table:style-name="ce1" office:value-type="float" office:value="0.15673">
            <text:p>0,1567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enoa</text:p>
          </table:table-cell>
          <table:table-cell office:value-type="float" office:value="585815">
            <text:p>585815</text:p>
          </table:table-cell>
          <table:table-cell office:value-type="float" office:value="90">
            <text:p>90</text:p>
          </table:table-cell>
          <table:table-cell table:style-name="ce1" office:value-type="float" office:value="0.15363">
            <text:p>0,1536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Jodhpur</text:p>
          </table:table-cell>
          <table:table-cell office:value-type="float" office:value="921540">
            <text:p>921540</text:p>
          </table:table-cell>
          <table:table-cell office:value-type="float" office:value="141">
            <text:p>141</text:p>
          </table:table-cell>
          <table:table-cell table:style-name="ce1" office:value-type="float" office:value="0.153">
            <text:p>0,153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uwon</text:p>
          </table:table-cell>
          <table:table-cell office:value-type="float" office:value="1242724">
            <text:p>1242724</text:p>
          </table:table-cell>
          <table:table-cell office:value-type="float" office:value="189">
            <text:p>189</text:p>
          </table:table-cell>
          <table:table-cell table:style-name="ce1" office:value-type="float" office:value="0.15208">
            <text:p>0,1520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Bucaramanga</text:p>
          </table:table-cell>
          <table:table-cell office:value-type="float" office:value="571827">
            <text:p>571827</text:p>
          </table:table-cell>
          <table:table-cell office:value-type="float" office:value="86">
            <text:p>86</text:p>
          </table:table-cell>
          <table:table-cell table:style-name="ce1" office:value-type="float" office:value="0.15039">
            <text:p>0,1503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apporo</text:p>
          </table:table-cell>
          <table:table-cell office:value-type="float" office:value="1883040">
            <text:p>1883040</text:p>
          </table:table-cell>
          <table:table-cell office:value-type="float" office:value="282">
            <text:p>282</text:p>
          </table:table-cell>
          <table:table-cell table:style-name="ce1" office:value-type="float" office:value="0.14975">
            <text:p>0,1497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Durgapur</text:p>
          </table:table-cell>
          <table:table-cell office:value-type="float" office:value="518922">
            <text:p>518922</text:p>
          </table:table-cell>
          <table:table-cell office:value-type="float" office:value="77">
            <text:p>77</text:p>
          </table:table-cell>
          <table:table-cell table:style-name="ce1" office:value-type="float" office:value="0.14838">
            <text:p>0,1483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ochabamba</text:p>
          </table:table-cell>
          <table:table-cell office:value-type="float" office:value="900440">
            <text:p>900440</text:p>
          </table:table-cell>
          <table:table-cell office:value-type="float" office:value="133">
            <text:p>133</text:p>
          </table:table-cell>
          <table:table-cell table:style-name="ce1" office:value-type="float" office:value="0.1477">
            <text:p>0,1477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Kirov</text:p>
          </table:table-cell>
          <table:table-cell office:value-type="float" office:value="457387">
            <text:p>457387</text:p>
          </table:table-cell>
          <table:table-cell office:value-type="float" office:value="67">
            <text:p>67</text:p>
          </table:table-cell>
          <table:table-cell table:style-name="ce1" office:value-type="float" office:value="0.14648">
            <text:p>0,1464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Volgograd</text:p>
          </table:table-cell>
          <table:table-cell office:value-type="float" office:value="1010331">
            <text:p>1010331</text:p>
          </table:table-cell>
          <table:table-cell office:value-type="float" office:value="145">
            <text:p>145</text:p>
          </table:table-cell>
          <table:table-cell table:style-name="ce1" office:value-type="float" office:value="0.14351">
            <text:p>0,1435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Taichung</text:p>
          </table:table-cell>
          <table:table-cell office:value-type="float" office:value="1083582">
            <text:p>1083582</text:p>
          </table:table-cell>
          <table:table-cell office:value-type="float" office:value="155">
            <text:p>155</text:p>
          </table:table-cell>
          <table:table-cell table:style-name="ce1" office:value-type="float" office:value="0.14304">
            <text:p>0,1430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urat</text:p>
          </table:table-cell>
          <table:table-cell office:value-type="float" office:value="2894675">
            <text:p>2894675</text:p>
          </table:table-cell>
          <table:table-cell office:value-type="float" office:value="409">
            <text:p>409</text:p>
          </table:table-cell>
          <table:table-cell table:style-name="ce1" office:value-type="float" office:value="0.14129">
            <text:p>0,1412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Khabarovsk</text:p>
          </table:table-cell>
          <table:table-cell office:value-type="float" office:value="578307">
            <text:p>578307</text:p>
          </table:table-cell>
          <table:table-cell office:value-type="float" office:value="81">
            <text:p>81</text:p>
          </table:table-cell>
          <table:table-cell table:style-name="ce1" office:value-type="float" office:value="0.14006">
            <text:p>0,1400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Davao City</text:p>
          </table:table-cell>
          <table:table-cell office:value-type="float" office:value="1280040">
            <text:p>1280040</text:p>
          </table:table-cell>
          <table:table-cell office:value-type="float" office:value="176">
            <text:p>176</text:p>
          </table:table-cell>
          <table:table-cell table:style-name="ce1" office:value-type="float" office:value="0.13749">
            <text:p>0,1374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Beirut</text:p>
          </table:table-cell>
          <table:table-cell office:value-type="float" office:value="1252010">
            <text:p>1252010</text:p>
          </table:table-cell>
          <table:table-cell office:value-type="float" office:value="171">
            <text:p>171</text:p>
          </table:table-cell>
          <table:table-cell table:style-name="ce1" office:value-type="float" office:value="0.13658">
            <text:p>0,136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heboksary</text:p>
          </table:table-cell>
          <table:table-cell office:value-type="float" office:value="446786">
            <text:p>446786</text:p>
          </table:table-cell>
          <table:table-cell office:value-type="float" office:value="61">
            <text:p>61</text:p>
          </table:table-cell>
          <table:table-cell table:style-name="ce1" office:value-type="float" office:value="0.13653">
            <text:p>0,1365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Nagpur</text:p>
          </table:table-cell>
          <table:table-cell office:value-type="float" office:value="2228191">
            <text:p>2228191</text:p>
          </table:table-cell>
          <table:table-cell office:value-type="float" office:value="300">
            <text:p>300</text:p>
          </table:table-cell>
          <table:table-cell table:style-name="ce1" office:value-type="float" office:value="0.13463">
            <text:p>0,1346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edan</text:p>
          </table:table-cell>
          <table:table-cell office:value-type="float" office:value="1751190">
            <text:p>1751190</text:p>
          </table:table-cell>
          <table:table-cell office:value-type="float" office:value="235">
            <text:p>235</text:p>
          </table:table-cell>
          <table:table-cell table:style-name="ce1" office:value-type="float" office:value="0.13419">
            <text:p>0,1341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Warangal</text:p>
          </table:table-cell>
          <table:table-cell office:value-type="float" office:value="557864">
            <text:p>557864</text:p>
          </table:table-cell>
          <table:table-cell office:value-type="float" office:value="74">
            <text:p>74</text:p>
          </table:table-cell>
          <table:table-cell table:style-name="ce1" office:value-type="float" office:value="0.13264">
            <text:p>0,1326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float" office:value="181">
            <text:p>181</text:p>
          </table:table-cell>
          <table:table-cell table:style-name="ce1" office:value-type="float" office:value="0.1319">
            <text:p>0,1319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string">
            <text:p><text:s/>ang 181 </text:p>
          </table:table-cell>
          <table:table-cell table:style-name="ce1" office:value-type="float" office:value="0.1319">
            <text:p>0,1319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Jalandhar</text:p>
          </table:table-cell>
          <table:table-cell office:value-type="float" office:value="785234">
            <text:p>785234</text:p>
          </table:table-cell>
          <table:table-cell office:value-type="float" office:value="103">
            <text:p>103</text:p>
          </table:table-cell>
          <table:table-cell table:style-name="ce1" office:value-type="float" office:value="0.13117">
            <text:p>0,1311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anagua</text:p>
          </table:table-cell>
          <table:table-cell office:value-type="float" office:value="1140499">
            <text:p>1140499</text:p>
          </table:table-cell>
          <table:table-cell office:value-type="float" office:value="149">
            <text:p>149</text:p>
          </table:table-cell>
          <table:table-cell table:style-name="ce1" office:value-type="float" office:value="0.13064">
            <text:p>0,1306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Bronx</text:p>
          </table:table-cell>
          <table:table-cell office:value-type="float" office:value="1203789">
            <text:p>1203789</text:p>
          </table:table-cell>
          <table:table-cell office:value-type="float" office:value="157">
            <text:p>157</text:p>
          </table:table-cell>
          <table:table-cell table:style-name="ce1" office:value-type="float" office:value="0.13042">
            <text:p>0,13042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Varanasi</text:p>
          </table:table-cell>
          <table:table-cell office:value-type="float" office:value="1164520">
            <text:p>1164520</text:p>
          </table:table-cell>
          <table:table-cell office:value-type="float" office:value="151">
            <text:p>151</text:p>
          </table:table-cell>
          <table:table-cell table:style-name="ce1" office:value-type="float" office:value="0.12966">
            <text:p>0,1296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Toluca</text:p>
          </table:table-cell>
          <table:table-cell office:value-type="float" office:value="505903">
            <text:p>505903</text:p>
          </table:table-cell>
          <table:table-cell office:value-type="float" office:value="65">
            <text:p>65</text:p>
          </table:table-cell>
          <table:table-cell table:style-name="ce1" office:value-type="float" office:value="0.12848">
            <text:p>0,1284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Kobe</text:p>
          </table:table-cell>
          <table:table-cell office:value-type="float" office:value="1528487">
            <text:p>1528487</text:p>
          </table:table-cell>
          <table:table-cell office:value-type="float" office:value="196">
            <text:p>196</text:p>
          </table:table-cell>
          <table:table-cell table:style-name="ce1" office:value-type="float" office:value="0.12823">
            <text:p>0,1282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requipa</text:p>
          </table:table-cell>
          <table:table-cell office:value-type="float" office:value="844000">
            <text:p>844000</text:p>
          </table:table-cell>
          <table:table-cell office:value-type="float" office:value="108">
            <text:p>108</text:p>
          </table:table-cell>
          <table:table-cell table:style-name="ce1" office:value-type="float" office:value="0.12796">
            <text:p>0,1279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table:style-name="ce1" office:value-type="float" office:value="0.12757">
            <text:p>0,1275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table:style-name="ce1" office:value-type="float" office:value="0.12757">
            <text:p>0,1275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orelia</text:p>
          </table:table-cell>
          <table:table-cell office:value-type="float" office:value="592820">
            <text:p>592820</text:p>
          </table:table-cell>
          <table:table-cell office:value-type="float" office:value="74">
            <text:p>74</text:p>
          </table:table-cell>
          <table:table-cell table:style-name="ce1" office:value-type="float" office:value="0.12482">
            <text:p>0,1248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endai</text:p>
          </table:table-cell>
          <table:table-cell office:value-type="float" office:value="1037569">
            <text:p>1037569</text:p>
          </table:table-cell>
          <table:table-cell office:value-type="float" office:value="128">
            <text:p>128</text:p>
          </table:table-cell>
          <table:table-cell table:style-name="ce1" office:value-type="float" office:value="0.12336">
            <text:p>0,1233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Jammu</text:p>
          </table:table-cell>
          <table:table-cell office:value-type="float" office:value="465600">
            <text:p>465600</text:p>
          </table:table-cell>
          <table:table-cell office:value-type="float" office:value="57">
            <text:p>57</text:p>
          </table:table-cell>
          <table:table-cell table:style-name="ce1" office:value-type="float" office:value="0.12242">
            <text:p>0,1224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Visakhapatnam</text:p>
          </table:table-cell>
          <table:table-cell office:value-type="float" office:value="1063293">
            <text:p>1063293</text:p>
          </table:table-cell>
          <table:table-cell office:value-type="float" office:value="130">
            <text:p>130</text:p>
          </table:table-cell>
          <table:table-cell table:style-name="ce1" office:value-type="float" office:value="0.12226">
            <text:p>0,1222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Bhopal</text:p>
          </table:table-cell>
          <table:table-cell office:value-type="float" office:value="1600080">
            <text:p>1600080</text:p>
          </table:table-cell>
          <table:table-cell office:value-type="float" office:value="194">
            <text:p>194</text:p>
          </table:table-cell>
          <table:table-cell table:style-name="ce1" office:value-type="float" office:value="0.12124">
            <text:p>0,1212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Nagoya</text:p>
          </table:table-cell>
          <table:table-cell office:value-type="float" office:value="2191291">
            <text:p>2191291</text:p>
          </table:table-cell>
          <table:table-cell office:value-type="float" office:value="264">
            <text:p>264</text:p>
          </table:table-cell>
          <table:table-cell table:style-name="ce1" office:value-type="float" office:value="0.12047">
            <text:p>0,1204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Belgaum</text:p>
          </table:table-cell>
          <table:table-cell office:value-type="float" office:value="428756">
            <text:p>428756</text:p>
          </table:table-cell>
          <table:table-cell office:value-type="float" office:value="51">
            <text:p>51</text:p>
          </table:table-cell>
          <table:table-cell table:style-name="ce1" office:value-type="float" office:value="0.11894">
            <text:p>0,1189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Jinan</text:p>
          </table:table-cell>
          <table:table-cell office:value-type="float" office:value="2069266">
            <text:p>2069266</text:p>
          </table:table-cell>
          <table:table-cell office:value-type="float" office:value="245">
            <text:p>245</text:p>
          </table:table-cell>
          <table:table-cell table:style-name="ce1" office:value-type="float" office:value="0.11839">
            <text:p>0,1183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Kemerovo</text:p>
          </table:table-cell>
          <table:table-cell office:value-type="float" office:value="477096">
            <text:p>477096</text:p>
          </table:table-cell>
          <table:table-cell office:value-type="float" office:value="56">
            <text:p>56</text:p>
          </table:table-cell>
          <table:table-cell table:style-name="ce1" office:value-type="float" office:value="0.11737">
            <text:p>0,1173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Ghaziabad</text:p>
          </table:table-cell>
          <table:table-cell office:value-type="float" office:value="1199306">
            <text:p>1199306</text:p>
          </table:table-cell>
          <table:table-cell office:value-type="float" office:value="140">
            <text:p>140</text:p>
          </table:table-cell>
          <table:table-cell table:style-name="ce1" office:value-type="float" office:value="0.11673">
            <text:p>0,1167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aguig</text:p>
          </table:table-cell>
          <table:table-cell office:value-type="float" office:value="493391">
            <text:p>493391</text:p>
          </table:table-cell>
          <table:table-cell office:value-type="float" office:value="57">
            <text:p>57</text:p>
          </table:table-cell>
          <table:table-cell table:style-name="ce1" office:value-type="float" office:value="0.11552">
            <text:p>0,1155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Kunming</text:p>
          </table:table-cell>
          <table:table-cell office:value-type="float" office:value="1023674">
            <text:p>1023674</text:p>
          </table:table-cell>
          <table:table-cell office:value-type="float" office:value="117">
            <text:p>117</text:p>
          </table:table-cell>
          <table:table-cell table:style-name="ce1" office:value-type="float" office:value="0.11429">
            <text:p>0,1142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Tianjin</text:p>
          </table:table-cell>
          <table:table-cell office:value-type="float" office:value="3766207">
            <text:p>3766207</text:p>
          </table:table-cell>
          <table:table-cell office:value-type="float" office:value="427">
            <text:p>427</text:p>
          </table:table-cell>
          <table:table-cell table:style-name="ce1" office:value-type="float" office:value="0.11337">
            <text:p>0,1133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Rajshahi</text:p>
          </table:table-cell>
          <table:table-cell office:value-type="float" office:value="700206">
            <text:p>700206</text:p>
          </table:table-cell>
          <table:table-cell office:value-type="float" office:value="79">
            <text:p>79</text:p>
          </table:table-cell>
          <table:table-cell table:style-name="ce1" office:value-type="float" office:value="0.11282">
            <text:p>0,1128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exicali</text:p>
          </table:table-cell>
          <table:table-cell office:value-type="float" office:value="597124">
            <text:p>597124</text:p>
          </table:table-cell>
          <table:table-cell office:value-type="float" office:value="67">
            <text:p>67</text:p>
          </table:table-cell>
          <table:table-cell table:style-name="ce1" office:value-type="float" office:value="0.1122">
            <text:p>0,1122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table:style-name="ce1" office:value-type="float" office:value="0.10998">
            <text:p>0,1099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table:style-name="ce1" office:value-type="float" office:value="0.10998">
            <text:p>0,1099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Okayama</text:p>
          </table:table-cell>
          <table:table-cell office:value-type="float" office:value="639657">
            <text:p>639657</text:p>
          </table:table-cell>
          <table:table-cell office:value-type="float" office:value="70">
            <text:p>70</text:p>
          </table:table-cell>
          <table:table-cell table:style-name="ce1" office:value-type="float" office:value="0.10943">
            <text:p>0,1094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Quezon</text:p>
          </table:table-cell>
          <table:table-cell office:value-type="float" office:value="2294835">
            <text:p>2294835</text:p>
          </table:table-cell>
          <table:table-cell office:value-type="float" office:value="248">
            <text:p>248</text:p>
          </table:table-cell>
          <table:table-cell table:style-name="ce1" office:value-type="float" office:value="0.10806">
            <text:p>0,108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Chongqing</text:p>
          </table:table-cell>
          <table:table-cell office:value-type="float" office:value="3967028">
            <text:p>3967028</text:p>
          </table:table-cell>
          <table:table-cell office:value-type="float" office:value="426">
            <text:p>426</text:p>
          </table:table-cell>
          <table:table-cell table:style-name="ce1" office:value-type="float" office:value="0.10738">
            <text:p>0,1073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Daejeon</text:p>
          </table:table-cell>
          <table:table-cell office:value-type="float" office:value="1475221">
            <text:p>1475221</text:p>
          </table:table-cell>
          <table:table-cell office:value-type="float" office:value="158">
            <text:p>158</text:p>
          </table:table-cell>
          <table:table-cell table:style-name="ce1" office:value-type="float" office:value="0.1071">
            <text:p>0,1071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Cartagena</text:p>
          </table:table-cell>
          <table:table-cell office:value-type="float" office:value="952036">
            <text:p>952036</text:p>
          </table:table-cell>
          <table:table-cell office:value-type="float" office:value="100">
            <text:p>100</text:p>
          </table:table-cell>
          <table:table-cell table:style-name="ce1" office:value-type="float" office:value="0.10503">
            <text:p>0,1050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Ludhiana</text:p>
          </table:table-cell>
          <table:table-cell office:value-type="float" office:value="1545476">
            <text:p>1545476</text:p>
          </table:table-cell>
          <table:table-cell office:value-type="float" office:value="156">
            <text:p>156</text:p>
          </table:table-cell>
          <table:table-cell table:style-name="ce1" office:value-type="float" office:value="0.10093">
            <text:p>0,1009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Niigata</text:p>
          </table:table-cell>
          <table:table-cell office:value-type="float" office:value="505276">
            <text:p>505276</text:p>
          </table:table-cell>
          <table:table-cell office:value-type="float" office:value="51">
            <text:p>51</text:p>
          </table:table-cell>
          <table:table-cell table:style-name="ce1" office:value-type="float" office:value="0.10093">
            <text:p>0,1009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Foshan</text:p>
          </table:table-cell>
          <table:table-cell office:value-type="float" office:value="627348">
            <text:p>627348</text:p>
          </table:table-cell>
          <table:table-cell office:value-type="float" office:value="63">
            <text:p>63</text:p>
          </table:table-cell>
          <table:table-cell table:style-name="ce1" office:value-type="float" office:value="0.10042">
            <text:p>0,1004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Napoli</text:p>
          </table:table-cell>
          <table:table-cell office:value-type="float" office:value="988972">
            <text:p>988972</text:p>
          </table:table-cell>
          <table:table-cell office:value-type="float" office:value="99">
            <text:p>99</text:p>
          </table:table-cell>
          <table:table-cell table:style-name="ce1" office:value-type="float" office:value="0.1001">
            <text:p>0,1001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urakarta</text:p>
          </table:table-cell>
          <table:table-cell office:value-type="float" office:value="555368">
            <text:p>555368</text:p>
          </table:table-cell>
          <table:table-cell office:value-type="float" office:value="55">
            <text:p>55</text:p>
          </table:table-cell>
          <table:table-cell table:style-name="ce1" office:value-type="float" office:value="0.09903">
            <text:p>0,0990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Thiruvananthapuram</text:p>
          </table:table-cell>
          <table:table-cell office:value-type="float" office:value="784223">
            <text:p>784223</text:p>
          </table:table-cell>
          <table:table-cell office:value-type="float" office:value="77">
            <text:p>77</text:p>
          </table:table-cell>
          <table:table-cell table:style-name="ce1" office:value-type="float" office:value="0.09818">
            <text:p>0,0981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Bekasi</text:p>
          </table:table-cell>
          <table:table-cell office:value-type="float" office:value="1520204">
            <text:p>1520204</text:p>
          </table:table-cell>
          <table:table-cell office:value-type="float" office:value="149">
            <text:p>149</text:p>
          </table:table-cell>
          <table:table-cell table:style-name="ce1" office:value-type="float" office:value="0.09801">
            <text:p>0,0980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Manila</text:p>
          </table:table-cell>
          <table:table-cell office:value-type="float" office:value="10443877">
            <text:p>10443877</text:p>
          </table:table-cell>
          <table:table-cell office:value-type="float" office:value="1007">
            <text:p>1007</text:p>
          </table:table-cell>
          <table:table-cell table:style-name="ce1" office:value-type="float" office:value="0.09642">
            <text:p>0,0964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Zhengzhou</text:p>
          </table:table-cell>
          <table:table-cell office:value-type="float" office:value="2014125">
            <text:p>2014125</text:p>
          </table:table-cell>
          <table:table-cell office:value-type="float" office:value="194">
            <text:p>194</text:p>
          </table:table-cell>
          <table:table-cell table:style-name="ce1" office:value-type="float" office:value="0.09631">
            <text:p>0,0963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Nikolaev</text:p>
          </table:table-cell>
          <table:table-cell office:value-type="float" office:value="510840">
            <text:p>510840</text:p>
          </table:table-cell>
          <table:table-cell office:value-type="float" office:value="49">
            <text:p>49</text:p>
          </table:table-cell>
          <table:table-cell table:style-name="ce1" office:value-type="float" office:value="0.09592">
            <text:p>0,0959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Guayaquil</text:p>
          </table:table-cell>
          <table:table-cell office:value-type="float" office:value="1952029">
            <text:p>1952029</text:p>
          </table:table-cell>
          <table:table-cell office:value-type="float" office:value="187">
            <text:p>187</text:p>
          </table:table-cell>
          <table:table-cell table:style-name="ce1" office:value-type="float" office:value="0.09579">
            <text:p>0,0957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rinagar</text:p>
          </table:table-cell>
          <table:table-cell office:value-type="float" office:value="975926">
            <text:p>975926</text:p>
          </table:table-cell>
          <table:table-cell office:value-type="float" office:value="92">
            <text:p>92</text:p>
          </table:table-cell>
          <table:table-cell table:style-name="ce1" office:value-type="float" office:value="0.09426">
            <text:p>0,0942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Zapopan</text:p>
          </table:table-cell>
          <table:table-cell office:value-type="float" office:value="987555">
            <text:p>987555</text:p>
          </table:table-cell>
          <table:table-cell office:value-type="float" office:value="93">
            <text:p>93</text:p>
          </table:table-cell>
          <table:table-cell table:style-name="ce1" office:value-type="float" office:value="0.09417">
            <text:p>0,0941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Bursa</text:p>
          </table:table-cell>
          <table:table-cell office:value-type="float" office:value="1413485">
            <text:p>1413485</text:p>
          </table:table-cell>
          <table:table-cell office:value-type="float" office:value="133">
            <text:p>133</text:p>
          </table:table-cell>
          <table:table-cell table:style-name="ce1" office:value-type="float" office:value="0.09409">
            <text:p>0,0940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Hiroshima</text:p>
          </table:table-cell>
          <table:table-cell office:value-type="float" office:value="1143850">
            <text:p>1143850</text:p>
          </table:table-cell>
          <table:table-cell office:value-type="float" office:value="105">
            <text:p>105</text:p>
          </table:table-cell>
          <table:table-cell table:style-name="ce1" office:value-type="float" office:value="0.09179">
            <text:p>0,0917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Kanpur</text:p>
          </table:table-cell>
          <table:table-cell office:value-type="float" office:value="2823523">
            <text:p>2823523</text:p>
          </table:table-cell>
          <table:table-cell office:value-type="float" office:value="257">
            <text:p>257</text:p>
          </table:table-cell>
          <table:table-cell table:style-name="ce1" office:value-type="float" office:value="0.09102">
            <text:p>0,0910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Gwalior</text:p>
          </table:table-cell>
          <table:table-cell office:value-type="float" office:value="882551">
            <text:p>882551</text:p>
          </table:table-cell>
          <table:table-cell office:value-type="float" office:value="80">
            <text:p>80</text:p>
          </table:table-cell>
          <table:table-cell table:style-name="ce1" office:value-type="float" office:value="0.09064">
            <text:p>0,0906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table:style-name="ce1" office:value-type="float" office:value="0.09029">
            <text:p>0,0902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table:style-name="ce1" office:value-type="float" office:value="0.09029">
            <text:p>0,0902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Ranchi</text:p>
          </table:table-cell>
          <table:table-cell office:value-type="float" office:value="945079">
            <text:p>945079</text:p>
          </table:table-cell>
          <table:table-cell office:value-type="float" office:value="85">
            <text:p>85</text:p>
          </table:table-cell>
          <table:table-cell table:style-name="ce1" office:value-type="float" office:value="0.08993">
            <text:p>0,0899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Kanazawa</text:p>
          </table:table-cell>
          <table:table-cell office:value-type="float" office:value="458941">
            <text:p>458941</text:p>
          </table:table-cell>
          <table:table-cell office:value-type="float" office:value="41">
            <text:p>41</text:p>
          </table:table-cell>
          <table:table-cell table:style-name="ce1" office:value-type="float" office:value="0.08933">
            <text:p>0,0893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egucigalpa</text:p>
          </table:table-cell>
          <table:table-cell office:value-type="float" office:value="850961">
            <text:p>850961</text:p>
          </table:table-cell>
          <table:table-cell office:value-type="float" office:value="76">
            <text:p>76</text:p>
          </table:table-cell>
          <table:table-cell table:style-name="ce1" office:value-type="float" office:value="0.08931">
            <text:p>0,0893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Agadir</text:p>
          </table:table-cell>
          <table:table-cell office:value-type="float" office:value="656110">
            <text:p>656110</text:p>
          </table:table-cell>
          <table:table-cell office:value-type="float" office:value="58">
            <text:p>58</text:p>
          </table:table-cell>
          <table:table-cell table:style-name="ce1" office:value-type="float" office:value="0.08839">
            <text:p>0,0883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Tashkent</text:p>
          </table:table-cell>
          <table:table-cell office:value-type="float" office:value="1978078">
            <text:p>1978078</text:p>
          </table:table-cell>
          <table:table-cell office:value-type="float" office:value="173">
            <text:p>173</text:p>
          </table:table-cell>
          <table:table-cell table:style-name="ce1" office:value-type="float" office:value="0.08745">
            <text:p>0,0874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Karachi</text:p>
          </table:table-cell>
          <table:table-cell office:value-type="float" office:value="11627378">
            <text:p>11627378</text:p>
          </table:table-cell>
          <table:table-cell office:value-type="float" office:value="1016">
            <text:p>1016</text:p>
          </table:table-cell>
          <table:table-cell table:style-name="ce1" office:value-type="float" office:value="0.08737">
            <text:p>0,0873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Wien</text:p>
          </table:table-cell>
          <table:table-cell office:value-type="float" office:value="1569316">
            <text:p>1569316</text:p>
          </table:table-cell>
          <table:table-cell office:value-type="float" office:value="137">
            <text:p>137</text:p>
          </table:table-cell>
          <table:table-cell table:style-name="ce1" office:value-type="float" office:value="0.08729">
            <text:p>0,0872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Peshawar</text:p>
          </table:table-cell>
          <table:table-cell office:value-type="float" office:value="1219248">
            <text:p>1219248</text:p>
          </table:table-cell>
          <table:table-cell office:value-type="float" office:value="106">
            <text:p>106</text:p>
          </table:table-cell>
          <table:table-cell table:style-name="ce1" office:value-type="float" office:value="0.08693">
            <text:p>0,0869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Vijayawada</text:p>
          </table:table-cell>
          <table:table-cell office:value-type="float" office:value="874684">
            <text:p>874684</text:p>
          </table:table-cell>
          <table:table-cell office:value-type="float" office:value="75">
            <text:p>75</text:p>
          </table:table-cell>
          <table:table-cell table:style-name="ce1" office:value-type="float" office:value="0.08574">
            <text:p>0,0857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Khulna</text:p>
          </table:table-cell>
          <table:table-cell office:value-type="float" office:value="1342429">
            <text:p>1342429</text:p>
          </table:table-cell>
          <table:table-cell office:value-type="float" office:value="115">
            <text:p>115</text:p>
          </table:table-cell>
          <table:table-cell table:style-name="ce1" office:value-type="float" office:value="0.08566">
            <text:p>0,0856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Osasco</text:p>
          </table:table-cell>
          <table:table-cell office:value-type="float" office:value="677869">
            <text:p>677869</text:p>
          </table:table-cell>
          <table:table-cell office:value-type="float" office:value="58">
            <text:p>58</text:p>
          </table:table-cell>
          <table:table-cell table:style-name="ce1" office:value-type="float" office:value="0.08556">
            <text:p>0,0855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ashhad</text:p>
          </table:table-cell>
          <table:table-cell office:value-type="float" office:value="2307254">
            <text:p>2307254</text:p>
          </table:table-cell>
          <table:table-cell office:value-type="float" office:value="197">
            <text:p>197</text:p>
          </table:table-cell>
          <table:table-cell table:style-name="ce1" office:value-type="float" office:value="0.08538">
            <text:p>0,0853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Jamshedpur</text:p>
          </table:table-cell>
          <table:table-cell office:value-type="float" office:value="616404">
            <text:p>616404</text:p>
          </table:table-cell>
          <table:table-cell office:value-type="float" office:value="52">
            <text:p>52</text:p>
          </table:table-cell>
          <table:table-cell table:style-name="ce1" office:value-type="float" office:value="0.08436">
            <text:p>0,0843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Harbin</text:p>
          </table:table-cell>
          <table:table-cell office:value-type="float" office:value="3229883">
            <text:p>3229883</text:p>
          </table:table-cell>
          <table:table-cell office:value-type="float" office:value="268">
            <text:p>268</text:p>
          </table:table-cell>
          <table:table-cell table:style-name="ce1" office:value-type="float" office:value="0.08297">
            <text:p>0,0829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Kumamoto</text:p>
          </table:table-cell>
          <table:table-cell office:value-type="float" office:value="680429">
            <text:p>680429</text:p>
          </table:table-cell>
          <table:table-cell office:value-type="float" office:value="56">
            <text:p>56</text:p>
          </table:table-cell>
          <table:table-cell table:style-name="ce1" office:value-type="float" office:value="0.0823">
            <text:p>0,0823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alta</text:p>
          </table:table-cell>
          <table:table-cell office:value-type="float" office:value="548288">
            <text:p>548288</text:p>
          </table:table-cell>
          <table:table-cell office:value-type="float" office:value="45">
            <text:p>45</text:p>
          </table:table-cell>
          <table:table-cell table:style-name="ce1" office:value-type="float" office:value="0.08207">
            <text:p>0,0820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Jabalpur</text:p>
          </table:table-cell>
          <table:table-cell office:value-type="float" office:value="1030276">
            <text:p>1030276</text:p>
          </table:table-cell>
          <table:table-cell office:value-type="float" office:value="84">
            <text:p>84</text:p>
          </table:table-cell>
          <table:table-cell table:style-name="ce1" office:value-type="float" office:value="0.08153">
            <text:p>0,0815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Raipur</text:p>
          </table:table-cell>
          <table:table-cell office:value-type="float" office:value="680066">
            <text:p>680066</text:p>
          </table:table-cell>
          <table:table-cell office:value-type="float" office:value="55">
            <text:p>55</text:p>
          </table:table-cell>
          <table:table-cell table:style-name="ce1" office:value-type="float" office:value="0.08087">
            <text:p>0,0808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rujillo</text:p>
          </table:table-cell>
          <table:table-cell office:value-type="float" office:value="750004">
            <text:p>750004</text:p>
          </table:table-cell>
          <table:table-cell office:value-type="float" office:value="60">
            <text:p>60</text:p>
          </table:table-cell>
          <table:table-cell table:style-name="ce1" office:value-type="float" office:value="0.07999">
            <text:p>0,0799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Bhilai</text:p>
          </table:table-cell>
          <table:table-cell office:value-type="float" office:value="625203">
            <text:p>625203</text:p>
          </table:table-cell>
          <table:table-cell office:value-type="float" office:value="50">
            <text:p>50</text:p>
          </table:table-cell>
          <table:table-cell table:style-name="ce1" office:value-type="float" office:value="0.07997">
            <text:p>0,0799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Faridabad</text:p>
          </table:table-cell>
          <table:table-cell office:value-type="float" office:value="1280909">
            <text:p>1280909</text:p>
          </table:table-cell>
          <table:table-cell office:value-type="float" office:value="102">
            <text:p>102</text:p>
          </table:table-cell>
          <table:table-cell table:style-name="ce1" office:value-type="float" office:value="0.07963">
            <text:p>0,0796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Barquisimeto</text:p>
          </table:table-cell>
          <table:table-cell office:value-type="float" office:value="809564">
            <text:p>809564</text:p>
          </table:table-cell>
          <table:table-cell office:value-type="float" office:value="64">
            <text:p>64</text:p>
          </table:table-cell>
          <table:table-cell table:style-name="ce1" office:value-type="float" office:value="0.07905">
            <text:p>0,0790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Guarulhos</text:p>
          </table:table-cell>
          <table:table-cell office:value-type="float" office:value="1169601">
            <text:p>1169601</text:p>
          </table:table-cell>
          <table:table-cell office:value-type="float" office:value="92">
            <text:p>92</text:p>
          </table:table-cell>
          <table:table-cell table:style-name="ce1" office:value-type="float" office:value="0.07865">
            <text:p>0,0786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Bucuresti</text:p>
          </table:table-cell>
          <table:table-cell office:value-type="float" office:value="1877155">
            <text:p>1877155</text:p>
          </table:table-cell>
          <table:table-cell office:value-type="float" office:value="147">
            <text:p>147</text:p>
          </table:table-cell>
          <table:table-cell table:style-name="ce1" office:value-type="float" office:value="0.0783">
            <text:p>0,0783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Lagos</text:p>
          </table:table-cell>
          <table:table-cell office:value-type="float" office:value="8789133">
            <text:p>8789133</text:p>
          </table:table-cell>
          <table:table-cell office:value-type="float" office:value="686">
            <text:p>686</text:p>
          </table:table-cell>
          <table:table-cell table:style-name="ce1" office:value-type="float" office:value="0.07805">
            <text:p>0,0780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Calabar</text:p>
          </table:table-cell>
          <table:table-cell office:value-type="float" office:value="461832">
            <text:p>461832</text:p>
          </table:table-cell>
          <table:table-cell office:value-type="float" office:value="36">
            <text:p>36</text:p>
          </table:table-cell>
          <table:table-cell table:style-name="ce1" office:value-type="float" office:value="0.07795">
            <text:p>0,0779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skisehir</text:p>
          </table:table-cell>
          <table:table-cell office:value-type="float" office:value="515155">
            <text:p>515155</text:p>
          </table:table-cell>
          <table:table-cell office:value-type="float" office:value="39">
            <text:p>39</text:p>
          </table:table-cell>
          <table:table-cell table:style-name="ce1" office:value-type="float" office:value="0.0757">
            <text:p>0,0757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Wenzhou</text:p>
          </table:table-cell>
          <table:table-cell office:value-type="float" office:value="865672">
            <text:p>865672</text:p>
          </table:table-cell>
          <table:table-cell office:value-type="float" office:value="65">
            <text:p>65</text:p>
          </table:table-cell>
          <table:table-cell table:style-name="ce1" office:value-type="float" office:value="0.07508">
            <text:p>0,0750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Rabat</text:p>
          </table:table-cell>
          <table:table-cell office:value-type="float" office:value="1894386">
            <text:p>1894386</text:p>
          </table:table-cell>
          <table:table-cell office:value-type="float" office:value="142">
            <text:p>142</text:p>
          </table:table-cell>
          <table:table-cell table:style-name="ce1" office:value-type="float" office:value="0.07495">
            <text:p>0,0749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Nanning</text:p>
          </table:table-cell>
          <table:table-cell office:value-type="float" office:value="803788">
            <text:p>803788</text:p>
          </table:table-cell>
          <table:table-cell office:value-type="float" office:value="60">
            <text:p>60</text:p>
          </table:table-cell>
          <table:table-cell table:style-name="ce1" office:value-type="float" office:value="0.07464">
            <text:p>0,0746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hiraz</text:p>
          </table:table-cell>
          <table:table-cell office:value-type="float" office:value="1249972">
            <text:p>1249972</text:p>
          </table:table-cell>
          <table:table-cell office:value-type="float" office:value="93">
            <text:p>93</text:p>
          </table:table-cell>
          <table:table-cell table:style-name="ce1" office:value-type="float" office:value="0.0744">
            <text:p>0,0744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Kolhapur</text:p>
          </table:table-cell>
          <table:table-cell office:value-type="float" office:value="516184">
            <text:p>516184</text:p>
          </table:table-cell>
          <table:table-cell office:value-type="float" office:value="38">
            <text:p>38</text:p>
          </table:table-cell>
          <table:table-cell table:style-name="ce1" office:value-type="float" office:value="0.07361">
            <text:p>0,0736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harjah</text:p>
          </table:table-cell>
          <table:table-cell office:value-type="float" office:value="543942">
            <text:p>543942</text:p>
          </table:table-cell>
          <table:table-cell office:value-type="float" office:value="40">
            <text:p>40</text:p>
          </table:table-cell>
          <table:table-cell table:style-name="ce1" office:value-type="float" office:value="0.07353">
            <text:p>0,0735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Hamamatsu</text:p>
          </table:table-cell>
          <table:table-cell office:value-type="float" office:value="605105">
            <text:p>605105</text:p>
          </table:table-cell>
          <table:table-cell office:value-type="float" office:value="44">
            <text:p>44</text:p>
          </table:table-cell>
          <table:table-cell table:style-name="ce1" office:value-type="float" office:value="0.07271">
            <text:p>0,0727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Pontianak</text:p>
          </table:table-cell>
          <table:table-cell office:value-type="float" office:value="455226">
            <text:p>455226</text:p>
          </table:table-cell>
          <table:table-cell office:value-type="float" office:value="33">
            <text:p>33</text:p>
          </table:table-cell>
          <table:table-cell table:style-name="ce1" office:value-type="float" office:value="0.07249">
            <text:p>0,0724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urban</text:p>
          </table:table-cell>
          <table:table-cell office:value-type="float" office:value="3120340">
            <text:p>3120340</text:p>
          </table:table-cell>
          <table:table-cell office:value-type="float" office:value="226">
            <text:p>226</text:p>
          </table:table-cell>
          <table:table-cell table:style-name="ce1" office:value-type="float" office:value="0.07242">
            <text:p>0,0724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Kayseri</text:p>
          </table:table-cell>
          <table:table-cell office:value-type="float" office:value="593164">
            <text:p>593164</text:p>
          </table:table-cell>
          <table:table-cell office:value-type="float" office:value="42">
            <text:p>42</text:p>
          </table:table-cell>
          <table:table-cell table:style-name="ce1" office:value-type="float" office:value="0.0708">
            <text:p>0,0708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Riyadh</text:p>
          </table:table-cell>
          <table:table-cell office:value-type="float" office:value="3469290">
            <text:p>3469290</text:p>
          </table:table-cell>
          <table:table-cell office:value-type="float" office:value="244">
            <text:p>244</text:p>
          </table:table-cell>
          <table:table-cell table:style-name="ce1" office:value-type="float" office:value="0.07033">
            <text:p>0,0703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arrakech</text:p>
          </table:table-cell>
          <table:table-cell office:value-type="float" office:value="839296">
            <text:p>839296</text:p>
          </table:table-cell>
          <table:table-cell office:value-type="float" office:value="59">
            <text:p>59</text:p>
          </table:table-cell>
          <table:table-cell table:style-name="ce1" office:value-type="float" office:value="0.07029">
            <text:p>0,0702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atna</text:p>
          </table:table-cell>
          <table:table-cell office:value-type="float" office:value="1600085">
            <text:p>1600085</text:p>
          </table:table-cell>
          <table:table-cell office:value-type="float" office:value="112">
            <text:p>112</text:p>
          </table:table-cell>
          <table:table-cell table:style-name="ce1" office:value-type="float" office:value="0.06999">
            <text:p>0,0699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Oita</text:p>
          </table:table-cell>
          <table:table-cell office:value-type="float" office:value="448910">
            <text:p>448910</text:p>
          </table:table-cell>
          <table:table-cell office:value-type="float" office:value="31">
            <text:p>31</text:p>
          </table:table-cell>
          <table:table-cell table:style-name="ce1" office:value-type="float" office:value="0.06905">
            <text:p>0,0690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Chiclayo</text:p>
          </table:table-cell>
          <table:table-cell office:value-type="float" office:value="582597">
            <text:p>582597</text:p>
          </table:table-cell>
          <table:table-cell office:value-type="float" office:value="40">
            <text:p>40</text:p>
          </table:table-cell>
          <table:table-cell table:style-name="ce1" office:value-type="float" office:value="0.06865">
            <text:p>0,0686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Lipetsk</text:p>
          </table:table-cell>
          <table:table-cell office:value-type="float" office:value="515659">
            <text:p>515659</text:p>
          </table:table-cell>
          <table:table-cell office:value-type="float" office:value="35">
            <text:p>35</text:p>
          </table:table-cell>
          <table:table-cell table:style-name="ce1" office:value-type="float" office:value="0.06787">
            <text:p>0,0678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Yantai</text:p>
          </table:table-cell>
          <table:table-cell office:value-type="float" office:value="719332">
            <text:p>719332</text:p>
          </table:table-cell>
          <table:table-cell office:value-type="float" office:value="46">
            <text:p>46</text:p>
          </table:table-cell>
          <table:table-cell table:style-name="ce1" office:value-type="float" office:value="0.06394">
            <text:p>0,0639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Bacolod City</text:p>
          </table:table-cell>
          <table:table-cell office:value-type="float" office:value="454898">
            <text:p>454898</text:p>
          </table:table-cell>
          <table:table-cell office:value-type="float" office:value="29">
            <text:p>29</text:p>
          </table:table-cell>
          <table:table-cell table:style-name="ce1" office:value-type="float" office:value="0.06375">
            <text:p>0,0637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henyang</text:p>
          </table:table-cell>
          <table:table-cell office:value-type="float" office:value="3512192">
            <text:p>3512192</text:p>
          </table:table-cell>
          <table:table-cell office:value-type="float" office:value="215">
            <text:p>215</text:p>
          </table:table-cell>
          <table:table-cell table:style-name="ce1" office:value-type="float" office:value="0.06121">
            <text:p>0,0612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ialkot</text:p>
          </table:table-cell>
          <table:table-cell office:value-type="float" office:value="477537">
            <text:p>477537</text:p>
          </table:table-cell>
          <table:table-cell office:value-type="float" office:value="29">
            <text:p>29</text:p>
          </table:table-cell>
          <table:table-cell table:style-name="ce1" office:value-type="float" office:value="0.06072">
            <text:p>0,0607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Contagem</text:p>
          </table:table-cell>
          <table:table-cell office:value-type="float" office:value="627132">
            <text:p>627132</text:p>
          </table:table-cell>
          <table:table-cell office:value-type="float" office:value="38">
            <text:p>38</text:p>
          </table:table-cell>
          <table:table-cell table:style-name="ce1" office:value-type="float" office:value="0.06059">
            <text:p>0,06059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Konya</text:p>
          </table:table-cell>
          <table:table-cell office:value-type="float" office:value="876004">
            <text:p>876004</text:p>
          </table:table-cell>
          <table:table-cell office:value-type="float" office:value="53">
            <text:p>53</text:p>
          </table:table-cell>
          <table:table-cell table:style-name="ce1" office:value-type="float" office:value="0.0605">
            <text:p>0,0605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Guntur</text:p>
          </table:table-cell>
          <table:table-cell office:value-type="float" office:value="530636">
            <text:p>530636</text:p>
          </table:table-cell>
          <table:table-cell office:value-type="float" office:value="32">
            <text:p>32</text:p>
          </table:table-cell>
          <table:table-cell table:style-name="ce1" office:value-type="float" office:value="0.0603">
            <text:p>0,0603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Guilin</text:p>
          </table:table-cell>
          <table:table-cell office:value-type="float" office:value="649352">
            <text:p>649352</text:p>
          </table:table-cell>
          <table:table-cell office:value-type="float" office:value="39">
            <text:p>39</text:p>
          </table:table-cell>
          <table:table-cell table:style-name="ce1" office:value-type="float" office:value="0.06005">
            <text:p>0,0600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asablanca</text:p>
          </table:table-cell>
          <table:table-cell office:value-type="float" office:value="3609698">
            <text:p>3609698</text:p>
          </table:table-cell>
          <table:table-cell office:value-type="float" office:value="215">
            <text:p>215</text:p>
          </table:table-cell>
          <table:table-cell table:style-name="ce1" office:value-type="float" office:value="0.05956">
            <text:p>0,0595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altillo</text:p>
          </table:table-cell>
          <table:table-cell office:value-type="float" office:value="621270">
            <text:p>621270</text:p>
          </table:table-cell>
          <table:table-cell office:value-type="float" office:value="37">
            <text:p>37</text:p>
          </table:table-cell>
          <table:table-cell table:style-name="ce1" office:value-type="float" office:value="0.05955">
            <text:p>0,0595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Cotonou</text:p>
          </table:table-cell>
          <table:table-cell office:value-type="float" office:value="690584">
            <text:p>690584</text:p>
          </table:table-cell>
          <table:table-cell office:value-type="float" office:value="41">
            <text:p>41</text:p>
          </table:table-cell>
          <table:table-cell table:style-name="ce1" office:value-type="float" office:value="0.05937">
            <text:p>0,0593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Tabriz</text:p>
          </table:table-cell>
          <table:table-cell office:value-type="float" office:value="1424701">
            <text:p>1424701</text:p>
          </table:table-cell>
          <table:table-cell office:value-type="float" office:value="84">
            <text:p>84</text:p>
          </table:table-cell>
          <table:table-cell table:style-name="ce1" office:value-type="float" office:value="0.05895">
            <text:p>0,0589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Thane</text:p>
          </table:table-cell>
          <table:table-cell office:value-type="float" office:value="1261517">
            <text:p>1261517</text:p>
          </table:table-cell>
          <table:table-cell office:value-type="float" office:value="73">
            <text:p>73</text:p>
          </table:table-cell>
          <table:table-cell table:style-name="ce1" office:value-type="float" office:value="0.05786">
            <text:p>0,0578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ombasa</text:p>
          </table:table-cell>
          <table:table-cell office:value-type="float" office:value="799727">
            <text:p>799727</text:p>
          </table:table-cell>
          <table:table-cell office:value-type="float" office:value="44">
            <text:p>44</text:p>
          </table:table-cell>
          <table:table-cell table:style-name="ce1" office:value-type="float" office:value="0.05501">
            <text:p>0,0550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Yazd</text:p>
          </table:table-cell>
          <table:table-cell office:value-type="float" office:value="477926">
            <text:p>477926</text:p>
          </table:table-cell>
          <table:table-cell office:value-type="float" office:value="26">
            <text:p>26</text:p>
          </table:table-cell>
          <table:table-cell table:style-name="ce1" office:value-type="float" office:value="0.0544">
            <text:p>0,0544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Ajmer</text:p>
          </table:table-cell>
          <table:table-cell office:value-type="float" office:value="517947">
            <text:p>517947</text:p>
          </table:table-cell>
          <table:table-cell office:value-type="float" office:value="28">
            <text:p>28</text:p>
          </table:table-cell>
          <table:table-cell table:style-name="ce1" office:value-type="float" office:value="0.05405">
            <text:p>0,0540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Bikaner</text:p>
          </table:table-cell>
          <table:table-cell office:value-type="float" office:value="576056">
            <text:p>576056</text:p>
          </table:table-cell>
          <table:table-cell office:value-type="float" office:value="31">
            <text:p>31</text:p>
          </table:table-cell>
          <table:table-cell table:style-name="ce1" office:value-type="float" office:value="0.05381">
            <text:p>0,0538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Astrakhan</text:p>
          </table:table-cell>
          <table:table-cell office:value-type="float" office:value="502537">
            <text:p>502537</text:p>
          </table:table-cell>
          <table:table-cell office:value-type="float" office:value="27">
            <text:p>27</text:p>
          </table:table-cell>
          <table:table-cell table:style-name="ce1" office:value-type="float" office:value="0.05372">
            <text:p>0,0537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Damascus</text:p>
          </table:table-cell>
          <table:table-cell office:value-type="float" office:value="1576843">
            <text:p>1576843</text:p>
          </table:table-cell>
          <table:table-cell office:value-type="float" office:value="84">
            <text:p>84</text:p>
          </table:table-cell>
          <table:table-cell table:style-name="ce1" office:value-type="float" office:value="0.05327">
            <text:p>0,0532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Aurangabad</text:p>
          </table:table-cell>
          <table:table-cell office:value-type="float" office:value="1016520">
            <text:p>1016520</text:p>
          </table:table-cell>
          <table:table-cell office:value-type="float" office:value="54">
            <text:p>54</text:p>
          </table:table-cell>
          <table:table-cell table:style-name="ce1" office:value-type="float" office:value="0.05312">
            <text:p>0,0531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Maracaibo</text:p>
          </table:table-cell>
          <table:table-cell office:value-type="float" office:value="1948269">
            <text:p>1948269</text:p>
          </table:table-cell>
          <table:table-cell office:value-type="float" office:value="103">
            <text:p>103</text:p>
          </table:table-cell>
          <table:table-cell table:style-name="ce1" office:value-type="float" office:value="0.05286">
            <text:p>0,0528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Kocaeli</text:p>
          </table:table-cell>
          <table:table-cell office:value-type="float" office:value="1350456">
            <text:p>1350456</text:p>
          </table:table-cell>
          <table:table-cell office:value-type="float" office:value="69">
            <text:p>69</text:p>
          </table:table-cell>
          <table:table-cell table:style-name="ce1" office:value-type="float" office:value="0.05109">
            <text:p>0,05109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Bahawalpur</text:p>
          </table:table-cell>
          <table:table-cell office:value-type="float" office:value="552765">
            <text:p>552765</text:p>
          </table:table-cell>
          <table:table-cell office:value-type="float" office:value="28">
            <text:p>28</text:p>
          </table:table-cell>
          <table:table-cell table:style-name="ce1" office:value-type="float" office:value="0.05065">
            <text:p>0,0506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Rasht</text:p>
          </table:table-cell>
          <table:table-cell office:value-type="float" office:value="594619">
            <text:p>594619</text:p>
          </table:table-cell>
          <table:table-cell office:value-type="float" office:value="30">
            <text:p>30</text:p>
          </table:table-cell>
          <table:table-cell table:style-name="ce1" office:value-type="float" office:value="0.05045">
            <text:p>0,0504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alembang</text:p>
          </table:table-cell>
          <table:table-cell office:value-type="float" office:value="1241334">
            <text:p>1241334</text:p>
          </table:table-cell>
          <table:table-cell office:value-type="float" office:value="62">
            <text:p>62</text:p>
          </table:table-cell>
          <table:table-cell table:style-name="ce1" office:value-type="float" office:value="0.04994">
            <text:p>0,04994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Maputo</text:p>
          </table:table-cell>
          <table:table-cell office:value-type="float" office:value="1191613">
            <text:p>1191613</text:p>
          </table:table-cell>
          <table:table-cell office:value-type="float" office:value="59">
            <text:p>59</text:p>
          </table:table-cell>
          <table:table-cell table:style-name="ce1" office:value-type="float" office:value="0.04951">
            <text:p>0,0495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Douala</text:p>
          </table:table-cell>
          <table:table-cell office:value-type="float" office:value="1338144">
            <text:p>1338144</text:p>
          </table:table-cell>
          <table:table-cell office:value-type="float" office:value="66">
            <text:p>66</text:p>
          </table:table-cell>
          <table:table-cell table:style-name="ce1" office:value-type="float" office:value="0.04932">
            <text:p>0,0493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Padang</text:p>
          </table:table-cell>
          <table:table-cell office:value-type="float" office:value="840458">
            <text:p>840458</text:p>
          </table:table-cell>
          <table:table-cell office:value-type="float" office:value="41">
            <text:p>41</text:p>
          </table:table-cell>
          <table:table-cell table:style-name="ce1" office:value-type="float" office:value="0.04878">
            <text:p>0,0487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Kosovo</text:p>
          </table:table-cell>
          <table:table-cell office:value-type="float" office:value="2160510">
            <text:p>2160510</text:p>
          </table:table-cell>
          <table:table-cell office:value-type="float" office:value="104">
            <text:p>104</text:p>
          </table:table-cell>
          <table:table-cell table:style-name="ce1" office:value-type="float" office:value="0.04813">
            <text:p>0,0481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akar</text:p>
          </table:table-cell>
          <table:table-cell office:value-type="float" office:value="2702820">
            <text:p>2702820</text:p>
          </table:table-cell>
          <table:table-cell office:value-type="float" office:value="130">
            <text:p>130</text:p>
          </table:table-cell>
          <table:table-cell table:style-name="ce1" office:value-type="float" office:value="0.04809">
            <text:p>0,04809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Bhavnagar</text:p>
          </table:table-cell>
          <table:table-cell office:value-type="float" office:value="555014">
            <text:p>555014</text:p>
          </table:table-cell>
          <table:table-cell office:value-type="float" office:value="26">
            <text:p>26</text:p>
          </table:table-cell>
          <table:table-cell table:style-name="ce1" office:value-type="float" office:value="0.04684">
            <text:p>0,0468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Hachioji</text:p>
          </table:table-cell>
          <table:table-cell office:value-type="float" office:value="579402">
            <text:p>579402</text:p>
          </table:table-cell>
          <table:table-cell office:value-type="float" office:value="27">
            <text:p>27</text:p>
          </table:table-cell>
          <table:table-cell table:style-name="ce1" office:value-type="float" office:value="0.04659">
            <text:p>0,0465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Algiers</text:p>
          </table:table-cell>
          <table:table-cell office:value-type="float" office:value="1980242">
            <text:p>1980242</text:p>
          </table:table-cell>
          <table:table-cell office:value-type="float" office:value="91">
            <text:p>91</text:p>
          </table:table-cell>
          <table:table-cell table:style-name="ce1" office:value-type="float" office:value="0.04595">
            <text:p>0,0459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Rawalpindi</text:p>
          </table:table-cell>
          <table:table-cell office:value-type="float" office:value="1743599">
            <text:p>1743599</text:p>
          </table:table-cell>
          <table:table-cell office:value-type="float" office:value="80">
            <text:p>80</text:p>
          </table:table-cell>
          <table:table-cell table:style-name="ce1" office:value-type="float" office:value="0.04588">
            <text:p>0,0458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usaka</text:p>
          </table:table-cell>
          <table:table-cell office:value-type="float" office:value="1267458">
            <text:p>1267458</text:p>
          </table:table-cell>
          <table:table-cell office:value-type="float" office:value="58">
            <text:p>58</text:p>
          </table:table-cell>
          <table:table-cell table:style-name="ce1" office:value-type="float" office:value="0.04576">
            <text:p>0,04576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Changchun</text:p>
          </table:table-cell>
          <table:table-cell office:value-type="float" office:value="2537421">
            <text:p>2537421</text:p>
          </table:table-cell>
          <table:table-cell office:value-type="float" office:value="113">
            <text:p>113</text:p>
          </table:table-cell>
          <table:table-cell table:style-name="ce1" office:value-type="float" office:value="0.04453">
            <text:p>0,0445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Changzhou</text:p>
          </table:table-cell>
          <table:table-cell office:value-type="float" office:value="949018">
            <text:p>949018</text:p>
          </table:table-cell>
          <table:table-cell office:value-type="float" office:value="42">
            <text:p>42</text:p>
          </table:table-cell>
          <table:table-cell table:style-name="ce1" office:value-type="float" office:value="0.04425">
            <text:p>0,0442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Harare</text:p>
          </table:table-cell>
          <table:table-cell office:value-type="float" office:value="2213701">
            <text:p>2213701</text:p>
          </table:table-cell>
          <table:table-cell office:value-type="float" office:value="97">
            <text:p>97</text:p>
          </table:table-cell>
          <table:table-cell table:style-name="ce1" office:value-type="float" office:value="0.04381">
            <text:p>0,0438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Antananarivo</text:p>
          </table:table-cell>
          <table:table-cell office:value-type="float" office:value="1391506">
            <text:p>1391506</text:p>
          </table:table-cell>
          <table:table-cell office:value-type="float" office:value="59">
            <text:p>59</text:p>
          </table:table-cell>
          <table:table-cell table:style-name="ce1" office:value-type="float" office:value="0.0424">
            <text:p>0,0424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Jilin</text:p>
          </table:table-cell>
          <table:table-cell office:value-type="float" office:value="1881977">
            <text:p>1881977</text:p>
          </table:table-cell>
          <table:table-cell office:value-type="float" office:value="79">
            <text:p>79</text:p>
          </table:table-cell>
          <table:table-cell table:style-name="ce1" office:value-type="float" office:value="0.04197">
            <text:p>0,0419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Yokosuka</text:p>
          </table:table-cell>
          <table:table-cell office:value-type="float" office:value="428999">
            <text:p>428999</text:p>
          </table:table-cell>
          <table:table-cell office:value-type="float" office:value="18">
            <text:p>18</text:p>
          </table:table-cell>
          <table:table-cell table:style-name="ce1" office:value-type="float" office:value="0.04195">
            <text:p>0,04195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Balikpapan</text:p>
          </table:table-cell>
          <table:table-cell office:value-type="float" office:value="433939">
            <text:p>433939</text:p>
          </table:table-cell>
          <table:table-cell office:value-type="float" office:value="18">
            <text:p>18</text:p>
          </table:table-cell>
          <table:table-cell table:style-name="ce1" office:value-type="float" office:value="0.04148">
            <text:p>0,0414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Tirunelveli</text:p>
          </table:table-cell>
          <table:table-cell office:value-type="float" office:value="435882">
            <text:p>435882</text:p>
          </table:table-cell>
          <table:table-cell office:value-type="float" office:value="18">
            <text:p>18</text:p>
          </table:table-cell>
          <table:table-cell table:style-name="ce1" office:value-type="float" office:value="0.04129">
            <text:p>0,04129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Hubli</text:p>
          </table:table-cell>
          <table:table-cell office:value-type="float" office:value="840285">
            <text:p>840285</text:p>
          </table:table-cell>
          <table:table-cell office:value-type="float" office:value="34">
            <text:p>34</text:p>
          </table:table-cell>
          <table:table-cell table:style-name="ce1" office:value-type="float" office:value="0.04046">
            <text:p>0,0404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Kagoshima</text:p>
          </table:table-cell>
          <table:table-cell office:value-type="float" office:value="555357">
            <text:p>555357</text:p>
          </table:table-cell>
          <table:table-cell office:value-type="float" office:value="22">
            <text:p>22</text:p>
          </table:table-cell>
          <table:table-cell table:style-name="ce1" office:value-type="float" office:value="0.03961">
            <text:p>0,0396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Karaj</text:p>
          </table:table-cell>
          <table:table-cell office:value-type="float" office:value="1448996">
            <text:p>1448996</text:p>
          </table:table-cell>
          <table:table-cell office:value-type="float" office:value="57">
            <text:p>57</text:p>
          </table:table-cell>
          <table:table-cell table:style-name="ce1" office:value-type="float" office:value="0.03933">
            <text:p>0,0393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Guiyang</text:p>
          </table:table-cell>
          <table:table-cell office:value-type="float" office:value="1171633">
            <text:p>1171633</text:p>
          </table:table-cell>
          <table:table-cell office:value-type="float" office:value="45">
            <text:p>45</text:p>
          </table:table-cell>
          <table:table-cell table:style-name="ce1" office:value-type="float" office:value="0.0384">
            <text:p>0,0384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Lanzhou</text:p>
          </table:table-cell>
          <table:table-cell office:value-type="float" office:value="1417742">
            <text:p>1417742</text:p>
          </table:table-cell>
          <table:table-cell office:value-type="float" office:value="54">
            <text:p>54</text:p>
          </table:table-cell>
          <table:table-cell table:style-name="ce1" office:value-type="float" office:value="0.03808">
            <text:p>0,0380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Manado</text:p>
          </table:table-cell>
          <table:table-cell office:value-type="float" office:value="451910">
            <text:p>451910</text:p>
          </table:table-cell>
          <table:table-cell office:value-type="float" office:value="17">
            <text:p>17</text:p>
          </table:table-cell>
          <table:table-cell table:style-name="ce1" office:value-type="float" office:value="0.03761">
            <text:p>0,0376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argodha</text:p>
          </table:table-cell>
          <table:table-cell office:value-type="float" office:value="542761">
            <text:p>542761</text:p>
          </table:table-cell>
          <table:table-cell office:value-type="float" office:value="20">
            <text:p>20</text:p>
          </table:table-cell>
          <table:table-cell table:style-name="ce1" office:value-type="float" office:value="0.03684">
            <text:p>0,0368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Banjarmasin</text:p>
          </table:table-cell>
          <table:table-cell office:value-type="float" office:value="572910">
            <text:p>572910</text:p>
          </table:table-cell>
          <table:table-cell office:value-type="float" office:value="21">
            <text:p>21</text:p>
          </table:table-cell>
          <table:table-cell table:style-name="ce1" office:value-type="float" office:value="0.03665">
            <text:p>0,0366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Quilmes</text:p>
          </table:table-cell>
          <table:table-cell office:value-type="float" office:value="518788">
            <text:p>518788</text:p>
          </table:table-cell>
          <table:table-cell office:value-type="float" office:value="19">
            <text:p>19</text:p>
          </table:table-cell>
          <table:table-cell table:style-name="ce1" office:value-type="float" office:value="0.03662">
            <text:p>0,0366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sfahan</text:p>
          </table:table-cell>
          <table:table-cell office:value-type="float" office:value="1547241">
            <text:p>1547241</text:p>
          </table:table-cell>
          <table:table-cell office:value-type="float" office:value="56">
            <text:p>56</text:p>
          </table:table-cell>
          <table:table-cell table:style-name="ce1" office:value-type="float" office:value="0.03619">
            <text:p>0,0361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Xian</text:p>
          </table:table-cell>
          <table:table-cell office:value-type="float" office:value="3953191">
            <text:p>3953191</text:p>
          </table:table-cell>
          <table:table-cell office:value-type="float" office:value="143">
            <text:p>143</text:p>
          </table:table-cell>
          <table:table-cell table:style-name="ce1" office:value-type="float" office:value="0.03617">
            <text:p>0,0361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Odesa</text:p>
          </table:table-cell>
          <table:table-cell office:value-type="float" office:value="1001558">
            <text:p>1001558</text:p>
          </table:table-cell>
          <table:table-cell office:value-type="float" office:value="36">
            <text:p>36</text:p>
          </table:table-cell>
          <table:table-cell table:style-name="ce1" office:value-type="float" office:value="0.03594">
            <text:p>0,0359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Amritsar</text:p>
          </table:table-cell>
          <table:table-cell office:value-type="float" office:value="1092528">
            <text:p>1092528</text:p>
          </table:table-cell>
          <table:table-cell office:value-type="float" office:value="39">
            <text:p>39</text:p>
          </table:table-cell>
          <table:table-cell table:style-name="ce1" office:value-type="float" office:value="0.03569">
            <text:p>0,03569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Yichang</text:p>
          </table:table-cell>
          <table:table-cell office:value-type="float" office:value="476725">
            <text:p>476725</text:p>
          </table:table-cell>
          <table:table-cell office:value-type="float" office:value="17">
            <text:p>17</text:p>
          </table:table-cell>
          <table:table-cell table:style-name="ce1" office:value-type="float" office:value="0.03565">
            <text:p>0,0356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Constantine</text:p>
          </table:table-cell>
          <table:table-cell office:value-type="float" office:value="450126">
            <text:p>450126</text:p>
          </table:table-cell>
          <table:table-cell office:value-type="float" office:value="16">
            <text:p>16</text:p>
          </table:table-cell>
          <table:table-cell table:style-name="ce1" office:value-type="float" office:value="0.03554">
            <text:p>0,03554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Zamboanga City</text:p>
          </table:table-cell>
          <table:table-cell office:value-type="float" office:value="648517">
            <text:p>648517</text:p>
          </table:table-cell>
          <table:table-cell office:value-type="float" office:value="23">
            <text:p>23</text:p>
          </table:table-cell>
          <table:table-cell table:style-name="ce1" office:value-type="float" office:value="0.03546">
            <text:p>0,0354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Chittagong</text:p>
          </table:table-cell>
          <table:table-cell office:value-type="float" office:value="3920222">
            <text:p>3920222</text:p>
          </table:table-cell>
          <table:table-cell office:value-type="float" office:value="139">
            <text:p>139</text:p>
          </table:table-cell>
          <table:table-cell table:style-name="ce1" office:value-type="float" office:value="0.03545">
            <text:p>0,03545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Adana</text:p>
          </table:table-cell>
          <table:table-cell office:value-type="float" office:value="1249680">
            <text:p>1249680</text:p>
          </table:table-cell>
          <table:table-cell office:value-type="float" office:value="44">
            <text:p>44</text:p>
          </table:table-cell>
          <table:table-cell table:style-name="ce1" office:value-type="float" office:value="0.0352">
            <text:p>0,0352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Bloemfontein</text:p>
          </table:table-cell>
          <table:table-cell office:value-type="float" office:value="463084">
            <text:p>463084</text:p>
          </table:table-cell>
          <table:table-cell office:value-type="float" office:value="16">
            <text:p>16</text:p>
          </table:table-cell>
          <table:table-cell table:style-name="ce1" office:value-type="float" office:value="0.03455">
            <text:p>0,0345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Jiaxing</text:p>
          </table:table-cell>
          <table:table-cell office:value-type="float" office:value="466101">
            <text:p>466101</text:p>
          </table:table-cell>
          <table:table-cell office:value-type="float" office:value="16">
            <text:p>16</text:p>
          </table:table-cell>
          <table:table-cell table:style-name="ce1" office:value-type="float" office:value="0.03432">
            <text:p>0,0343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Agra</text:p>
          </table:table-cell>
          <table:table-cell office:value-type="float" office:value="1430194">
            <text:p>1430194</text:p>
          </table:table-cell>
          <table:table-cell office:value-type="float" office:value="49">
            <text:p>49</text:p>
          </table:table-cell>
          <table:table-cell table:style-name="ce1" office:value-type="float" office:value="0.03426">
            <text:p>0,03426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Tangier</text:p>
          </table:table-cell>
          <table:table-cell office:value-type="float" office:value="825316">
            <text:p>825316</text:p>
          </table:table-cell>
          <table:table-cell office:value-type="float" office:value="28">
            <text:p>28</text:p>
          </table:table-cell>
          <table:table-cell table:style-name="ce1" office:value-type="float" office:value="0.03392">
            <text:p>0,0339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Novokuznetsk</text:p>
          </table:table-cell>
          <table:table-cell office:value-type="float" office:value="539622">
            <text:p>539622</text:p>
          </table:table-cell>
          <table:table-cell office:value-type="float" office:value="18">
            <text:p>18</text:p>
          </table:table-cell>
          <table:table-cell table:style-name="ce1" office:value-type="float" office:value="0.03335">
            <text:p>0,0333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onrovia</text:p>
          </table:table-cell>
          <table:table-cell office:value-type="float" office:value="935427">
            <text:p>935427</text:p>
          </table:table-cell>
          <table:table-cell office:value-type="float" office:value="31">
            <text:p>31</text:p>
          </table:table-cell>
          <table:table-cell table:style-name="ce1" office:value-type="float" office:value="0.03313">
            <text:p>0,03313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Peking</text:p>
          </table:table-cell>
          <table:table-cell office:value-type="float" office:value="7480601">
            <text:p>7480601</text:p>
          </table:table-cell>
          <table:table-cell office:value-type="float" office:value="246">
            <text:p>246</text:p>
          </table:table-cell>
          <table:table-cell table:style-name="ce1" office:value-type="float" office:value="0.03288">
            <text:p>0,0328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Mersin</text:p>
          </table:table-cell>
          <table:table-cell office:value-type="float" office:value="612540">
            <text:p>612540</text:p>
          </table:table-cell>
          <table:table-cell office:value-type="float" office:value="20">
            <text:p>20</text:p>
          </table:table-cell>
          <table:table-cell table:style-name="ce1" office:value-type="float" office:value="0.03265">
            <text:p>0,03265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Ansan</text:p>
          </table:table-cell>
          <table:table-cell office:value-type="float" office:value="650728">
            <text:p>650728</text:p>
          </table:table-cell>
          <table:table-cell office:value-type="float" office:value="21">
            <text:p>21</text:p>
          </table:table-cell>
          <table:table-cell table:style-name="ce1" office:value-type="float" office:value="0.03227">
            <text:p>0,03227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Tripoli</text:p>
          </table:table-cell>
          <table:table-cell office:value-type="float" office:value="1150990">
            <text:p>1150990</text:p>
          </table:table-cell>
          <table:table-cell office:value-type="float" office:value="37">
            <text:p>37</text:p>
          </table:table-cell>
          <table:table-cell table:style-name="ce1" office:value-type="float" office:value="0.03214">
            <text:p>0,0321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Nanchang</text:p>
          </table:table-cell>
          <table:table-cell office:value-type="float" office:value="1871351">
            <text:p>1871351</text:p>
          </table:table-cell>
          <table:table-cell office:value-type="float" office:value="60">
            <text:p>60</text:p>
          </table:table-cell>
          <table:table-cell table:style-name="ce1" office:value-type="float" office:value="0.03206">
            <text:p>0,03206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Kuching</text:p>
          </table:table-cell>
          <table:table-cell office:value-type="float" office:value="570579">
            <text:p>570579</text:p>
          </table:table-cell>
          <table:table-cell office:value-type="float" office:value="18">
            <text:p>18</text:p>
          </table:table-cell>
          <table:table-cell table:style-name="ce1" office:value-type="float" office:value="0.03154">
            <text:p>0,0315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Wuhu</text:p>
          </table:table-cell>
          <table:table-cell office:value-type="float" office:value="507524">
            <text:p>507524</text:p>
          </table:table-cell>
          <table:table-cell office:value-type="float" office:value="16">
            <text:p>16</text:p>
          </table:table-cell>
          <table:table-cell table:style-name="ce1" office:value-type="float" office:value="0.03152">
            <text:p>0,03152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Nantong</text:p>
          </table:table-cell>
          <table:table-cell office:value-type="float" office:value="666251">
            <text:p>666251</text:p>
          </table:table-cell>
          <table:table-cell office:value-type="float" office:value="21">
            <text:p>21</text:p>
          </table:table-cell>
          <table:table-cell table:style-name="ce1" office:value-type="float" office:value="0.03151">
            <text:p>0,0315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Abidjan</text:p>
          </table:table-cell>
          <table:table-cell office:value-type="float" office:value="3692570">
            <text:p>3692570</text:p>
          </table:table-cell>
          <table:table-cell office:value-type="float" office:value="114">
            <text:p>114</text:p>
          </table:table-cell>
          <table:table-cell table:style-name="ce1" office:value-type="float" office:value="0.03087">
            <text:p>0,0308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Blantyre</text:p>
          </table:table-cell>
          <table:table-cell office:value-type="float" office:value="584870">
            <text:p>584870</text:p>
          </table:table-cell>
          <table:table-cell office:value-type="float" office:value="18">
            <text:p>18</text:p>
          </table:table-cell>
          <table:table-cell table:style-name="ce1" office:value-type="float" office:value="0.03077">
            <text:p>0,03077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Multan</text:p>
          </table:table-cell>
          <table:table-cell office:value-type="float" office:value="1437644">
            <text:p>1437644</text:p>
          </table:table-cell>
          <table:table-cell office:value-type="float" office:value="44">
            <text:p>44</text:p>
          </table:table-cell>
          <table:table-cell table:style-name="ce1" office:value-type="float" office:value="0.0306">
            <text:p>0,0306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Nerima</text:p>
          </table:table-cell>
          <table:table-cell office:value-type="float" office:value="686237">
            <text:p>686237</text:p>
          </table:table-cell>
          <table:table-cell office:value-type="float" office:value="21">
            <text:p>21</text:p>
          </table:table-cell>
          <table:table-cell table:style-name="ce1" office:value-type="float" office:value="0.0306">
            <text:p>0,0306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Ujjain</text:p>
          </table:table-cell>
          <table:table-cell office:value-type="float" office:value="457395">
            <text:p>457395</text:p>
          </table:table-cell>
          <table:table-cell office:value-type="float" office:value="14">
            <text:p>14</text:p>
          </table:table-cell>
          <table:table-cell table:style-name="ce1" office:value-type="float" office:value="0.0306">
            <text:p>0,0306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Aligarh</text:p>
          </table:table-cell>
          <table:table-cell office:value-type="float" office:value="753280">
            <text:p>753280</text:p>
          </table:table-cell>
          <table:table-cell office:value-type="float" office:value="23">
            <text:p>23</text:p>
          </table:table-cell>
          <table:table-cell table:style-name="ce1" office:value-type="float" office:value="0.03053">
            <text:p>0,0305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Lilongwe</text:p>
          </table:table-cell>
          <table:table-cell office:value-type="float" office:value="646738">
            <text:p>646738</text:p>
          </table:table-cell>
          <table:table-cell office:value-type="float" office:value="19">
            <text:p>19</text:p>
          </table:table-cell>
          <table:table-cell table:style-name="ce1" office:value-type="float" office:value="0.02937">
            <text:p>0,02937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Acapulco</text:p>
          </table:table-cell>
          <table:table-cell office:value-type="float" office:value="652160">
            <text:p>652160</text:p>
          </table:table-cell>
          <table:table-cell office:value-type="float" office:value="19">
            <text:p>19</text:p>
          </table:table-cell>
          <table:table-cell table:style-name="ce1" office:value-type="float" office:value="0.02913">
            <text:p>0,02913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Busan</text:p>
          </table:table-cell>
          <table:table-cell office:value-type="float" office:value="3678555">
            <text:p>3678555</text:p>
          </table:table-cell>
          <table:table-cell office:value-type="float" office:value="107">
            <text:p>107</text:p>
          </table:table-cell>
          <table:table-cell table:style-name="ce1" office:value-type="float" office:value="0.02908">
            <text:p>0,0290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Qom</text:p>
          </table:table-cell>
          <table:table-cell office:value-type="float" office:value="1011103">
            <text:p>1011103</text:p>
          </table:table-cell>
          <table:table-cell office:value-type="float" office:value="29">
            <text:p>29</text:p>
          </table:table-cell>
          <table:table-cell table:style-name="ce1" office:value-type="float" office:value="0.02868">
            <text:p>0,0286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Ciudad Juarez <text:s/></text:p>
          </table:table-cell>
          <table:table-cell office:value-type="float" office:value="1512354">
            <text:p>1512354</text:p>
          </table:table-cell>
          <table:table-cell office:value-type="float" office:value="43">
            <text:p>43</text:p>
          </table:table-cell>
          <table:table-cell table:style-name="ce1" office:value-type="float" office:value="0.02843">
            <text:p>0,0284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Havana</text:p>
          </table:table-cell>
          <table:table-cell office:value-type="float" office:value="2163824">
            <text:p>2163824</text:p>
          </table:table-cell>
          <table:table-cell office:value-type="float" office:value="61">
            <text:p>61</text:p>
          </table:table-cell>
          <table:table-cell table:style-name="ce1" office:value-type="float" office:value="0.02819">
            <text:p>0,0281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Luanda</text:p>
          </table:table-cell>
          <table:table-cell office:value-type="float" office:value="2776125">
            <text:p>2776125</text:p>
          </table:table-cell>
          <table:table-cell office:value-type="float" office:value="76">
            <text:p>76</text:p>
          </table:table-cell>
          <table:table-cell table:style-name="ce1" office:value-type="float" office:value="0.02737">
            <text:p>0,02737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table:style-name="ce1" office:value-type="float" office:value="0.02729">
            <text:p>0,02729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table:style-name="ce1" office:value-type="float" office:value="0.02729">
            <text:p>0,02729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Dandong</text:p>
          </table:table-cell>
          <table:table-cell office:value-type="float" office:value="631973">
            <text:p>631973</text:p>
          </table:table-cell>
          <table:table-cell office:value-type="float" office:value="17">
            <text:p>17</text:p>
          </table:table-cell>
          <table:table-cell table:style-name="ce1" office:value-type="float" office:value="0.02689">
            <text:p>0,0268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table:style-name="ce1" office:value-type="float" office:value="0.02688">
            <text:p>0,02688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table:style-name="ce1" office:value-type="float" office:value="0.02688">
            <text:p>0,0268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Xuzhou</text:p>
          </table:table-cell>
          <table:table-cell office:value-type="float" office:value="1199193">
            <text:p>1199193</text:p>
          </table:table-cell>
          <table:table-cell office:value-type="float" office:value="32">
            <text:p>32</text:p>
          </table:table-cell>
          <table:table-cell table:style-name="ce1" office:value-type="float" office:value="0.02668">
            <text:p>0,0266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Haikou</text:p>
          </table:table-cell>
          <table:table-cell office:value-type="float" office:value="615835">
            <text:p>615835</text:p>
          </table:table-cell>
          <table:table-cell office:value-type="float" office:value="16">
            <text:p>16</text:p>
          </table:table-cell>
          <table:table-cell table:style-name="ce1" office:value-type="float" office:value="0.02598">
            <text:p>0,0259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Quetta</text:p>
          </table:table-cell>
          <table:table-cell office:value-type="float" office:value="733970">
            <text:p>733970</text:p>
          </table:table-cell>
          <table:table-cell office:value-type="float" office:value="19">
            <text:p>19</text:p>
          </table:table-cell>
          <table:table-cell table:style-name="ce1" office:value-type="float" office:value="0.02588">
            <text:p>0,02588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uttack</text:p>
          </table:table-cell>
          <table:table-cell office:value-type="float" office:value="580000">
            <text:p>580000</text:p>
          </table:table-cell>
          <table:table-cell office:value-type="float" office:value="15">
            <text:p>15</text:p>
          </table:table-cell>
          <table:table-cell table:style-name="ce1" office:value-type="float" office:value="0.02586">
            <text:p>0,0258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Mandalay</text:p>
          </table:table-cell>
          <table:table-cell office:value-type="float" office:value="1208227">
            <text:p>1208227</text:p>
          </table:table-cell>
          <table:table-cell office:value-type="float" office:value="31">
            <text:p>31</text:p>
          </table:table-cell>
          <table:table-cell table:style-name="ce1" office:value-type="float" office:value="0.02565">
            <text:p>0,02565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Zhenjiang</text:p>
          </table:table-cell>
          <table:table-cell office:value-type="float" office:value="632552">
            <text:p>632552</text:p>
          </table:table-cell>
          <table:table-cell office:value-type="float" office:value="16">
            <text:p>16</text:p>
          </table:table-cell>
          <table:table-cell table:style-name="ce1" office:value-type="float" office:value="0.02529">
            <text:p>0,0252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agamihara</text:p>
          </table:table-cell>
          <table:table-cell office:value-type="float" office:value="648811">
            <text:p>648811</text:p>
          </table:table-cell>
          <table:table-cell office:value-type="float" office:value="16">
            <text:p>16</text:p>
          </table:table-cell>
          <table:table-cell table:style-name="ce1" office:value-type="float" office:value="0.02466">
            <text:p>0,0246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Meerut</text:p>
          </table:table-cell>
          <table:table-cell office:value-type="float" office:value="1223184">
            <text:p>1223184</text:p>
          </table:table-cell>
          <table:table-cell office:value-type="float" office:value="30">
            <text:p>30</text:p>
          </table:table-cell>
          <table:table-cell table:style-name="ce1" office:value-type="float" office:value="0.02452">
            <text:p>0,0245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Utsunomiya</text:p>
          </table:table-cell>
          <table:table-cell office:value-type="float" office:value="449869">
            <text:p>449869</text:p>
          </table:table-cell>
          <table:table-cell office:value-type="float" office:value="11">
            <text:p>11</text:p>
          </table:table-cell>
          <table:table-cell table:style-name="ce1" office:value-type="float" office:value="0.02445">
            <text:p>0,02445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Zibo</text:p>
          </table:table-cell>
          <table:table-cell office:value-type="float" office:value="669770">
            <text:p>669770</text:p>
          </table:table-cell>
          <table:table-cell office:value-type="float" office:value="16">
            <text:p>16</text:p>
          </table:table-cell>
          <table:table-cell table:style-name="ce1" office:value-type="float" office:value="0.02388">
            <text:p>0,0238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Arak</text:p>
          </table:table-cell>
          <table:table-cell office:value-type="float" office:value="503673">
            <text:p>503673</text:p>
          </table:table-cell>
          <table:table-cell office:value-type="float" office:value="12">
            <text:p>12</text:p>
          </table:table-cell>
          <table:table-cell table:style-name="ce1" office:value-type="float" office:value="0.02382">
            <text:p>0,02382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Asansol</text:p>
          </table:table-cell>
          <table:table-cell office:value-type="float" office:value="504320">
            <text:p>504320</text:p>
          </table:table-cell>
          <table:table-cell office:value-type="float" office:value="12">
            <text:p>12</text:p>
          </table:table-cell>
          <table:table-cell table:style-name="ce1" office:value-type="float" office:value="0.02379">
            <text:p>0,0237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float" office:value="18">
            <text:p>18</text:p>
          </table:table-cell>
          <table:table-cell table:style-name="ce1" office:value-type="float" office:value="0.02347">
            <text:p>0,0234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string">
            <text:p><text:s/>shah 18 </text:p>
          </table:table-cell>
          <table:table-cell table:style-name="ce1" office:value-type="float" office:value="0.02347">
            <text:p>0,0234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Yinchuan</text:p>
          </table:table-cell>
          <table:table-cell office:value-type="float" office:value="475101">
            <text:p>475101</text:p>
          </table:table-cell>
          <table:table-cell office:value-type="float" office:value="11">
            <text:p>11</text:p>
          </table:table-cell>
          <table:table-cell table:style-name="ce1" office:value-type="float" office:value="0.02315">
            <text:p>0,0231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Matamoros</text:p>
          </table:table-cell>
          <table:table-cell office:value-type="float" office:value="435159">
            <text:p>435159</text:p>
          </table:table-cell>
          <table:table-cell office:value-type="float" office:value="10">
            <text:p>10</text:p>
          </table:table-cell>
          <table:table-cell table:style-name="ce1" office:value-type="float" office:value="0.02298">
            <text:p>0,02298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Jining</text:p>
          </table:table-cell>
          <table:table-cell office:value-type="float" office:value="450327">
            <text:p>450327</text:p>
          </table:table-cell>
          <table:table-cell office:value-type="float" office:value="10">
            <text:p>10</text:p>
          </table:table-cell>
          <table:table-cell table:style-name="ce1" office:value-type="float" office:value="0.0222">
            <text:p>0,0222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Makhachkala</text:p>
          </table:table-cell>
          <table:table-cell office:value-type="float" office:value="497967">
            <text:p>497967</text:p>
          </table:table-cell>
          <table:table-cell office:value-type="float" office:value="11">
            <text:p>11</text:p>
          </table:table-cell>
          <table:table-cell table:style-name="ce1" office:value-type="float" office:value="0.02208">
            <text:p>0,0220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Ichikawa</text:p>
          </table:table-cell>
          <table:table-cell office:value-type="float" office:value="458249">
            <text:p>458249</text:p>
          </table:table-cell>
          <table:table-cell office:value-type="float" office:value="10">
            <text:p>10</text:p>
          </table:table-cell>
          <table:table-cell table:style-name="ce1" office:value-type="float" office:value="0.02182">
            <text:p>0,0218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Kabul</text:p>
          </table:table-cell>
          <table:table-cell office:value-type="float" office:value="3043589">
            <text:p>3043589</text:p>
          </table:table-cell>
          <table:table-cell office:value-type="float" office:value="66">
            <text:p>66</text:p>
          </table:table-cell>
          <table:table-cell table:style-name="ce1" office:value-type="float" office:value="0.02168">
            <text:p>0,0216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Callao</text:p>
          </table:table-cell>
          <table:table-cell office:value-type="float" office:value="839271">
            <text:p>839271</text:p>
          </table:table-cell>
          <table:table-cell office:value-type="float" office:value="18">
            <text:p>18</text:p>
          </table:table-cell>
          <table:table-cell table:style-name="ce1" office:value-type="float" office:value="0.02144">
            <text:p>0,02144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Enugu</text:p>
          </table:table-cell>
          <table:table-cell office:value-type="float" office:value="653436">
            <text:p>653436</text:p>
          </table:table-cell>
          <table:table-cell office:value-type="float" office:value="14">
            <text:p>14</text:p>
          </table:table-cell>
          <table:table-cell table:style-name="ce1" office:value-type="float" office:value="0.02142">
            <text:p>0,0214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aisalabad</text:p>
          </table:table-cell>
          <table:table-cell office:value-type="float" office:value="2507302">
            <text:p>2507302</text:p>
          </table:table-cell>
          <table:table-cell office:value-type="float" office:value="53">
            <text:p>53</text:p>
          </table:table-cell>
          <table:table-cell table:style-name="ce1" office:value-type="float" office:value="0.02113">
            <text:p>0,0211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Yangzhou</text:p>
          </table:table-cell>
          <table:table-cell office:value-type="float" office:value="539715">
            <text:p>539715</text:p>
          </table:table-cell>
          <table:table-cell office:value-type="float" office:value="11">
            <text:p>11</text:p>
          </table:table-cell>
          <table:table-cell table:style-name="ce1" office:value-type="float" office:value="0.02038">
            <text:p>0,0203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Malatya</text:p>
          </table:table-cell>
          <table:table-cell office:value-type="float" office:value="442046">
            <text:p>442046</text:p>
          </table:table-cell>
          <table:table-cell office:value-type="float" office:value="9">
            <text:p>9</text:p>
          </table:table-cell>
          <table:table-cell table:style-name="ce1" office:value-type="float" office:value="0.02035">
            <text:p>0,02035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Jamnagar</text:p>
          </table:table-cell>
          <table:table-cell office:value-type="float" office:value="492087">
            <text:p>492087</text:p>
          </table:table-cell>
          <table:table-cell office:value-type="float" office:value="10">
            <text:p>10</text:p>
          </table:table-cell>
          <table:table-cell table:style-name="ce1" office:value-type="float" office:value="0.02032">
            <text:p>0,02032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San Jose</text:p>
          </table:table-cell>
          <table:table-cell office:value-type="float" office:value="897460">
            <text:p>897460</text:p>
          </table:table-cell>
          <table:table-cell office:value-type="float" office:value="18">
            <text:p>18</text:p>
          </table:table-cell>
          <table:table-cell table:style-name="ce1" office:value-type="float" office:value="0.02005">
            <text:p>0,0200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Nasik</text:p>
          </table:table-cell>
          <table:table-cell office:value-type="float" office:value="1289497">
            <text:p>1289497</text:p>
          </table:table-cell>
          <table:table-cell office:value-type="float" office:value="25">
            <text:p>25</text:p>
          </table:table-cell>
          <table:table-cell table:style-name="ce1" office:value-type="float" office:value="0.01938">
            <text:p>0,01938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Jiangmen</text:p>
          </table:table-cell>
          <table:table-cell office:value-type="float" office:value="532419">
            <text:p>532419</text:p>
          </table:table-cell>
          <table:table-cell office:value-type="float" office:value="10">
            <text:p>10</text:p>
          </table:table-cell>
          <table:table-cell table:style-name="ce1" office:value-type="float" office:value="0.01878">
            <text:p>0,01878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Khartoum</text:p>
          </table:table-cell>
          <table:table-cell office:value-type="float" office:value="1974780">
            <text:p>1974780</text:p>
          </table:table-cell>
          <table:table-cell office:value-type="float" office:value="37">
            <text:p>37</text:p>
          </table:table-cell>
          <table:table-cell table:style-name="ce1" office:value-type="float" office:value="0.01873">
            <text:p>0,0187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Matsuyama</text:p>
          </table:table-cell>
          <table:table-cell office:value-type="float" office:value="485435">
            <text:p>485435</text:p>
          </table:table-cell>
          <table:table-cell office:value-type="float" office:value="9">
            <text:p>9</text:p>
          </table:table-cell>
          <table:table-cell table:style-name="ce1" office:value-type="float" office:value="0.01854">
            <text:p>0,01854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Kurashiki</text:p>
          </table:table-cell>
          <table:table-cell office:value-type="float" office:value="437585">
            <text:p>437585</text:p>
          </table:table-cell>
          <table:table-cell office:value-type="float" office:value="8">
            <text:p>8</text:p>
          </table:table-cell>
          <table:table-cell table:style-name="ce1" office:value-type="float" office:value="0.01828">
            <text:p>0,01828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Amravati</text:p>
          </table:table-cell>
          <table:table-cell office:value-type="float" office:value="603885">
            <text:p>603885</text:p>
          </table:table-cell>
          <table:table-cell office:value-type="float" office:value="11">
            <text:p>11</text:p>
          </table:table-cell>
          <table:table-cell table:style-name="ce1" office:value-type="float" office:value="0.01821">
            <text:p>0,01821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hantou</text:p>
          </table:table-cell>
          <table:table-cell office:value-type="float" office:value="1333973">
            <text:p>1333973</text:p>
          </table:table-cell>
          <table:table-cell office:value-type="float" office:value="24">
            <text:p>24</text:p>
          </table:table-cell>
          <table:table-cell table:style-name="ce1" office:value-type="float" office:value="0.01799">
            <text:p>0,01799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Medina</text:p>
          </table:table-cell>
          <table:table-cell office:value-type="float" office:value="1300000">
            <text:p>1300000</text:p>
          </table:table-cell>
          <table:table-cell office:value-type="float" office:value="23">
            <text:p>23</text:p>
          </table:table-cell>
          <table:table-cell table:style-name="ce1" office:value-type="float" office:value="0.01769">
            <text:p>0,01769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Ouagadougou</text:p>
          </table:table-cell>
          <table:table-cell office:value-type="float" office:value="1031330">
            <text:p>1031330</text:p>
          </table:table-cell>
          <table:table-cell office:value-type="float" office:value="18">
            <text:p>18</text:p>
          </table:table-cell>
          <table:table-cell table:style-name="ce1" office:value-type="float" office:value="0.01745">
            <text:p>0,0174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Kumasi</text:p>
          </table:table-cell>
          <table:table-cell office:value-type="float" office:value="1468797">
            <text:p>1468797</text:p>
          </table:table-cell>
          <table:table-cell office:value-type="float" office:value="24">
            <text:p>24</text:p>
          </table:table-cell>
          <table:table-cell table:style-name="ce1" office:value-type="float" office:value="0.01633">
            <text:p>0,01633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Taizhou</text:p>
          </table:table-cell>
          <table:table-cell office:value-type="float" office:value="612356">
            <text:p>612356</text:p>
          </table:table-cell>
          <table:table-cell office:value-type="float" office:value="10">
            <text:p>10</text:p>
          </table:table-cell>
          <table:table-cell table:style-name="ce1" office:value-type="float" office:value="0.01633">
            <text:p>0,0163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Funabashi</text:p>
          </table:table-cell>
          <table:table-cell office:value-type="float" office:value="560754">
            <text:p>560754</text:p>
          </table:table-cell>
          <table:table-cell office:value-type="float" office:value="9">
            <text:p>9</text:p>
          </table:table-cell>
          <table:table-cell table:style-name="ce1" office:value-type="float" office:value="0.01604">
            <text:p>0,01604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Reynosa</text:p>
          </table:table-cell>
          <table:table-cell office:value-type="float" office:value="498670">
            <text:p>498670</text:p>
          </table:table-cell>
          <table:table-cell office:value-type="float" office:value="8">
            <text:p>8</text:p>
          </table:table-cell>
          <table:table-cell table:style-name="ce1" office:value-type="float" office:value="0.01604">
            <text:p>0,01604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Iquitos</text:p>
          </table:table-cell>
          <table:table-cell office:value-type="float" office:value="439114">
            <text:p>439114</text:p>
          </table:table-cell>
          <table:table-cell office:value-type="float" office:value="7">
            <text:p>7</text:p>
          </table:table-cell>
          <table:table-cell table:style-name="ce1" office:value-type="float" office:value="0.01594">
            <text:p>0,01594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Gaziantep</text:p>
          </table:table-cell>
          <table:table-cell office:value-type="float" office:value="1066561">
            <text:p>1066561</text:p>
          </table:table-cell>
          <table:table-cell office:value-type="float" office:value="17">
            <text:p>17</text:p>
          </table:table-cell>
          <table:table-cell table:style-name="ce1" office:value-type="float" office:value="0.01593">
            <text:p>0,0159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Bamako</text:p>
          </table:table-cell>
          <table:table-cell office:value-type="float" office:value="1297390">
            <text:p>1297390</text:p>
          </table:table-cell>
          <table:table-cell office:value-type="float" office:value="20">
            <text:p>20</text:p>
          </table:table-cell>
          <table:table-cell table:style-name="ce1" office:value-type="float" office:value="0.01541">
            <text:p>0,0154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olyatti</text:p>
          </table:table-cell>
          <table:table-cell office:value-type="float" office:value="718495">
            <text:p>718495</text:p>
          </table:table-cell>
          <table:table-cell office:value-type="float" office:value="11">
            <text:p>11</text:p>
          </table:table-cell>
          <table:table-cell table:style-name="ce1" office:value-type="float" office:value="0.0153">
            <text:p>0,0153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Moradabad</text:p>
          </table:table-cell>
          <table:table-cell office:value-type="float" office:value="721210">
            <text:p>721210</text:p>
          </table:table-cell>
          <table:table-cell office:value-type="float" office:value="11">
            <text:p>11</text:p>
          </table:table-cell>
          <table:table-cell table:style-name="ce1" office:value-type="float" office:value="0.01525">
            <text:p>0,01525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Kitakyushu</text:p>
          </table:table-cell>
          <table:table-cell office:value-type="float" office:value="997545">
            <text:p>997545</text:p>
          </table:table-cell>
          <table:table-cell office:value-type="float" office:value="15">
            <text:p>15</text:p>
          </table:table-cell>
          <table:table-cell table:style-name="ce1" office:value-type="float" office:value="0.01503">
            <text:p>0,01503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Nishinomiya</text:p>
          </table:table-cell>
          <table:table-cell office:value-type="float" office:value="468929">
            <text:p>468929</text:p>
          </table:table-cell>
          <table:table-cell office:value-type="float" office:value="7">
            <text:p>7</text:p>
          </table:table-cell>
          <table:table-cell table:style-name="ce1" office:value-type="float" office:value="0.01492">
            <text:p>0,01492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Ipoh</text:p>
          </table:table-cell>
          <table:table-cell office:value-type="float" office:value="673346">
            <text:p>673346</text:p>
          </table:table-cell>
          <table:table-cell office:value-type="float" office:value="10">
            <text:p>10</text:p>
          </table:table-cell>
          <table:table-cell table:style-name="ce1" office:value-type="float" office:value="0.01485">
            <text:p>0,01485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Ilorin</text:p>
          </table:table-cell>
          <table:table-cell office:value-type="float" office:value="814246">
            <text:p>814246</text:p>
          </table:table-cell>
          <table:table-cell office:value-type="float" office:value="12">
            <text:p>12</text:p>
          </table:table-cell>
          <table:table-cell table:style-name="ce1" office:value-type="float" office:value="0.01473">
            <text:p>0,01473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Luoyang</text:p>
          </table:table-cell>
          <table:table-cell office:value-type="float" office:value="1390581">
            <text:p>1390581</text:p>
          </table:table-cell>
          <table:table-cell office:value-type="float" office:value="20">
            <text:p>20</text:p>
          </table:table-cell>
          <table:table-cell table:style-name="ce1" office:value-type="float" office:value="0.01438">
            <text:p>0,0143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Akola</text:p>
          </table:table-cell>
          <table:table-cell office:value-type="float" office:value="428892">
            <text:p>428892</text:p>
          </table:table-cell>
          <table:table-cell office:value-type="float" office:value="6">
            <text:p>6</text:p>
          </table:table-cell>
          <table:table-cell table:style-name="ce1" office:value-type="float" office:value="0.01398">
            <text:p>0,01398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Kaifeng</text:p>
          </table:table-cell>
          <table:table-cell office:value-type="float" office:value="576915">
            <text:p>576915</text:p>
          </table:table-cell>
          <table:table-cell office:value-type="float" office:value="8">
            <text:p>8</text:p>
          </table:table-cell>
          <table:table-cell table:style-name="ce1" office:value-type="float" office:value="0.01386">
            <text:p>0,0138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Ananindeua</text:p>
          </table:table-cell>
          <table:table-cell office:value-type="float" office:value="433956">
            <text:p>433956</text:p>
          </table:table-cell>
          <table:table-cell office:value-type="float" office:value="6">
            <text:p>6</text:p>
          </table:table-cell>
          <table:table-cell table:style-name="ce1" office:value-type="float" office:value="0.01382">
            <text:p>0,0138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Guadalupe</text:p>
          </table:table-cell>
          <table:table-cell office:value-type="float" office:value="724949">
            <text:p>724949</text:p>
          </table:table-cell>
          <table:table-cell office:value-type="float" office:value="10">
            <text:p>10</text:p>
          </table:table-cell>
          <table:table-cell table:style-name="ce1" office:value-type="float" office:value="0.01379">
            <text:p>0,01379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Mwanza</text:p>
          </table:table-cell>
          <table:table-cell office:value-type="float" office:value="436811">
            <text:p>436811</text:p>
          </table:table-cell>
          <table:table-cell office:value-type="float" office:value="6">
            <text:p>6</text:p>
          </table:table-cell>
          <table:table-cell table:style-name="ce1" office:value-type="float" office:value="0.01373">
            <text:p>0,01373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amadan</text:p>
          </table:table-cell>
          <table:table-cell office:value-type="float" office:value="514134">
            <text:p>514134</text:p>
          </table:table-cell>
          <table:table-cell office:value-type="float" office:value="7">
            <text:p>7</text:p>
          </table:table-cell>
          <table:table-cell table:style-name="ce1" office:value-type="float" office:value="0.01361">
            <text:p>0,0136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Amagasaki</text:p>
          </table:table-cell>
          <table:table-cell office:value-type="float" office:value="442176">
            <text:p>442176</text:p>
          </table:table-cell>
          <table:table-cell office:value-type="float" office:value="6">
            <text:p>6</text:p>
          </table:table-cell>
          <table:table-cell table:style-name="ce1" office:value-type="float" office:value="0.01356">
            <text:p>0,0135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Lvov</text:p>
          </table:table-cell>
          <table:table-cell office:value-type="float" office:value="830000">
            <text:p>830000</text:p>
          </table:table-cell>
          <table:table-cell office:value-type="float" office:value="11">
            <text:p>11</text:p>
          </table:table-cell>
          <table:table-cell table:style-name="ce1" office:value-type="float" office:value="0.01325">
            <text:p>0,0132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Baoding</text:p>
          </table:table-cell>
          <table:table-cell office:value-type="float" office:value="995652">
            <text:p>995652</text:p>
          </table:table-cell>
          <table:table-cell office:value-type="float" office:value="13">
            <text:p>13</text:p>
          </table:table-cell>
          <table:table-cell table:style-name="ce1" office:value-type="float" office:value="0.01305">
            <text:p>0,01305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Gulbarga</text:p>
          </table:table-cell>
          <table:table-cell office:value-type="float" office:value="483655">
            <text:p>483655</text:p>
          </table:table-cell>
          <table:table-cell office:value-type="float" office:value="6">
            <text:p>6</text:p>
          </table:table-cell>
          <table:table-cell table:style-name="ce1" office:value-type="float" office:value="0.0124">
            <text:p>0,0124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Nanded</text:p>
          </table:table-cell>
          <table:table-cell office:value-type="float" office:value="485150">
            <text:p>485150</text:p>
          </table:table-cell>
          <table:table-cell office:value-type="float" office:value="6">
            <text:p>6</text:p>
          </table:table-cell>
          <table:table-cell table:style-name="ce1" office:value-type="float" office:value="0.01236">
            <text:p>0,0123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Libreville</text:p>
          </table:table-cell>
          <table:table-cell office:value-type="float" office:value="578156">
            <text:p>578156</text:p>
          </table:table-cell>
          <table:table-cell office:value-type="float" office:value="7">
            <text:p>7</text:p>
          </table:table-cell>
          <table:table-cell table:style-name="ce1" office:value-type="float" office:value="0.0121">
            <text:p>0,0121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table:style-name="ce1" office:value-type="float" office:value="0.01207">
            <text:p>0,01207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table:style-name="ce1" office:value-type="float" office:value="0.01207">
            <text:p>0,01207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Pietermaritzburg</text:p>
          </table:table-cell>
          <table:table-cell office:value-type="float" office:value="750864">
            <text:p>750864</text:p>
          </table:table-cell>
          <table:table-cell office:value-type="float" office:value="9">
            <text:p>9</text:p>
          </table:table-cell>
          <table:table-cell table:style-name="ce1" office:value-type="float" office:value="0.01198">
            <text:p>0,01198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Hengyang</text:p>
          </table:table-cell>
          <table:table-cell office:value-type="float" office:value="759602">
            <text:p>759602</text:p>
          </table:table-cell>
          <table:table-cell office:value-type="float" office:value="9">
            <text:p>9</text:p>
          </table:table-cell>
          <table:table-cell table:style-name="ce1" office:value-type="float" office:value="0.01184">
            <text:p>0,0118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Dang</text:p>
          </table:table-cell>
          <table:table-cell office:value-type="float" office:value="506451">
            <text:p>506451</text:p>
          </table:table-cell>
          <table:table-cell office:value-type="float" office:value="6">
            <text:p>6</text:p>
          </table:table-cell>
          <table:table-cell table:style-name="ce1" office:value-type="float" office:value="0.01184">
            <text:p>0,01184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Jiaozuo</text:p>
          </table:table-cell>
          <table:table-cell office:value-type="float" office:value="517540">
            <text:p>517540</text:p>
          </table:table-cell>
          <table:table-cell office:value-type="float" office:value="6">
            <text:p>6</text:p>
          </table:table-cell>
          <table:table-cell table:style-name="ce1" office:value-type="float" office:value="0.01159">
            <text:p>0,01159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Bulawayo</text:p>
          </table:table-cell>
          <table:table-cell office:value-type="float" office:value="897249">
            <text:p>897249</text:p>
          </table:table-cell>
          <table:table-cell office:value-type="float" office:value="10">
            <text:p>10</text:p>
          </table:table-cell>
          <table:table-cell table:style-name="ce1" office:value-type="float" office:value="0.01114">
            <text:p>0,01114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Chengde</text:p>
          </table:table-cell>
          <table:table-cell office:value-type="float" office:value="449325">
            <text:p>449325</text:p>
          </table:table-cell>
          <table:table-cell office:value-type="float" office:value="5">
            <text:p>5</text:p>
          </table:table-cell>
          <table:table-cell table:style-name="ce1" office:value-type="float" office:value="0.01112">
            <text:p>0,01112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Ashgabat</text:p>
          </table:table-cell>
          <table:table-cell office:value-type="float" office:value="727700">
            <text:p>727700</text:p>
          </table:table-cell>
          <table:table-cell office:value-type="float" office:value="8">
            <text:p>8</text:p>
          </table:table-cell>
          <table:table-cell table:style-name="ce1" office:value-type="float" office:value="0.01099">
            <text:p>0,01099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Zahedan</text:p>
          </table:table-cell>
          <table:table-cell office:value-type="float" office:value="552015">
            <text:p>552015</text:p>
          </table:table-cell>
          <table:table-cell office:value-type="float" office:value="6">
            <text:p>6</text:p>
          </table:table-cell>
          <table:table-cell table:style-name="ce1" office:value-type="float" office:value="0.01086">
            <text:p>0,0108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Gujranwala</text:p>
          </table:table-cell>
          <table:table-cell office:value-type="float" office:value="1384869">
            <text:p>1384869</text:p>
          </table:table-cell>
          <table:table-cell office:value-type="float" office:value="15">
            <text:p>15</text:p>
          </table:table-cell>
          <table:table-cell table:style-name="ce1" office:value-type="float" office:value="0.01083">
            <text:p>0,010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Naucalpan</text:p>
          </table:table-cell>
          <table:table-cell office:value-type="float" office:value="846222">
            <text:p>846222</text:p>
          </table:table-cell>
          <table:table-cell office:value-type="float" office:value="9">
            <text:p>9</text:p>
          </table:table-cell>
          <table:table-cell table:style-name="ce1" office:value-type="float" office:value="0.01063">
            <text:p>0,01063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Ahvaz</text:p>
          </table:table-cell>
          <table:table-cell office:value-type="float" office:value="854980">
            <text:p>854980</text:p>
          </table:table-cell>
          <table:table-cell office:value-type="float" office:value="9">
            <text:p>9</text:p>
          </table:table-cell>
          <table:table-cell table:style-name="ce1" office:value-type="float" office:value="0.01052">
            <text:p>0,01052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Hargeisa</text:p>
          </table:table-cell>
          <table:table-cell office:value-type="float" office:value="477876">
            <text:p>477876</text:p>
          </table:table-cell>
          <table:table-cell office:value-type="float" office:value="5">
            <text:p>5</text:p>
          </table:table-cell>
          <table:table-cell table:style-name="ce1" office:value-type="float" office:value="0.01046">
            <text:p>0,0104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Hohhot</text:p>
          </table:table-cell>
          <table:table-cell office:value-type="float" office:value="774477">
            <text:p>774477</text:p>
          </table:table-cell>
          <table:table-cell office:value-type="float" office:value="8">
            <text:p>8</text:p>
          </table:table-cell>
          <table:table-cell table:style-name="ce1" office:value-type="float" office:value="0.01032">
            <text:p>0,0103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Tlaquepaque</text:p>
          </table:table-cell>
          <table:table-cell office:value-type="float" office:value="493667">
            <text:p>493667</text:p>
          </table:table-cell>
          <table:table-cell office:value-type="float" office:value="5">
            <text:p>5</text:p>
          </table:table-cell>
          <table:table-cell table:style-name="ce1" office:value-type="float" office:value="0.01012">
            <text:p>0,0101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Edo</text:p>
          </table:table-cell>
          <table:table-cell office:value-type="float" office:value="8336599">
            <text:p>8336599</text:p>
          </table:table-cell>
          <table:table-cell office:value-type="float" office:value="84">
            <text:p>84</text:p>
          </table:table-cell>
          <table:table-cell table:style-name="ce1" office:value-type="float" office:value="0.01007">
            <text:p>0,01007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Kowloon</text:p>
          </table:table-cell>
          <table:table-cell office:value-type="float" office:value="2019533">
            <text:p>2019533</text:p>
          </table:table-cell>
          <table:table-cell office:value-type="float" office:value="20">
            <text:p>20</text:p>
          </table:table-cell>
          <table:table-cell table:style-name="ce1" office:value-type="float" office:value="0.0099">
            <text:p>0,0099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Changde</text:p>
          </table:table-cell>
          <table:table-cell office:value-type="float" office:value="517780">
            <text:p>517780</text:p>
          </table:table-cell>
          <table:table-cell office:value-type="float" office:value="5">
            <text:p>5</text:p>
          </table:table-cell>
          <table:table-cell table:style-name="ce1" office:value-type="float" office:value="0.00965">
            <text:p>0,0096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Xinxiang</text:p>
          </table:table-cell>
          <table:table-cell office:value-type="float" office:value="743601">
            <text:p>743601</text:p>
          </table:table-cell>
          <table:table-cell office:value-type="float" office:value="7">
            <text:p>7</text:p>
          </table:table-cell>
          <table:table-cell table:style-name="ce1" office:value-type="float" office:value="0.00941">
            <text:p>0,0094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Zhanjiang</text:p>
          </table:table-cell>
          <table:table-cell office:value-type="float" office:value="637790">
            <text:p>637790</text:p>
          </table:table-cell>
          <table:table-cell office:value-type="float" office:value="6">
            <text:p>6</text:p>
          </table:table-cell>
          <table:table-cell table:style-name="ce1" office:value-type="float" office:value="0.0094">
            <text:p>0,0094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Warri</text:p>
          </table:table-cell>
          <table:table-cell office:value-type="float" office:value="536068">
            <text:p>536068</text:p>
          </table:table-cell>
          <table:table-cell office:value-type="float" office:value="5">
            <text:p>5</text:p>
          </table:table-cell>
          <table:table-cell table:style-name="ce1" office:value-type="float" office:value="0.00932">
            <text:p>0,00932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Qinhuangdao</text:p>
          </table:table-cell>
          <table:table-cell office:value-type="float" office:value="759718">
            <text:p>759718</text:p>
          </table:table-cell>
          <table:table-cell office:value-type="float" office:value="7">
            <text:p>7</text:p>
          </table:table-cell>
          <table:table-cell table:style-name="ce1" office:value-type="float" office:value="0.00921">
            <text:p>0,0092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Liuzhou</text:p>
          </table:table-cell>
          <table:table-cell office:value-type="float" office:value="763168">
            <text:p>763168</text:p>
          </table:table-cell>
          <table:table-cell office:value-type="float" office:value="7">
            <text:p>7</text:p>
          </table:table-cell>
          <table:table-cell table:style-name="ce1" office:value-type="float" office:value="0.00917">
            <text:p>0,00917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Aden</text:p>
          </table:table-cell>
          <table:table-cell office:value-type="float" office:value="550744">
            <text:p>550744</text:p>
          </table:table-cell>
          <table:table-cell office:value-type="float" office:value="5">
            <text:p>5</text:p>
          </table:table-cell>
          <table:table-cell table:style-name="ce1" office:value-type="float" office:value="0.00907">
            <text:p>0,00907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Calcutta</text:p>
          </table:table-cell>
          <table:table-cell office:value-type="float" office:value="4631819">
            <text:p>4631819</text:p>
          </table:table-cell>
          <table:table-cell office:value-type="float" office:value="42">
            <text:p>42</text:p>
          </table:table-cell>
          <table:table-cell table:style-name="ce1" office:value-type="float" office:value="0.00906">
            <text:p>0,0090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Matsudo</text:p>
          </table:table-cell>
          <table:table-cell office:value-type="float" office:value="470287">
            <text:p>470287</text:p>
          </table:table-cell>
          <table:table-cell office:value-type="float" office:value="4">
            <text:p>4</text:p>
          </table:table-cell>
          <table:table-cell table:style-name="ce1" office:value-type="float" office:value="0.0085">
            <text:p>0,0085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Nouakchott</text:p>
          </table:table-cell>
          <table:table-cell office:value-type="float" office:value="709835">
            <text:p>709835</text:p>
          </table:table-cell>
          <table:table-cell office:value-type="float" office:value="6">
            <text:p>6</text:p>
          </table:table-cell>
          <table:table-cell table:style-name="ce1" office:value-type="float" office:value="0.00845">
            <text:p>0,00845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Himeji</text:p>
          </table:table-cell>
          <table:table-cell office:value-type="float" office:value="481496">
            <text:p>481496</text:p>
          </table:table-cell>
          <table:table-cell office:value-type="float" office:value="4">
            <text:p>4</text:p>
          </table:table-cell>
          <table:table-cell table:style-name="ce1" office:value-type="float" office:value="0.0083">
            <text:p>0,0083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Elazig</text:p>
          </table:table-cell>
          <table:table-cell office:value-type="float" office:value="605379">
            <text:p>605379</text:p>
          </table:table-cell>
          <table:table-cell office:value-type="float" office:value="5">
            <text:p>5</text:p>
          </table:table-cell>
          <table:table-cell table:style-name="ce1" office:value-type="float" office:value="0.00825">
            <text:p>0,0082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Benoni</text:p>
          </table:table-cell>
          <table:table-cell office:value-type="float" office:value="605363">
            <text:p>605363</text:p>
          </table:table-cell>
          <table:table-cell office:value-type="float" office:value="5">
            <text:p>5</text:p>
          </table:table-cell>
          <table:table-cell table:style-name="ce1" office:value-type="float" office:value="0.00825">
            <text:p>0,00825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aharanpur</text:p>
          </table:table-cell>
          <table:table-cell office:value-type="float" office:value="484921">
            <text:p>484921</text:p>
          </table:table-cell>
          <table:table-cell office:value-type="float" office:value="4">
            <text:p>4</text:p>
          </table:table-cell>
          <table:table-cell table:style-name="ce1" office:value-type="float" office:value="0.00824">
            <text:p>0,00824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Kaduna</text:p>
          </table:table-cell>
          <table:table-cell office:value-type="float" office:value="1582211">
            <text:p>1582211</text:p>
          </table:table-cell>
          <table:table-cell office:value-type="float" office:value="13">
            <text:p>13</text:p>
          </table:table-cell>
          <table:table-cell table:style-name="ce1" office:value-type="float" office:value="0.00821">
            <text:p>0,00821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Oyo</text:p>
          </table:table-cell>
          <table:table-cell office:value-type="float" office:value="736113">
            <text:p>736113</text:p>
          </table:table-cell>
          <table:table-cell office:value-type="float" office:value="6">
            <text:p>6</text:p>
          </table:table-cell>
          <table:table-cell table:style-name="ce1" office:value-type="float" office:value="0.00815">
            <text:p>0,0081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Brazzaville</text:p>
          </table:table-cell>
          <table:table-cell office:value-type="float" office:value="1115773">
            <text:p>1115773</text:p>
          </table:table-cell>
          <table:table-cell office:value-type="float" office:value="9">
            <text:p>9</text:p>
          </table:table-cell>
          <table:table-cell table:style-name="ce1" office:value-type="float" office:value="0.00806">
            <text:p>0,0080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Klang</text:p>
          </table:table-cell>
          <table:table-cell office:value-type="float" office:value="879887">
            <text:p>879887</text:p>
          </table:table-cell>
          <table:table-cell office:value-type="float" office:value="7">
            <text:p>7</text:p>
          </table:table-cell>
          <table:table-cell table:style-name="ce1" office:value-type="float" office:value="0.00795">
            <text:p>0,0079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haoguan</text:p>
          </table:table-cell>
          <table:table-cell office:value-type="float" office:value="628749">
            <text:p>628749</text:p>
          </table:table-cell>
          <table:table-cell office:value-type="float" office:value="5">
            <text:p>5</text:p>
          </table:table-cell>
          <table:table-cell table:style-name="ce1" office:value-type="float" office:value="0.00795">
            <text:p>0,0079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Vaucluse</text:p>
          </table:table-cell>
          <table:table-cell office:value-type="float" office:value="527242">
            <text:p>527242</text:p>
          </table:table-cell>
          <table:table-cell office:value-type="float" office:value="4">
            <text:p>4</text:p>
          </table:table-cell>
          <table:table-cell table:style-name="ce1" office:value-type="float" office:value="0.00758">
            <text:p>0,00758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Ibadan</text:p>
          </table:table-cell>
          <table:table-cell office:value-type="float" office:value="3565810">
            <text:p>3565810</text:p>
          </table:table-cell>
          <table:table-cell office:value-type="float" office:value="27">
            <text:p>27</text:p>
          </table:table-cell>
          <table:table-cell table:style-name="ce1" office:value-type="float" office:value="0.00757">
            <text:p>0,00757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Yueyang</text:p>
          </table:table-cell>
          <table:table-cell office:value-type="float" office:value="528140">
            <text:p>528140</text:p>
          </table:table-cell>
          <table:table-cell office:value-type="float" office:value="4">
            <text:p>4</text:p>
          </table:table-cell>
          <table:table-cell table:style-name="ce1" office:value-type="float" office:value="0.00757">
            <text:p>0,00757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Marrakesh</text:p>
          </table:table-cell>
          <table:table-cell office:value-type="float" office:value="942631">
            <text:p>942631</text:p>
          </table:table-cell>
          <table:table-cell office:value-type="float" office:value="7">
            <text:p>7</text:p>
          </table:table-cell>
          <table:table-cell table:style-name="ce1" office:value-type="float" office:value="0.00742">
            <text:p>0,0074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Madras</text:p>
          </table:table-cell>
          <table:table-cell office:value-type="float" office:value="4328416">
            <text:p>4328416</text:p>
          </table:table-cell>
          <table:table-cell office:value-type="float" office:value="32">
            <text:p>32</text:p>
          </table:table-cell>
          <table:table-cell table:style-name="ce1" office:value-type="float" office:value="0.00739">
            <text:p>0,00739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Lubumbashi</text:p>
          </table:table-cell>
          <table:table-cell office:value-type="float" office:value="1374808">
            <text:p>1374808</text:p>
          </table:table-cell>
          <table:table-cell office:value-type="float" office:value="10">
            <text:p>10</text:p>
          </table:table-cell>
          <table:table-cell table:style-name="ce1" office:value-type="float" office:value="0.00727">
            <text:p>0,00727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Baghdad</text:p>
          </table:table-cell>
          <table:table-cell office:value-type="float" office:value="5672516">
            <text:p>5672516</text:p>
          </table:table-cell>
          <table:table-cell office:value-type="float" office:value="41">
            <text:p>41</text:p>
          </table:table-cell>
          <table:table-cell table:style-name="ce1" office:value-type="float" office:value="0.00722">
            <text:p>0,00722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Zhuzhou</text:p>
          </table:table-cell>
          <table:table-cell office:value-type="float" office:value="709358">
            <text:p>709358</text:p>
          </table:table-cell>
          <table:table-cell office:value-type="float" office:value="5">
            <text:p>5</text:p>
          </table:table-cell>
          <table:table-cell table:style-name="ce1" office:value-type="float" office:value="0.00704">
            <text:p>0,00704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Kano</text:p>
          </table:table-cell>
          <table:table-cell office:value-type="float" office:value="3626204">
            <text:p>3626204</text:p>
          </table:table-cell>
          <table:table-cell office:value-type="float" office:value="25">
            <text:p>25</text:p>
          </table:table-cell>
          <table:table-cell table:style-name="ce1" office:value-type="float" office:value="0.00689">
            <text:p>0,0068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Malegaon</text:p>
          </table:table-cell>
          <table:table-cell office:value-type="float" office:value="435397">
            <text:p>435397</text:p>
          </table:table-cell>
          <table:table-cell office:value-type="float" office:value="3">
            <text:p>3</text:p>
          </table:table-cell>
          <table:table-cell table:style-name="ce1" office:value-type="float" office:value="0.00689">
            <text:p>0,00689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Jhapa</text:p>
          </table:table-cell>
          <table:table-cell office:value-type="float" office:value="729514">
            <text:p>729514</text:p>
          </table:table-cell>
          <table:table-cell office:value-type="float" office:value="5">
            <text:p>5</text:p>
          </table:table-cell>
          <table:table-cell table:style-name="ce1" office:value-type="float" office:value="0.00685">
            <text:p>0,0068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Taza</text:p>
          </table:table-cell>
          <table:table-cell office:value-type="float" office:value="740536">
            <text:p>740536</text:p>
          </table:table-cell>
          <table:table-cell office:value-type="float" office:value="5">
            <text:p>5</text:p>
          </table:table-cell>
          <table:table-cell table:style-name="ce1" office:value-type="float" office:value="0.00675">
            <text:p>0,00675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Xuchang</text:p>
          </table:table-cell>
          <table:table-cell office:value-type="float" office:value="449258">
            <text:p>449258</text:p>
          </table:table-cell>
          <table:table-cell office:value-type="float" office:value="3">
            <text:p>3</text:p>
          </table:table-cell>
          <table:table-cell table:style-name="ce1" office:value-type="float" office:value="0.00667">
            <text:p>0,00667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Taian</text:p>
          </table:table-cell>
          <table:table-cell office:value-type="float" office:value="750340">
            <text:p>750340</text:p>
          </table:table-cell>
          <table:table-cell office:value-type="float" office:value="5">
            <text:p>5</text:p>
          </table:table-cell>
          <table:table-cell table:style-name="ce1" office:value-type="float" office:value="0.00666">
            <text:p>0,00666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Kawaguchi</text:p>
          </table:table-cell>
          <table:table-cell office:value-type="float" office:value="468574">
            <text:p>468574</text:p>
          </table:table-cell>
          <table:table-cell office:value-type="float" office:value="3">
            <text:p>3</text:p>
          </table:table-cell>
          <table:table-cell table:style-name="ce1" office:value-type="float" office:value="0.0064">
            <text:p>0,0064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Maoming</text:p>
          </table:table-cell>
          <table:table-cell office:value-type="float" office:value="473251">
            <text:p>473251</text:p>
          </table:table-cell>
          <table:table-cell office:value-type="float" office:value="3">
            <text:p>3</text:p>
          </table:table-cell>
          <table:table-cell table:style-name="ce1" office:value-type="float" office:value="0.00633">
            <text:p>0,00633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Vereeniging</text:p>
          </table:table-cell>
          <table:table-cell office:value-type="float" office:value="474680">
            <text:p>474680</text:p>
          </table:table-cell>
          <table:table-cell office:value-type="float" office:value="3">
            <text:p>3</text:p>
          </table:table-cell>
          <table:table-cell table:style-name="ce1" office:value-type="float" office:value="0.00632">
            <text:p>0,0063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Bombay</text:p>
          </table:table-cell>
          <table:table-cell office:value-type="float" office:value="12692717">
            <text:p>12692717</text:p>
          </table:table-cell>
          <table:table-cell office:value-type="float" office:value="80">
            <text:p>80</text:p>
          </table:table-cell>
          <table:table-cell table:style-name="ce1" office:value-type="float" office:value="0.0063">
            <text:p>0,0063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Aleppo</text:p>
          </table:table-cell>
          <table:table-cell office:value-type="float" office:value="2139878">
            <text:p>2139878</text:p>
          </table:table-cell>
          <table:table-cell office:value-type="float" office:value="13">
            <text:p>13</text:p>
          </table:table-cell>
          <table:table-cell table:style-name="ce1" office:value-type="float" office:value="0.00607">
            <text:p>0,00607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Ouarzazate</text:p>
          </table:table-cell>
          <table:table-cell office:value-type="float" office:value="496536">
            <text:p>496536</text:p>
          </table:table-cell>
          <table:table-cell office:value-type="float" office:value="3">
            <text:p>3</text:p>
          </table:table-cell>
          <table:table-cell table:style-name="ce1" office:value-type="float" office:value="0.00604">
            <text:p>0,00604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Freetown</text:p>
          </table:table-cell>
          <table:table-cell office:value-type="float" office:value="1190761">
            <text:p>1190761</text:p>
          </table:table-cell>
          <table:table-cell office:value-type="float" office:value="7">
            <text:p>7</text:p>
          </table:table-cell>
          <table:table-cell table:style-name="ce1" office:value-type="float" office:value="0.00587">
            <text:p>0,00587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Ulhasnagar</text:p>
          </table:table-cell>
          <table:table-cell office:value-type="float" office:value="516625">
            <text:p>516625</text:p>
          </table:table-cell>
          <table:table-cell office:value-type="float" office:value="3">
            <text:p>3</text:p>
          </table:table-cell>
          <table:table-cell table:style-name="ce1" office:value-type="float" office:value="0.0058">
            <text:p>0,0058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Safi</text:p>
          </table:table-cell>
          <table:table-cell office:value-type="float" office:value="878232">
            <text:p>878232</text:p>
          </table:table-cell>
          <table:table-cell office:value-type="float" office:value="5">
            <text:p>5</text:p>
          </table:table-cell>
          <table:table-cell table:style-name="ce1" office:value-type="float" office:value="0.00569">
            <text:p>0,00569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Kinshasa</text:p>
          </table:table-cell>
          <table:table-cell office:value-type="float" office:value="7787832">
            <text:p>7787832</text:p>
          </table:table-cell>
          <table:table-cell office:value-type="float" office:value="44">
            <text:p>44</text:p>
          </table:table-cell>
          <table:table-cell table:style-name="ce1" office:value-type="float" office:value="0.00564">
            <text:p>0,0056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Asmara</text:p>
          </table:table-cell>
          <table:table-cell office:value-type="float" office:value="563948">
            <text:p>563948</text:p>
          </table:table-cell>
          <table:table-cell office:value-type="float" office:value="3">
            <text:p>3</text:p>
          </table:table-cell>
          <table:table-cell table:style-name="ce1" office:value-type="float" office:value="0.00531">
            <text:p>0,0053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Settat</text:p>
          </table:table-cell>
          <table:table-cell office:value-type="float" office:value="951613">
            <text:p>951613</text:p>
          </table:table-cell>
          <table:table-cell office:value-type="float" office:value="5">
            <text:p>5</text:p>
          </table:table-cell>
          <table:table-cell table:style-name="ce1" office:value-type="float" office:value="0.00525">
            <text:p>0,00525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Bengbu</text:p>
          </table:table-cell>
          <table:table-cell office:value-type="float" office:value="576648">
            <text:p>576648</text:p>
          </table:table-cell>
          <table:table-cell office:value-type="float" office:value="3">
            <text:p>3</text:p>
          </table:table-cell>
          <table:table-cell table:style-name="ce1" office:value-type="float" office:value="0.0052">
            <text:p>0,0052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Koeln</text:p>
          </table:table-cell>
          <table:table-cell office:value-type="float" office:value="963395">
            <text:p>963395</text:p>
          </table:table-cell>
          <table:table-cell office:value-type="float" office:value="5">
            <text:p>5</text:p>
          </table:table-cell>
          <table:table-cell table:style-name="ce1" office:value-type="float" office:value="0.00518">
            <text:p>0,00518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Fez</text:p>
          </table:table-cell>
          <table:table-cell office:value-type="float" office:value="1160239">
            <text:p>1160239</text:p>
          </table:table-cell>
          <table:table-cell office:value-type="float" office:value="6">
            <text:p>6</text:p>
          </table:table-cell>
          <table:table-cell table:style-name="ce1" office:value-type="float" office:value="0.00517">
            <text:p>0,0051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Abeokuta</text:p>
          </table:table-cell>
          <table:table-cell office:value-type="float" office:value="593140">
            <text:p>593140</text:p>
          </table:table-cell>
          <table:table-cell office:value-type="float" office:value="3">
            <text:p>3</text:p>
          </table:table-cell>
          <table:table-cell table:style-name="ce1" office:value-type="float" office:value="0.00505">
            <text:p>0,00505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Ecatepec</text:p>
          </table:table-cell>
          <table:table-cell office:value-type="float" office:value="1806297">
            <text:p>1806297</text:p>
          </table:table-cell>
          <table:table-cell office:value-type="float" office:value="9">
            <text:p>9</text:p>
          </table:table-cell>
          <table:table-cell table:style-name="ce1" office:value-type="float" office:value="0.00498">
            <text:p>0,00498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Kirkuk</text:p>
          </table:table-cell>
          <table:table-cell office:value-type="float" office:value="601442">
            <text:p>601442</text:p>
          </table:table-cell>
          <table:table-cell office:value-type="float" office:value="3">
            <text:p>3</text:p>
          </table:table-cell>
          <table:table-cell table:style-name="ce1" office:value-type="float" office:value="0.00498">
            <text:p>0,00498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Yancheng</text:p>
          </table:table-cell>
          <table:table-cell office:value-type="float" office:value="628441">
            <text:p>628441</text:p>
          </table:table-cell>
          <table:table-cell office:value-type="float" office:value="3">
            <text:p>3</text:p>
          </table:table-cell>
          <table:table-cell table:style-name="ce1" office:value-type="float" office:value="0.00477">
            <text:p>0,0047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Kalyan</text:p>
          </table:table-cell>
          <table:table-cell office:value-type="float" office:value="1262355">
            <text:p>1262355</text:p>
          </table:table-cell>
          <table:table-cell office:value-type="float" office:value="6">
            <text:p>6</text:p>
          </table:table-cell>
          <table:table-cell table:style-name="ce1" office:value-type="float" office:value="0.00475">
            <text:p>0,0047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Soweto</text:p>
          </table:table-cell>
          <table:table-cell office:value-type="float" office:value="1695094">
            <text:p>1695094</text:p>
          </table:table-cell>
          <table:table-cell office:value-type="float" office:value="8">
            <text:p>8</text:p>
          </table:table-cell>
          <table:table-cell table:style-name="ce1" office:value-type="float" office:value="0.00471">
            <text:p>0,0047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Katsina</text:p>
          </table:table-cell>
          <table:table-cell office:value-type="float" office:value="432179">
            <text:p>432179</text:p>
          </table:table-cell>
          <table:table-cell office:value-type="float" office:value="2">
            <text:p>2</text:p>
          </table:table-cell>
          <table:table-cell table:style-name="ce1" office:value-type="float" office:value="0.00462">
            <text:p>0,00462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Welkom</text:p>
          </table:table-cell>
          <table:table-cell office:value-type="float" office:value="432070">
            <text:p>432070</text:p>
          </table:table-cell>
          <table:table-cell office:value-type="float" office:value="2">
            <text:p>2</text:p>
          </table:table-cell>
          <table:table-cell table:style-name="ce1" office:value-type="float" office:value="0.00462">
            <text:p>0,0046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Baoji</text:p>
          </table:table-cell>
          <table:table-cell office:value-type="float" office:value="438295">
            <text:p>438295</text:p>
          </table:table-cell>
          <table:table-cell office:value-type="float" office:value="2">
            <text:p>2</text:p>
          </table:table-cell>
          <table:table-cell table:style-name="ce1" office:value-type="float" office:value="0.00456">
            <text:p>0,0045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Boksburg</text:p>
          </table:table-cell>
          <table:table-cell office:value-type="float" office:value="445182">
            <text:p>445182</text:p>
          </table:table-cell>
          <table:table-cell office:value-type="float" office:value="2">
            <text:p>2</text:p>
          </table:table-cell>
          <table:table-cell table:style-name="ce1" office:value-type="float" office:value="0.00449">
            <text:p>0,0044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Adiyaman</text:p>
          </table:table-cell>
          <table:table-cell office:value-type="float" office:value="678008">
            <text:p>678008</text:p>
          </table:table-cell>
          <table:table-cell office:value-type="float" office:value="3">
            <text:p>3</text:p>
          </table:table-cell>
          <table:table-cell table:style-name="ce1" office:value-type="float" office:value="0.00442">
            <text:p>0,00442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Essaouira</text:p>
          </table:table-cell>
          <table:table-cell office:value-type="float" office:value="452040">
            <text:p>452040</text:p>
          </table:table-cell>
          <table:table-cell office:value-type="float" office:value="2">
            <text:p>2</text:p>
          </table:table-cell>
          <table:table-cell table:style-name="ce1" office:value-type="float" office:value="0.00442">
            <text:p>0,00442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Tangshan</text:p>
          </table:table-cell>
          <table:table-cell office:value-type="float" office:value="2054526">
            <text:p>2054526</text:p>
          </table:table-cell>
          <table:table-cell office:value-type="float" office:value="9">
            <text:p>9</text:p>
          </table:table-cell>
          <table:table-cell table:style-name="ce1" office:value-type="float" office:value="0.00438">
            <text:p>0,0043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ngshui</text:p>
          </table:table-cell>
          <table:table-cell office:value-type="float" office:value="456356">
            <text:p>456356</text:p>
          </table:table-cell>
          <table:table-cell office:value-type="float" office:value="2">
            <text:p>2</text:p>
          </table:table-cell>
          <table:table-cell table:style-name="ce1" office:value-type="float" office:value="0.00438">
            <text:p>0,0043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Zunyi</text:p>
          </table:table-cell>
          <table:table-cell office:value-type="float" office:value="466292">
            <text:p>466292</text:p>
          </table:table-cell>
          <table:table-cell office:value-type="float" office:value="2">
            <text:p>2</text:p>
          </table:table-cell>
          <table:table-cell table:style-name="ce1" office:value-type="float" office:value="0.00428">
            <text:p>0,0042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lalnepantla</text:p>
          </table:table-cell>
          <table:table-cell office:value-type="float" office:value="715798">
            <text:p>715798</text:p>
          </table:table-cell>
          <table:table-cell office:value-type="float" office:value="3">
            <text:p>3</text:p>
          </table:table-cell>
          <table:table-cell table:style-name="ce1" office:value-type="float" office:value="0.00419">
            <text:p>0,0041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Langfang</text:p>
          </table:table-cell>
          <table:table-cell office:value-type="float" office:value="720119">
            <text:p>720119</text:p>
          </table:table-cell>
          <table:table-cell office:value-type="float" office:value="3">
            <text:p>3</text:p>
          </table:table-cell>
          <table:table-cell table:style-name="ce1" office:value-type="float" office:value="0.00416">
            <text:p>0,0041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Khouribga</text:p>
          </table:table-cell>
          <table:table-cell office:value-type="float" office:value="496734">
            <text:p>496734</text:p>
          </table:table-cell>
          <table:table-cell office:value-type="float" office:value="2">
            <text:p>2</text:p>
          </table:table-cell>
          <table:table-cell table:style-name="ce1" office:value-type="float" office:value="0.00402">
            <text:p>0,00402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table:style-name="ce1" office:value-type="float" office:value="0.00387">
            <text:p>0,00387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table:style-name="ce1" office:value-type="float" office:value="0.00387">
            <text:p>0,0038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Datong</text:p>
          </table:table-cell>
          <table:table-cell office:value-type="float" office:value="1052678">
            <text:p>1052678</text:p>
          </table:table-cell>
          <table:table-cell office:value-type="float" office:value="4">
            <text:p>4</text:p>
          </table:table-cell>
          <table:table-cell table:style-name="ce1" office:value-type="float" office:value="0.00379">
            <text:p>0,00379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Cangzhou</text:p>
          </table:table-cell>
          <table:table-cell office:value-type="float" office:value="527681">
            <text:p>527681</text:p>
          </table:table-cell>
          <table:table-cell office:value-type="float" office:value="2">
            <text:p>2</text:p>
          </table:table-cell>
          <table:table-cell table:style-name="ce1" office:value-type="float" office:value="0.00379">
            <text:p>0,00379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Tanggu</text:p>
          </table:table-cell>
          <table:table-cell office:value-type="float" office:value="535298">
            <text:p>535298</text:p>
          </table:table-cell>
          <table:table-cell office:value-type="float" office:value="2">
            <text:p>2</text:p>
          </table:table-cell>
          <table:table-cell table:style-name="ce1" office:value-type="float" office:value="0.00373">
            <text:p>0,00373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Pyongyang</text:p>
          </table:table-cell>
          <table:table-cell office:value-type="float" office:value="3222000">
            <text:p>3222000</text:p>
          </table:table-cell>
          <table:table-cell office:value-type="float" office:value="12">
            <text:p>12</text:p>
          </table:table-cell>
          <table:table-cell table:style-name="ce1" office:value-type="float" office:value="0.00372">
            <text:p>0,00372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Maanshan</text:p>
          </table:table-cell>
          <table:table-cell office:value-type="float" office:value="540198">
            <text:p>540198</text:p>
          </table:table-cell>
          <table:table-cell office:value-type="float" office:value="2">
            <text:p>2</text:p>
          </table:table-cell>
          <table:table-cell table:style-name="ce1" office:value-type="float" office:value="0.0037">
            <text:p>0,0037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Neijiang</text:p>
          </table:table-cell>
          <table:table-cell office:value-type="float" office:value="546854">
            <text:p>546854</text:p>
          </table:table-cell>
          <table:table-cell office:value-type="float" office:value="2">
            <text:p>2</text:p>
          </table:table-cell>
          <table:table-cell table:style-name="ce1" office:value-type="float" office:value="0.00365">
            <text:p>0,0036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Qiqihar</text:p>
          </table:table-cell>
          <table:table-cell office:value-type="float" office:value="882364">
            <text:p>882364</text:p>
          </table:table-cell>
          <table:table-cell office:value-type="float" office:value="3">
            <text:p>3</text:p>
          </table:table-cell>
          <table:table-cell table:style-name="ce1" office:value-type="float" office:value="0.00339">
            <text:p>0,0033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Zhangzhou</text:p>
          </table:table-cell>
          <table:table-cell office:value-type="float" office:value="589831">
            <text:p>589831</text:p>
          </table:table-cell>
          <table:table-cell office:value-type="float" office:value="2">
            <text:p>2</text:p>
          </table:table-cell>
          <table:table-cell table:style-name="ce1" office:value-type="float" office:value="0.00339">
            <text:p>0,0033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Aba</text:p>
          </table:table-cell>
          <table:table-cell office:value-type="float" office:value="897613">
            <text:p>897613</text:p>
          </table:table-cell>
          <table:table-cell office:value-type="float" office:value="3">
            <text:p>3</text:p>
          </table:table-cell>
          <table:table-cell table:style-name="ce1" office:value-type="float" office:value="0.00334">
            <text:p>0,00334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Ahmadabad</text:p>
          </table:table-cell>
          <table:table-cell office:value-type="float" office:value="3719933">
            <text:p>3719933</text:p>
          </table:table-cell>
          <table:table-cell office:value-type="float" office:value="12">
            <text:p>12</text:p>
          </table:table-cell>
          <table:table-cell table:style-name="ce1" office:value-type="float" office:value="0.00322">
            <text:p>0,0032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Pimpri</text:p>
          </table:table-cell>
          <table:table-cell office:value-type="float" office:value="1284702">
            <text:p>1284702</text:p>
          </table:table-cell>
          <table:table-cell office:value-type="float" office:value="4">
            <text:p>4</text:p>
          </table:table-cell>
          <table:table-cell table:style-name="ce1" office:value-type="float" office:value="0.00311">
            <text:p>0,0031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Mogadishu</text:p>
          </table:table-cell>
          <table:table-cell office:value-type="float" office:value="2590180">
            <text:p>2590180</text:p>
          </table:table-cell>
          <table:table-cell office:value-type="float" office:value="8">
            <text:p>8</text:p>
          </table:table-cell>
          <table:table-cell table:style-name="ce1" office:value-type="float" office:value="0.00308">
            <text:p>0,00308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Zaria</text:p>
          </table:table-cell>
          <table:table-cell office:value-type="float" office:value="975228">
            <text:p>975228</text:p>
          </table:table-cell>
          <table:table-cell office:value-type="float" office:value="3">
            <text:p>3</text:p>
          </table:table-cell>
          <table:table-cell table:style-name="ce1" office:value-type="float" office:value="0.00307">
            <text:p>0,00307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Benghazi</text:p>
          </table:table-cell>
          <table:table-cell office:value-type="float" office:value="650629">
            <text:p>650629</text:p>
          </table:table-cell>
          <table:table-cell office:value-type="float" office:value="2">
            <text:p>2</text:p>
          </table:table-cell>
          <table:table-cell table:style-name="ce1" office:value-type="float" office:value="0.00307">
            <text:p>0,00307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Handan</text:p>
          </table:table-cell>
          <table:table-cell office:value-type="float" office:value="1358318">
            <text:p>1358318</text:p>
          </table:table-cell>
          <table:table-cell office:value-type="float" office:value="4">
            <text:p>4</text:p>
          </table:table-cell>
          <table:table-cell table:style-name="ce1" office:value-type="float" office:value="0.00294">
            <text:p>0,00294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Bangui</text:p>
          </table:table-cell>
          <table:table-cell office:value-type="float" office:value="684190">
            <text:p>684190</text:p>
          </table:table-cell>
          <table:table-cell office:value-type="float" office:value="2">
            <text:p>2</text:p>
          </table:table-cell>
          <table:table-cell table:style-name="ce1" office:value-type="float" office:value="0.00292">
            <text:p>0,0029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Huainan</text:p>
          </table:table-cell>
          <table:table-cell office:value-type="float" office:value="1027655">
            <text:p>1027655</text:p>
          </table:table-cell>
          <table:table-cell office:value-type="float" office:value="3">
            <text:p>3</text:p>
          </table:table-cell>
          <table:table-cell table:style-name="ce1" office:value-type="float" office:value="0.00291">
            <text:p>0,00291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Zigong</text:p>
          </table:table-cell>
          <table:table-cell office:value-type="float" office:value="689961">
            <text:p>689961</text:p>
          </table:table-cell>
          <table:table-cell office:value-type="float" office:value="2">
            <text:p>2</text:p>
          </table:table-cell>
          <table:table-cell table:style-name="ce1" office:value-type="float" office:value="0.00289">
            <text:p>0,0028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Bhiwandi</text:p>
          </table:table-cell>
          <table:table-cell office:value-type="float" office:value="707090">
            <text:p>707090</text:p>
          </table:table-cell>
          <table:table-cell office:value-type="float" office:value="2">
            <text:p>2</text:p>
          </table:table-cell>
          <table:table-cell table:style-name="ce1" office:value-type="float" office:value="0.00282">
            <text:p>0,00282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Ogun</text:p>
          </table:table-cell>
          <table:table-cell office:value-type="float" office:value="4054272">
            <text:p>4054272</text:p>
          </table:table-cell>
          <table:table-cell office:value-type="float" office:value="11">
            <text:p>11</text:p>
          </table:table-cell>
          <table:table-cell table:style-name="ce1" office:value-type="float" office:value="0.00271">
            <text:p>0,00271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Xining</text:p>
          </table:table-cell>
          <table:table-cell office:value-type="float" office:value="767531">
            <text:p>767531</text:p>
          </table:table-cell>
          <table:table-cell office:value-type="float" office:value="2">
            <text:p>2</text:p>
          </table:table-cell>
          <table:table-cell table:style-name="ce1" office:value-type="float" office:value="0.0026">
            <text:p>0,0026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akai</text:p>
          </table:table-cell>
          <table:table-cell office:value-type="float" office:value="782347">
            <text:p>782347</text:p>
          </table:table-cell>
          <table:table-cell office:value-type="float" office:value="2">
            <text:p>2</text:p>
          </table:table-cell>
          <table:table-cell table:style-name="ce1" office:value-type="float" office:value="0.00255">
            <text:p>0,00255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Pest</text:p>
          </table:table-cell>
          <table:table-cell office:value-type="float" office:value="1176550">
            <text:p>1176550</text:p>
          </table:table-cell>
          <table:table-cell office:value-type="float" office:value="3">
            <text:p>3</text:p>
          </table:table-cell>
          <table:table-cell table:style-name="ce1" office:value-type="float" office:value="0.00254">
            <text:p>0,00254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Xinyang</text:p>
          </table:table-cell>
          <table:table-cell office:value-type="float" office:value="1590668">
            <text:p>1590668</text:p>
          </table:table-cell>
          <table:table-cell office:value-type="float" office:value="4">
            <text:p>4</text:p>
          </table:table-cell>
          <table:table-cell table:style-name="ce1" office:value-type="float" office:value="0.00251">
            <text:p>0,00251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Mecca</text:p>
          </table:table-cell>
          <table:table-cell office:value-type="float" office:value="1199659">
            <text:p>1199659</text:p>
          </table:table-cell>
          <table:table-cell office:value-type="float" office:value="3">
            <text:p>3</text:p>
          </table:table-cell>
          <table:table-cell table:style-name="ce1" office:value-type="float" office:value="0.0025">
            <text:p>0,0025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Namangan</text:p>
          </table:table-cell>
          <table:table-cell office:value-type="float" office:value="432479">
            <text:p>432479</text:p>
          </table:table-cell>
          <table:table-cell office:value-type="float" office:value="1">
            <text:p>1</text:p>
          </table:table-cell>
          <table:table-cell table:style-name="ce1" office:value-type="float" office:value="0.00231">
            <text:p>0,0023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Garoua</text:p>
          </table:table-cell>
          <table:table-cell office:value-type="float" office:value="436932">
            <text:p>436932</text:p>
          </table:table-cell>
          <table:table-cell office:value-type="float" office:value="1">
            <text:p>1</text:p>
          </table:table-cell>
          <table:table-cell table:style-name="ce1" office:value-type="float" office:value="0.00228">
            <text:p>0,00228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Carrefour</text:p>
          </table:table-cell>
          <table:table-cell office:value-type="float" office:value="439590">
            <text:p>439590</text:p>
          </table:table-cell>
          <table:table-cell office:value-type="float" office:value="1">
            <text:p>1</text:p>
          </table:table-cell>
          <table:table-cell table:style-name="ce1" office:value-type="float" office:value="0.00227">
            <text:p>0,00227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Mawlamyine</text:p>
          </table:table-cell>
          <table:table-cell office:value-type="float" office:value="438907">
            <text:p>438907</text:p>
          </table:table-cell>
          <table:table-cell office:value-type="float" office:value="1">
            <text:p>1</text:p>
          </table:table-cell>
          <table:table-cell table:style-name="ce1" office:value-type="float" office:value="0.00227">
            <text:p>0,00227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Dasmarinas <text:s/></text:p>
          </table:table-cell>
          <table:table-cell office:value-type="float" office:value="441878">
            <text:p>441878</text:p>
          </table:table-cell>
          <table:table-cell office:value-type="float" office:value="1">
            <text:p>1</text:p>
          </table:table-cell>
          <table:table-cell table:style-name="ce1" office:value-type="float" office:value="0.00226">
            <text:p>0,0022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Rajpur</text:p>
          </table:table-cell>
          <table:table-cell office:value-type="float" office:value="444549">
            <text:p>444549</text:p>
          </table:table-cell>
          <table:table-cell office:value-type="float" office:value="1">
            <text:p>1</text:p>
          </table:table-cell>
          <table:table-cell table:style-name="ce1" office:value-type="float" office:value="0.00224">
            <text:p>0,00224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Huaibei</text:p>
          </table:table-cell>
          <table:table-cell office:value-type="float" office:value="903039">
            <text:p>903039</text:p>
          </table:table-cell>
          <table:table-cell office:value-type="float" office:value="2">
            <text:p>2</text:p>
          </table:table-cell>
          <table:table-cell table:style-name="ce1" office:value-type="float" office:value="0.00221">
            <text:p>0,0022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Hamah</text:p>
          </table:table-cell>
          <table:table-cell office:value-type="float" office:value="460602">
            <text:p>460602</text:p>
          </table:table-cell>
          <table:table-cell office:value-type="float" office:value="1">
            <text:p>1</text:p>
          </table:table-cell>
          <table:table-cell table:style-name="ce1" office:value-type="float" office:value="0.00217">
            <text:p>0,0021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Fushun</text:p>
          </table:table-cell>
          <table:table-cell office:value-type="float" office:value="1400646">
            <text:p>1400646</text:p>
          </table:table-cell>
          <table:table-cell office:value-type="float" office:value="3">
            <text:p>3</text:p>
          </table:table-cell>
          <table:table-cell table:style-name="ce1" office:value-type="float" office:value="0.00214">
            <text:p>0,0021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Irbil</text:p>
          </table:table-cell>
          <table:table-cell office:value-type="float" office:value="932854">
            <text:p>932854</text:p>
          </table:table-cell>
          <table:table-cell office:value-type="float" office:value="2">
            <text:p>2</text:p>
          </table:table-cell>
          <table:table-cell table:style-name="ce1" office:value-type="float" office:value="0.00214">
            <text:p>0,00214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Larache</text:p>
          </table:table-cell>
          <table:table-cell office:value-type="float" office:value="471532">
            <text:p>471532</text:p>
          </table:table-cell>
          <table:table-cell office:value-type="float" office:value="1">
            <text:p>1</text:p>
          </table:table-cell>
          <table:table-cell table:style-name="ce1" office:value-type="float" office:value="0.00212">
            <text:p>0,00212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Tipaza</text:p>
          </table:table-cell>
          <table:table-cell office:value-type="float" office:value="476271">
            <text:p>476271</text:p>
          </table:table-cell>
          <table:table-cell office:value-type="float" office:value="1">
            <text:p>1</text:p>
          </table:table-cell>
          <table:table-cell table:style-name="ce1" office:value-type="float" office:value="0.00209">
            <text:p>0,00209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Tembisa</text:p>
          </table:table-cell>
          <table:table-cell office:value-type="float" office:value="511671">
            <text:p>511671</text:p>
          </table:table-cell>
          <table:table-cell office:value-type="float" office:value="1">
            <text:p>1</text:p>
          </table:table-cell>
          <table:table-cell table:style-name="ce1" office:value-type="float" office:value="0.00195">
            <text:p>0,0019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Azadshahr</text:p>
          </table:table-cell>
          <table:table-cell office:value-type="float" office:value="514102">
            <text:p>514102</text:p>
          </table:table-cell>
          <table:table-cell office:value-type="float" office:value="1">
            <text:p>1</text:p>
          </table:table-cell>
          <table:table-cell table:style-name="ce1" office:value-type="float" office:value="0.00194">
            <text:p>0,00194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Beira</text:p>
          </table:table-cell>
          <table:table-cell office:value-type="float" office:value="530706">
            <text:p>530706</text:p>
          </table:table-cell>
          <table:table-cell office:value-type="float" office:value="1">
            <text:p>1</text:p>
          </table:table-cell>
          <table:table-cell table:style-name="ce1" office:value-type="float" office:value="0.00188">
            <text:p>0,00188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Kisangani</text:p>
          </table:table-cell>
          <table:table-cell office:value-type="float" office:value="539164">
            <text:p>539164</text:p>
          </table:table-cell>
          <table:table-cell office:value-type="float" office:value="1">
            <text:p>1</text:p>
          </table:table-cell>
          <table:table-cell table:style-name="ce1" office:value-type="float" office:value="0.00185">
            <text:p>0,00185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Jiamusi</text:p>
          </table:table-cell>
          <table:table-cell office:value-type="float" office:value="549549">
            <text:p>549549</text:p>
          </table:table-cell>
          <table:table-cell office:value-type="float" office:value="1">
            <text:p>1</text:p>
          </table:table-cell>
          <table:table-cell table:style-name="ce1" office:value-type="float" office:value="0.00181">
            <text:p>0,0018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Onitsha</text:p>
          </table:table-cell>
          <table:table-cell office:value-type="float" office:value="561106">
            <text:p>561106</text:p>
          </table:table-cell>
          <table:table-cell office:value-type="float" office:value="1">
            <text:p>1</text:p>
          </table:table-cell>
          <table:table-cell table:style-name="ce1" office:value-type="float" office:value="0.00178">
            <text:p>0,00178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Sokoto</text:p>
          </table:table-cell>
          <table:table-cell office:value-type="float" office:value="563899">
            <text:p>563899</text:p>
          </table:table-cell>
          <table:table-cell office:value-type="float" office:value="1">
            <text:p>1</text:p>
          </table:table-cell>
          <table:table-cell table:style-name="ce1" office:value-type="float" office:value="0.00177">
            <text:p>0,00177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hihezi</text:p>
          </table:table-cell>
          <table:table-cell office:value-type="float" office:value="572772">
            <text:p>572772</text:p>
          </table:table-cell>
          <table:table-cell office:value-type="float" office:value="1">
            <text:p>1</text:p>
          </table:table-cell>
          <table:table-cell table:style-name="ce1" office:value-type="float" office:value="0.00174">
            <text:p>0,00174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Sanaa</text:p>
          </table:table-cell>
          <table:table-cell office:value-type="float" office:value="1778900">
            <text:p>1778900</text:p>
          </table:table-cell>
          <table:table-cell office:value-type="float" office:value="3">
            <text:p>3</text:p>
          </table:table-cell>
          <table:table-cell table:style-name="ce1" office:value-type="float" office:value="0.00168">
            <text:p>0,00168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Omdurman</text:p>
          </table:table-cell>
          <table:table-cell office:value-type="float" office:value="1200000">
            <text:p>1200000</text:p>
          </table:table-cell>
          <table:table-cell office:value-type="float" office:value="2">
            <text:p>2</text:p>
          </table:table-cell>
          <table:table-cell table:style-name="ce1" office:value-type="float" office:value="0.00166">
            <text:p>0,00166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Anshan</text:p>
          </table:table-cell>
          <table:table-cell office:value-type="float" office:value="1199275">
            <text:p>1199275</text:p>
          </table:table-cell>
          <table:table-cell office:value-type="float" office:value="2">
            <text:p>2</text:p>
          </table:table-cell>
          <table:table-cell table:style-name="ce1" office:value-type="float" office:value="0.00166">
            <text:p>0,00166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Amaravati</text:p>
          </table:table-cell>
          <table:table-cell office:value-type="float" office:value="603837">
            <text:p>603837</text:p>
          </table:table-cell>
          <table:table-cell office:value-type="float" office:value="1">
            <text:p>1</text:p>
          </table:table-cell>
          <table:table-cell table:style-name="ce1" office:value-type="float" office:value="0.00165">
            <text:p>0,00165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Orumiyeh</text:p>
          </table:table-cell>
          <table:table-cell office:value-type="float" office:value="602443">
            <text:p>602443</text:p>
          </table:table-cell>
          <table:table-cell office:value-type="float" office:value="1">
            <text:p>1</text:p>
          </table:table-cell>
          <table:table-cell table:style-name="ce1" office:value-type="float" office:value="0.00165">
            <text:p>0,0016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Xingtai</text:p>
          </table:table-cell>
          <table:table-cell office:value-type="float" office:value="611739">
            <text:p>611739</text:p>
          </table:table-cell>
          <table:table-cell office:value-type="float" office:value="1">
            <text:p>1</text:p>
          </table:table-cell>
          <table:table-cell table:style-name="ce1" office:value-type="float" office:value="0.00163">
            <text:p>0,00163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Diyarbakir</text:p>
          </table:table-cell>
          <table:table-cell office:value-type="float" office:value="644763">
            <text:p>644763</text:p>
          </table:table-cell>
          <table:table-cell office:value-type="float" office:value="1">
            <text:p>1</text:p>
          </table:table-cell>
          <table:table-cell table:style-name="ce1" office:value-type="float" office:value="0.00155">
            <text:p>0,00155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haoyang</text:p>
          </table:table-cell>
          <table:table-cell office:value-type="float" office:value="649452">
            <text:p>649452</text:p>
          </table:table-cell>
          <table:table-cell office:value-type="float" office:value="1">
            <text:p>1</text:p>
          </table:table-cell>
          <table:table-cell table:style-name="ce1" office:value-type="float" office:value="0.00153">
            <text:p>0,00153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Puyang</text:p>
          </table:table-cell>
          <table:table-cell office:value-type="float" office:value="666322">
            <text:p>666322</text:p>
          </table:table-cell>
          <table:table-cell office:value-type="float" office:value="1">
            <text:p>1</text:p>
          </table:table-cell>
          <table:table-cell table:style-name="ce1" office:value-type="float" office:value="0.0015">
            <text:p>0,0015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Fuxin</text:p>
          </table:table-cell>
          <table:table-cell office:value-type="float" office:value="689050">
            <text:p>689050</text:p>
          </table:table-cell>
          <table:table-cell office:value-type="float" office:value="1">
            <text:p>1</text:p>
          </table:table-cell>
          <table:table-cell table:style-name="ce1" office:value-type="float" office:value="0.00145">
            <text:p>0,0014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Tunes</text:p>
          </table:table-cell>
          <table:table-cell office:value-type="float" office:value="693210">
            <text:p>693210</text:p>
          </table:table-cell>
          <table:table-cell office:value-type="float" office:value="1">
            <text:p>1</text:p>
          </table:table-cell>
          <table:table-cell table:style-name="ce1" office:value-type="float" office:value="0.00144">
            <text:p>0,00144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Thana</text:p>
          </table:table-cell>
          <table:table-cell office:value-type="float" office:value="1486453">
            <text:p>1486453</text:p>
          </table:table-cell>
          <table:table-cell office:value-type="float" office:value="2">
            <text:p>2</text:p>
          </table:table-cell>
          <table:table-cell table:style-name="ce1" office:value-type="float" office:value="0.00134">
            <text:p>0,00134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Poti</text:p>
          </table:table-cell>
          <table:table-cell office:value-type="float" office:value="744512">
            <text:p>744512</text:p>
          </table:table-cell>
          <table:table-cell office:value-type="float" office:value="1">
            <text:p>1</text:p>
          </table:table-cell>
          <table:table-cell table:style-name="ce1" office:value-type="float" office:value="0.00134">
            <text:p>0,0013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elam</text:p>
          </table:table-cell>
          <table:table-cell office:value-type="float" office:value="778462">
            <text:p>778462</text:p>
          </table:table-cell>
          <table:table-cell office:value-type="float" office:value="1">
            <text:p>1</text:p>
          </table:table-cell>
          <table:table-cell table:style-name="ce1" office:value-type="float" office:value="0.00128">
            <text:p>0,00128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Hims</text:p>
          </table:table-cell>
          <table:table-cell office:value-type="float" office:value="775404">
            <text:p>775404</text:p>
          </table:table-cell>
          <table:table-cell office:value-type="float" office:value="1">
            <text:p>1</text:p>
          </table:table-cell>
          <table:table-cell table:style-name="ce1" office:value-type="float" office:value="0.00128">
            <text:p>0,00128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Rupandehi</text:p>
          </table:table-cell>
          <table:table-cell office:value-type="float" office:value="785610">
            <text:p>785610</text:p>
          </table:table-cell>
          <table:table-cell office:value-type="float" office:value="1">
            <text:p>1</text:p>
          </table:table-cell>
          <table:table-cell table:style-name="ce1" office:value-type="float" office:value="0.00127">
            <text:p>0,00127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holapur</text:p>
          </table:table-cell>
          <table:table-cell office:value-type="float" office:value="997358">
            <text:p>997358</text:p>
          </table:table-cell>
          <table:table-cell office:value-type="float" office:value="1">
            <text:p>1</text:p>
          </table:table-cell>
          <table:table-cell table:style-name="ce1" office:value-type="float" office:value="0.001">
            <text:p>0,0010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Xianyang</text:p>
          </table:table-cell>
          <table:table-cell office:value-type="float" office:value="1034081">
            <text:p>1034081</text:p>
          </table:table-cell>
          <table:table-cell office:value-type="float" office:value="1">
            <text:p>1</text:p>
          </table:table-cell>
          <table:table-cell table:style-name="ce1" office:value-type="float" office:value="0.00096">
            <text:p>0,0009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Maiduguri</text:p>
          </table:table-cell>
          <table:table-cell office:value-type="float" office:value="1112511">
            <text:p>1112511</text:p>
          </table:table-cell>
          <table:table-cell office:value-type="float" office:value="1">
            <text:p>1</text:p>
          </table:table-cell>
          <table:table-cell table:style-name="ce1" office:value-type="float" office:value="0.00089">
            <text:p>0,00089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Taegu</text:p>
          </table:table-cell>
          <table:table-cell office:value-type="float" office:value="2566540">
            <text:p>2566540</text:p>
          </table:table-cell>
          <table:table-cell office:value-type="float" office:value="2">
            <text:p>2</text:p>
          </table:table-cell>
          <table:table-cell table:style-name="ce1" office:value-type="float" office:value="0.00077">
            <text:p>0,00077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Abia</text:p>
          </table:table-cell>
          <table:table-cell office:value-type="float" office:value="4222476">
            <text:p>4222476</text:p>
          </table:table-cell>
          <table:table-cell office:value-type="float" office:value="3">
            <text:p>3</text:p>
          </table:table-cell>
          <table:table-cell table:style-name="ce1" office:value-type="float" office:value="0.00071">
            <text:p>0,0007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Edessa</text:p>
          </table:table-cell>
          <table:table-cell office:value-type="float" office:value="1684249">
            <text:p>1684249</text:p>
          </table:table-cell>
          <table:table-cell office:value-type="float" office:value="1">
            <text:p>1</text:p>
          </table:table-cell>
          <table:table-cell table:style-name="ce1" office:value-type="float" office:value="0.00059">
            <text:p>0,00059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Mosul</text:p>
          </table:table-cell>
          <table:table-cell office:value-type="float" office:value="1739800">
            <text:p>1739800</text:p>
          </table:table-cell>
          <table:table-cell office:value-type="float" office:value="1">
            <text:p>1</text:p>
          </table:table-cell>
          <table:table-cell table:style-name="ce1" office:value-type="float" office:value="0.00057">
            <text:p>0,00057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Dagon</text:p>
          </table:table-cell>
          <table:table-cell office:value-type="float" office:value="4477638">
            <text:p>4477638</text:p>
          </table:table-cell>
          <table:table-cell office:value-type="float" office:value="1">
            <text:p>1</text:p>
          </table:table-cell>
          <table:table-cell table:style-name="ce1" office:value-type="float" office:value="0.00022">
            <text:p>0,00022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Constantinople</text:p>
          </table:table-cell>
          <table:table-cell office:value-type="float" office:value="11581707">
            <text:p>115817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Yunfu</text:p>
          </table:table-cell>
          <table:table-cell office:value-type="float" office:value="2612800">
            <text:p>2612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Jiddah</text:p>
          </table:table-cell>
          <table:table-cell office:value-type="float" office:value="2545728">
            <text:p>25457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Lakhnau</text:p>
          </table:table-cell>
          <table:table-cell office:value-type="float" office:value="2472250">
            <text:p>2472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Konia</text:p>
          </table:table-cell>
          <table:table-cell office:value-type="float" office:value="2450952">
            <text:p>2450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Gizeh</text:p>
          </table:table-cell>
          <table:table-cell office:value-type="float" office:value="2443490">
            <text:p>24434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Brusa</text:p>
          </table:table-cell>
          <table:table-cell office:value-type="float" office:value="2374307">
            <text:p>2374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Camayenne</text:p>
          </table:table-cell>
          <table:table-cell office:value-type="float" office:value="1871242">
            <text:p>1871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Taejon</text:p>
          </table:table-cell>
          <table:table-cell office:value-type="float" office:value="1475221">
            <text:p>14752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Kwangju</text:p>
          </table:table-cell>
          <table:table-cell office:value-type="float" office:value="1416938">
            <text:p>14169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Makasar</text:p>
          </table:table-cell>
          <table:table-cell office:value-type="float" office:value="1321832">
            <text:p>13218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Katmandu</text:p>
          </table:table-cell>
          <table:table-cell office:value-type="float" office:value="1264684">
            <text:p>12646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uigen</text:p>
          </table:table-cell>
          <table:table-cell office:value-type="float" office:value="1242724">
            <text:p>12427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Jaizan</text:p>
          </table:table-cell>
          <table:table-cell office:value-type="float" office:value="1212393">
            <text:p>12123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petsgorodok</text:p>
          </table:table-cell>
          <table:table-cell office:value-type="float" office:value="1204762">
            <text:p>12047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Dubayy</text:p>
          </table:table-cell>
          <table:table-cell office:value-type="float" office:value="1141963">
            <text:p>11419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Kaisaria</text:p>
          </table:table-cell>
          <table:table-cell office:value-type="float" office:value="1091608">
            <text:p>10916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Ouagadouga</text:p>
          </table:table-cell>
          <table:table-cell office:value-type="float" office:value="1086505">
            <text:p>10865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Yono</text:p>
          </table:table-cell>
          <table:table-cell office:value-type="float" office:value="1077730">
            <text:p>10777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Dagu</text:p>
          </table:table-cell>
          <table:table-cell office:value-type="float" office:value="1052678">
            <text:p>10526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ongnam</text:p>
          </table:table-cell>
          <table:table-cell office:value-type="float" office:value="1031935">
            <text:p>10319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Haora</text:p>
          </table:table-cell>
          <table:table-cell office:value-type="float" office:value="1027771">
            <text:p>10277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Rongcheng</text:p>
          </table:table-cell>
          <table:table-cell office:value-type="float" office:value="1001985">
            <text:p>10019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Benxi</text:p>
          </table:table-cell>
          <table:table-cell office:value-type="float" office:value="987717">
            <text:p>9877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Erzerum</text:p>
          </table:table-cell>
          <table:table-cell office:value-type="float" office:value="979667">
            <text:p>979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Warab</text:p>
          </table:table-cell>
          <table:table-cell office:value-type="float" office:value="966902">
            <text:p>966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ultanah</text:p>
          </table:table-cell>
          <table:table-cell office:value-type="float" office:value="946697">
            <text:p>9466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Malatia</text:p>
          </table:table-cell>
          <table:table-cell office:value-type="float" office:value="924511">
            <text:p>9245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Ghom</text:p>
          </table:table-cell>
          <table:table-cell office:value-type="float" office:value="900000">
            <text:p>9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Abobo</text:p>
          </table:table-cell>
          <table:table-cell office:value-type="float" office:value="900000">
            <text:p>9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Pingdingshan</text:p>
          </table:table-cell>
          <table:table-cell office:value-type="float" office:value="889675">
            <text:p>8896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Maisuru</text:p>
          </table:table-cell>
          <table:table-cell office:value-type="float" office:value="868385">
            <text:p>8683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Asgabat</text:p>
          </table:table-cell>
          <table:table-cell office:value-type="float" office:value="797900">
            <text:p>797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Aleksandrovsk</text:p>
          </table:table-cell>
          <table:table-cell office:value-type="float" office:value="796217">
            <text:p>7962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Taroudannt</text:p>
          </table:table-cell>
          <table:table-cell office:value-type="float" office:value="777316">
            <text:p>7773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Tiruchchirappalli</text:p>
          </table:table-cell>
          <table:table-cell office:value-type="float" office:value="775551">
            <text:p>775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Padumdhani</text:p>
          </table:table-cell>
          <table:table-cell office:value-type="float" office:value="767951">
            <text:p>7679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Kahriz</text:p>
          </table:table-cell>
          <table:table-cell office:value-type="float" office:value="766706">
            <text:p>7667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Adalia</text:p>
          </table:table-cell>
          <table:table-cell office:value-type="float" office:value="758188">
            <text:p>758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Naradhivas</text:p>
          </table:table-cell>
          <table:table-cell office:value-type="float" office:value="751922">
            <text:p>7519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Bareli</text:p>
          </table:table-cell>
          <table:table-cell office:value-type="float" office:value="745509">
            <text:p>745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Kigale</text:p>
          </table:table-cell>
          <table:table-cell office:value-type="float" office:value="745261">
            <text:p>7452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Hegang</text:p>
          </table:table-cell>
          <table:table-cell office:value-type="float" office:value="743307">
            <text:p>743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Astrida</text:p>
          </table:table-cell>
          <table:table-cell office:value-type="float" office:value="738689">
            <text:p>7386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Dhanukha</text:p>
          </table:table-cell>
          <table:table-cell office:value-type="float" office:value="721407">
            <text:p>7214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Kailali</text:p>
          </table:table-cell>
          <table:table-cell office:value-type="float" office:value="713089">
            <text:p>7130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Chonju</text:p>
          </table:table-cell>
          <table:table-cell office:value-type="float" office:value="711424">
            <text:p>7114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Agadair</text:p>
          </table:table-cell>
          <table:table-cell office:value-type="float" office:value="698310">
            <text:p>6983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Zhangjiakou</text:p>
          </table:table-cell>
          <table:table-cell office:value-type="float" office:value="692602">
            <text:p>6926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Enuga</text:p>
          </table:table-cell>
          <table:table-cell office:value-type="float" office:value="688862">
            <text:p>688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Liaoyang</text:p>
          </table:table-cell>
          <table:table-cell office:value-type="float" office:value="687890">
            <text:p>6878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Leui</text:p>
          </table:table-cell>
          <table:table-cell office:value-type="float" office:value="676087">
            <text:p>676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Taounate</text:p>
          </table:table-cell>
          <table:table-cell office:value-type="float" office:value="668003">
            <text:p>668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Mudanjiang</text:p>
          </table:table-cell>
          <table:table-cell office:value-type="float" office:value="665915">
            <text:p>6659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Wahran</text:p>
          </table:table-cell>
          <table:table-cell office:value-type="float" office:value="646025">
            <text:p>6460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Panshan</text:p>
          </table:table-cell>
          <table:table-cell office:value-type="float" office:value="625040">
            <text:p>6250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Jibuti</text:p>
          </table:table-cell>
          <table:table-cell office:value-type="float" office:value="623891">
            <text:p>6238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Luancheng</text:p>
          </table:table-cell>
          <table:table-cell office:value-type="float" office:value="597130">
            <text:p>5971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Caesarea</text:p>
          </table:table-cell>
          <table:table-cell office:value-type="float" office:value="592840">
            <text:p>5928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Yingkou</text:p>
          </table:table-cell>
          <table:table-cell office:value-type="float" office:value="591159">
            <text:p>5911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Eiko</text:p>
          </table:table-cell>
          <table:table-cell office:value-type="float" office:value="591159">
            <text:p>5911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Ussuriyskiy</text:p>
          </table:table-cell>
          <table:table-cell office:value-type="float" office:value="578303">
            <text:p>5783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Onicha</text:p>
          </table:table-cell>
          <table:table-cell office:value-type="float" office:value="561066">
            <text:p>5610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Hamhung</text:p>
          </table:table-cell>
          <table:table-cell office:value-type="float" office:value="559056">
            <text:p>559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Huaiyin</text:p>
          </table:table-cell>
          <table:table-cell office:value-type="float" office:value="555230">
            <text:p>5552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Hamitabat</text:p>
          </table:table-cell>
          <table:table-cell office:value-type="float" office:value="550818">
            <text:p>5508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Chkalov</text:p>
          </table:table-cell>
          <table:table-cell office:value-type="float" office:value="550210">
            <text:p>5502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office:value-type="string">
            <text:p><text:s/>skiy 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Chandaburi</text:p>
          </table:table-cell>
          <table:table-cell office:value-type="float" office:value="547887">
            <text:p>5478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Matola</text:p>
          </table:table-cell>
          <table:table-cell office:value-type="float" office:value="543907">
            <text:p>5439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juschambe</text:p>
          </table:table-cell>
          <table:table-cell office:value-type="float" office:value="543107">
            <text:p>543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Yongkang</text:p>
          </table:table-cell>
          <table:table-cell office:value-type="float" office:value="536000">
            <text:p>536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Khemisset</text:p>
          </table:table-cell>
          <table:table-cell office:value-type="float" office:value="521469">
            <text:p>5214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hiliguri</text:p>
          </table:table-cell>
          <table:table-cell office:value-type="float" office:value="515623">
            <text:p>5156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Khenifra</text:p>
          </table:table-cell>
          <table:table-cell office:value-type="float" office:value="509882">
            <text:p>5098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Azilal</text:p>
          </table:table-cell>
          <table:table-cell office:value-type="float" office:value="504273">
            <text:p>5042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Asanol</text:p>
          </table:table-cell>
          <table:table-cell office:value-type="float" office:value="504271">
            <text:p>5042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Wahren</text:p>
          </table:table-cell>
          <table:table-cell office:value-type="float" office:value="500093">
            <text:p>5000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Bejraburi</text:p>
          </table:table-cell>
          <table:table-cell office:value-type="float" office:value="499811">
            <text:p>499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Oshogbo</text:p>
          </table:table-cell>
          <table:table-cell office:value-type="float" office:value="499444">
            <text:p>4994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Shashi</text:p>
          </table:table-cell>
          <table:table-cell office:value-type="float" office:value="498780">
            <text:p>4987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Chimahi</text:p>
          </table:table-cell>
          <table:table-cell office:value-type="float" office:value="493698">
            <text:p>4936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Panchiao</text:p>
          </table:table-cell>
          <table:table-cell office:value-type="float" office:value="491891">
            <text:p>4918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Cibitoke</text:p>
          </table:table-cell>
          <table:table-cell office:value-type="float" office:value="490949">
            <text:p>4909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Bhatpara</text:p>
          </table:table-cell>
          <table:table-cell office:value-type="float" office:value="483175">
            <text:p>483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Okene</text:p>
          </table:table-cell>
          <table:table-cell office:value-type="float" office:value="479217">
            <text:p>4792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Uijongbu</text:p>
          </table:table-cell>
          <table:table-cell office:value-type="float" office:value="479141">
            <text:p>4791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Hargeysa</text:p>
          </table:table-cell>
          <table:table-cell office:value-type="float" office:value="478283">
            <text:p>4782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Jiaojiang</text:p>
          </table:table-cell>
          <table:table-cell office:value-type="float" office:value="470804">
            <text:p>4708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Dongliao</text:p>
          </table:table-cell>
          <table:table-cell office:value-type="float" office:value="465249">
            <text:p>4652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Kananga</text:p>
          </table:table-cell>
          <table:table-cell office:value-type="float" office:value="463556">
            <text:p>4635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Xiangfan</text:p>
          </table:table-cell>
          <table:table-cell office:value-type="float" office:value="462956">
            <text:p>462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Panzhihua</text:p>
          </table:table-cell>
          <table:table-cell office:value-type="float" office:value="461513">
            <text:p>4615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Mixco</text:p>
          </table:table-cell>
          <table:table-cell office:value-type="float" office:value="460576">
            <text:p>460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Boayan</text:p>
          </table:table-cell>
          <table:table-cell office:value-type="float" office:value="459541">
            <text:p>4595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Chitungwiza</text:p>
          </table:table-cell>
          <table:table-cell office:value-type="float" office:value="456206">
            <text:p>4562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Gabouk</text:p>
          </table:table-cell>
          <table:table-cell office:value-type="float" office:value="455450">
            <text:p>4554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Mansilingan</text:p>
          </table:table-cell>
          <table:table-cell office:value-type="float" office:value="454150">
            <text:p>4541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Urfa</text:p>
          </table:table-cell>
          <table:table-cell office:value-type="float" office:value="449785">
            <text:p>4497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Kalat</text:p>
          </table:table-cell>
          <table:table-cell office:value-type="float" office:value="444585">
            <text:p>4445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Nangi</text:p>
          </table:table-cell>
          <table:table-cell office:value-type="float" office:value="440894">
            <text:p>4408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Dadiangas</text:p>
          </table:table-cell>
          <table:table-cell office:value-type="float" office:value="432571">
            <text:p>4325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 table:number-rows-repeated="46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1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0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9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2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4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0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 table:number-rows-repeated="7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1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0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9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2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4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0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 table:number-rows-repeated="104611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B1:Лист1.E782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0000-00-00T21:35: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1:15:50</meta:creation-date>
    <dc:date>2015-09-18T22:45:40</dc:date>
    <meta:editing-duration>PT1H9M31S</meta:editing-duration>
    <meta:editing-cycles>4</meta:editing-cycles>
    <meta:generator>LibreOffice/3.6$Linux_X86_64 LibreOffice_project/360m1$Build-1</meta:generator>
    <meta:document-statistic meta:table-count="1" meta:cell-count="3909" meta:object-count="0"/>
  </office:meta>
</office:document-meta>
</file>